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1.0319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098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9591in"/>
    </style:style>
    <style:style style:name="co18" style:family="table-column">
      <style:table-column-properties fo:break-before="auto" style:column-width="1.0728in"/>
    </style:style>
    <style:style style:name="co19" style:family="table-column">
      <style:table-column-properties fo:break-before="auto" style:column-width="0.3783in"/>
    </style:style>
    <style:style style:name="co20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77">
            <text:p>27.7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375">
            <text:p>37.5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37">
            <text:p>53.7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7404">
            <text:p>27404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8928">
            <text:p>2892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30770">
            <text:p>3077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4-19">
            <text:p>2021-04-19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77 - 1.04)">
            <text:p>(0.77 - 1.04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88">
            <text:p>0.88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number-columns-repeated="3" table:default-cell-style-name="Default"/>
        <table:table-column table:style-name="co6" table:number-columns-repeated="3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column table:style-name="co18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93.125">
            <text:p>93.12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29340277777778">
            <text:p>0.0129340278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4559698380835">
            <text:p>1.0455969838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-40.75">
            <text:p>-40.75</text:p>
          </table:table-cell>
          <table:table-cell office:value-type="float" office:value="-81.875">
            <text:p>-81.875</text:p>
          </table:table-cell>
          <table:table-cell office:value-type="float" office:value="-187.5">
            <text:p>-187.5</text:p>
          </table:table-cell>
          <table:table-cell office:value-type="float" office:value="-0.0057201010668164">
            <text:p>-0.0057201011</text:p>
          </table:table-cell>
          <table:table-cell office:value-type="float" office:value="-0.00816626770396968">
            <text:p>-0.0081662677</text:p>
          </table:table-cell>
          <table:table-cell office:value-type="float" office:value="-0.0126203136568621">
            <text:p>-0.0126203137</text:p>
          </table:table-cell>
          <table:table-cell office:value-type="float" office:value="0.980043776596323">
            <text:p>0.9800437766</text:p>
          </table:table-cell>
          <table:table-cell office:value-type="float" office:value="0.971548771375403">
            <text:p>0.9715487714</text:p>
          </table:table-cell>
          <table:table-cell office:value-type="float" office:value="0.956141075941906">
            <text:p>0.956141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174">
            <text:p>7174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18.125">
            <text:p>18.12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252648452746027">
            <text:p>0.0025264845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0885520676928">
            <text:p>1.0088552068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021">
            <text:p>14021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177.25">
            <text:p>177.2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26417516582269">
            <text:p>0.0126417517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4455936601837">
            <text:p>1.044559366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190">
            <text:p>15190</text:p>
          </table:table-cell>
          <table:table-cell office:value-type="float" office:value="93.125">
            <text:p>93.125</text:p>
          </table:table-cell>
          <table:table-cell office:value-type="float" office:value="-91.25">
            <text:p>-91.25</text:p>
          </table:table-cell>
          <table:table-cell office:value-type="float" office:value="232.75">
            <text:p>232.75</text:p>
          </table:table-cell>
          <table:table-cell office:value-type="float" office:value="0.0129340277777778">
            <text:p>0.0129340278</text:p>
          </table:table-cell>
          <table:table-cell office:value-type="float" office:value="-0.00891548607718613">
            <text:p>-0.0089154861</text:p>
          </table:table-cell>
          <table:table-cell office:value-type="float" office:value="0.0153225806451613">
            <text:p>0.0153225806</text:p>
          </table:table-cell>
          <table:table-cell office:value-type="float" office:value="1.04559698380835">
            <text:p>1.0455969838</text:p>
          </table:table-cell>
          <table:table-cell office:value-type="float" office:value="0.968951591078154">
            <text:p>0.9689515911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774">
            <text:p>10774</text:p>
          </table:table-cell>
          <table:table-cell office:value-type="float" office:value="14751">
            <text:p>14751</text:p>
          </table:table-cell>
          <table:table-cell office:value-type="float" office:value="-40.75">
            <text:p>-40.75</text:p>
          </table:table-cell>
          <table:table-cell office:value-type="float" office:value="-77.75">
            <text:p>-77.75</text:p>
          </table:table-cell>
          <table:table-cell office:value-type="float" office:value="-113">
            <text:p>-113</text:p>
          </table:table-cell>
          <table:table-cell office:value-type="float" office:value="-0.0057201010668164">
            <text:p>-0.0057201011</text:p>
          </table:table-cell>
          <table:table-cell office:value-type="float" office:value="-0.00721644700204195">
            <text:p>-0.007216447</text:p>
          </table:table-cell>
          <table:table-cell office:value-type="float" office:value="-0.0076604975933835">
            <text:p>-0.0076604976</text:p>
          </table:table-cell>
          <table:table-cell office:value-type="float" office:value="0.980043776596323">
            <text:p>0.9800437766</text:p>
          </table:table-cell>
          <table:table-cell office:value-type="float" office:value="0.974844506623226">
            <text:p>0.9748445066</text:p>
          </table:table-cell>
          <table:table-cell office:value-type="float" office:value="0.973303277540979">
            <text:p>0.9733032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260">
            <text:p>7260</text:p>
          </table:table-cell>
          <table:table-cell office:value-type="float" office:value="10238">
            <text:p>10238</text:p>
          </table:table-cell>
          <table:table-cell office:value-type="float" office:value="13859">
            <text:p>13859</text:p>
          </table:table-cell>
          <table:table-cell office:value-type="float" office:value="11.5">
            <text:p>11.5</text:p>
          </table:table-cell>
          <table:table-cell office:value-type="float" office:value="-60.25">
            <text:p>-60.25</text:p>
          </table:table-cell>
          <table:table-cell office:value-type="float" office:value="347">
            <text:p>347</text:p>
          </table:table-cell>
          <table:table-cell office:value-type="float" office:value="0.00158402203856749">
            <text:p>0.001584022</text:p>
          </table:table-cell>
          <table:table-cell office:value-type="float" office:value="-0.00588493846454386">
            <text:p>-0.0058849385</text:p>
          </table:table-cell>
          <table:table-cell office:value-type="float" office:value="0.0250378815210333">
            <text:p>0.0250378815</text:p>
          </table:table-cell>
          <table:table-cell office:value-type="float" office:value="1.00554899502159">
            <text:p>1.005548995</text:p>
          </table:table-cell>
          <table:table-cell office:value-type="float" office:value="0.97947059507553">
            <text:p>0.9794705951</text:p>
          </table:table-cell>
          <table:table-cell office:value-type="float" office:value="1.0888613005253">
            <text:p>1.0888613005</text:p>
          </table:table-cell>
          <table:table-cell table:number-columns-repeated="2" office:value-type="float" office:value="0">
            <text:p>0</text:p>
          </table:table-cell>
          <table:table-cell office:value-type="float" office:value="28.0290840028408">
            <text:p>28.029084002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284">
            <text:p>10284</text:p>
          </table:table-cell>
          <table:table-cell office:value-type="float" office:value="14344">
            <text:p>14344</text:p>
          </table:table-cell>
          <table:table-cell office:value-type="float" office:value="39.375">
            <text:p>39.375</text:p>
          </table:table-cell>
          <table:table-cell office:value-type="float" office:value="102.5">
            <text:p>102.5</text:p>
          </table:table-cell>
          <table:table-cell office:value-type="float" office:value="346.375">
            <text:p>346.375</text:p>
          </table:table-cell>
          <table:table-cell office:value-type="float" office:value="0.00532238442822384">
            <text:p>0.0053223844</text:p>
          </table:table-cell>
          <table:table-cell office:value-type="float" office:value="0.00996693893426682">
            <text:p>0.0099669389</text:p>
          </table:table-cell>
          <table:table-cell office:value-type="float" office:value="0.0241477272727273">
            <text:p>0.0241477273</text:p>
          </table:table-cell>
          <table:table-cell office:value-type="float" office:value="1.01868386793975">
            <text:p>1.0186838679</text:p>
          </table:table-cell>
          <table:table-cell office:value-type="float" office:value="1.0350789924185">
            <text:p>1.0350789924</text:p>
          </table:table-cell>
          <table:table-cell office:value-type="float" office:value="1.08565994641012">
            <text:p>1.0856599464</text:p>
          </table:table-cell>
          <table:table-cell table:number-columns-repeated="2" office:value-type="float" office:value="0">
            <text:p>0</text:p>
          </table:table-cell>
          <table:table-cell office:value-type="float" office:value="29.0496432984885">
            <text:p>29.049643298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0588">
            <text:p>10588</text:p>
          </table:table-cell>
          <table:table-cell office:value-type="float" office:value="15190">
            <text:p>15190</text:p>
          </table:table-cell>
          <table:table-cell office:value-type="float" office:value="109.375">
            <text:p>109.375</text:p>
          </table:table-cell>
          <table:table-cell office:value-type="float" office:value="67.375">
            <text:p>67.375</text:p>
          </table:table-cell>
          <table:table-cell office:value-type="float" office:value="232.75">
            <text:p>232.75</text:p>
          </table:table-cell>
          <table:table-cell office:value-type="float" office:value="0.0153530320044919">
            <text:p>0.015353032</text:p>
          </table:table-cell>
          <table:table-cell office:value-type="float" office:value="0.00636333585190782">
            <text:p>0.0063633359</text:p>
          </table:table-cell>
          <table:table-cell office:value-type="float" office:value="0.0153225806451613">
            <text:p>0.0153225806</text:p>
          </table:table-cell>
          <table:table-cell office:value-type="float" office:value="1.05419761457551">
            <text:p>1.0541976146</text:p>
          </table:table-cell>
          <table:table-cell office:value-type="float" office:value="1.02235103988628">
            <text:p>1.0223510399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7190">
            <text:p>7190</text:p>
          </table:table-cell>
          <table:table-cell office:value-type="float" office:value="10535">
            <text:p>10535</text:p>
          </table:table-cell>
          <table:table-cell office:value-type="float" office:value="14705">
            <text:p>14705</text:p>
          </table:table-cell>
          <table:table-cell office:value-type="float" office:value="-3.25">
            <text:p>-3.25</text:p>
          </table:table-cell>
          <table:table-cell office:value-type="float" office:value="-63.875">
            <text:p>-63.875</text:p>
          </table:table-cell>
          <table:table-cell office:value-type="float" office:value="217.125">
            <text:p>217.125</text:p>
          </table:table-cell>
          <table:table-cell office:value-type="float" office:value="-0.00045201668984701">
            <text:p>-0.0004520167</text:p>
          </table:table-cell>
          <table:table-cell office:value-type="float" office:value="-0.00606312292358804">
            <text:p>-0.0060631229</text:p>
          </table:table-cell>
          <table:table-cell office:value-type="float" office:value="0.0147653859231554">
            <text:p>0.0147653859</text:p>
          </table:table-cell>
          <table:table-cell office:value-type="float" office:value="0.998418342050948">
            <text:p>0.9984183421</text:p>
          </table:table-cell>
          <table:table-cell office:value-type="float" office:value="0.978851122228231">
            <text:p>0.9788511222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270">
            <text:p>7270</text:p>
          </table:table-cell>
          <table:table-cell office:value-type="float" office:value="10357">
            <text:p>10357</text:p>
          </table:table-cell>
          <table:table-cell office:value-type="float" office:value="15641">
            <text:p>15641</text:p>
          </table:table-cell>
          <table:table-cell office:value-type="float" office:value="14.75">
            <text:p>14.75</text:p>
          </table:table-cell>
          <table:table-cell office:value-type="float" office:value="252.25">
            <text:p>252.25</text:p>
          </table:table-cell>
          <table:table-cell office:value-type="float" office:value="-72.75">
            <text:p>-72.75</text:p>
          </table:table-cell>
          <table:table-cell office:value-type="float" office:value="0.00202888583218707">
            <text:p>0.0020288858</text:p>
          </table:table-cell>
          <table:table-cell office:value-type="float" office:value="0.0243555083518393">
            <text:p>0.0243555084</text:p>
          </table:table-cell>
          <table:table-cell office:value-type="float" office:value="-0.00465123713317563">
            <text:p>-0.0046512371</text:p>
          </table:table-cell>
          <table:table-cell office:value-type="float" office:value="1.00710916851299">
            <text:p>1.0071091685</text:p>
          </table:table-cell>
          <table:table-cell office:value-type="float" office:value="1.08640693317411">
            <text:p>1.0864069332</text:p>
          </table:table-cell>
          <table:table-cell office:value-type="float" office:value="0.983763072687349">
            <text:p>0.9837630727</text:p>
          </table:table-cell>
          <table:table-cell office:value-type="float" office:value="0">
            <text:p>0</text:p>
          </table:table-cell>
          <table:table-cell office:value-type="float" office:value="28.80474894166">
            <text:p>28.80474894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7772">
            <text:p>7772</text:p>
          </table:table-cell>
          <table:table-cell office:value-type="float" office:value="10432">
            <text:p>10432</text:p>
          </table:table-cell>
          <table:table-cell office:value-type="float" office:value="16282">
            <text:p>16282</text:p>
          </table:table-cell>
          <table:table-cell office:value-type="float" office:value="92.5">
            <text:p>92.5</text:p>
          </table:table-cell>
          <table:table-cell office:value-type="float" office:value="246">
            <text:p>246</text:p>
          </table:table-cell>
          <table:table-cell office:value-type="float" office:value="-100.75">
            <text:p>-100.75</text:p>
          </table:table-cell>
          <table:table-cell office:value-type="float" office:value="0.0119016984045291">
            <text:p>0.0119016984</text:p>
          </table:table-cell>
          <table:table-cell office:value-type="float" office:value="0.0235812883435583">
            <text:p>0.0235812883</text:p>
          </table:table-cell>
          <table:table-cell office:value-type="float" office:value="-0.00618781476477091">
            <text:p>-0.0061878148</text:p>
          </table:table-cell>
          <table:table-cell office:value-type="float" office:value="1.04193357924868">
            <text:p>1.0419335792</text:p>
          </table:table-cell>
          <table:table-cell office:value-type="float" office:value="1.08362442043594">
            <text:p>1.0836244204</text:p>
          </table:table-cell>
          <table:table-cell office:value-type="float" office:value="0.978417694864365">
            <text:p>0.978417694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213">
            <text:p>8213</text:p>
          </table:table-cell>
          <table:table-cell office:value-type="float" office:value="11200">
            <text:p>11200</text:p>
          </table:table-cell>
          <table:table-cell office:value-type="float" office:value="15405">
            <text:p>15405</text:p>
          </table:table-cell>
          <table:table-cell office:value-type="float" office:value="51.25">
            <text:p>51.25</text:p>
          </table:table-cell>
          <table:table-cell office:value-type="float" office:value="138.5">
            <text:p>138.5</text:p>
          </table:table-cell>
          <table:table-cell office:value-type="float" office:value="-43.75">
            <text:p>-43.75</text:p>
          </table:table-cell>
          <table:table-cell office:value-type="float" office:value="0.00624010714720565">
            <text:p>0.0062401071</text:p>
          </table:table-cell>
          <table:table-cell office:value-type="float" office:value="0.0123660714285714">
            <text:p>0.0123660714</text:p>
          </table:table-cell>
          <table:table-cell office:value-type="float" office:value="-0.00283998701720221">
            <text:p>-0.002839987</text:p>
          </table:table-cell>
          <table:table-cell office:value-type="float" office:value="1.02191669533215">
            <text:p>1.0219166953</text:p>
          </table:table-cell>
          <table:table-cell office:value-type="float" office:value="1.04358097265625">
            <text:p>1.0435809727</text:p>
          </table:table-cell>
          <table:table-cell office:value-type="float" office:value="0.990075853871258">
            <text:p>0.99007585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7978">
            <text:p>7978</text:p>
          </table:table-cell>
          <table:table-cell office:value-type="float" office:value="10481">
            <text:p>10481</text:p>
          </table:table-cell>
          <table:table-cell office:value-type="float" office:value="14705">
            <text:p>14705</text:p>
          </table:table-cell>
          <table:table-cell office:value-type="float" office:value="37.75">
            <text:p>37.75</text:p>
          </table:table-cell>
          <table:table-cell office:value-type="float" office:value="-79.125">
            <text:p>-79.125</text:p>
          </table:table-cell>
          <table:table-cell office:value-type="float" office:value="217.125">
            <text:p>217.125</text:p>
          </table:table-cell>
          <table:table-cell office:value-type="float" office:value="0.00473176234645275">
            <text:p>0.0047317623</text:p>
          </table:table-cell>
          <table:table-cell office:value-type="float" office:value="-0.00754937505963171">
            <text:p>-0.0075493751</text:p>
          </table:table-cell>
          <table:table-cell office:value-type="float" office:value="0.0147653859231554">
            <text:p>0.0147653859</text:p>
          </table:table-cell>
          <table:table-cell office:value-type="float" office:value="1.01660505177939">
            <text:p>1.0166050518</text:p>
          </table:table-cell>
          <table:table-cell office:value-type="float" office:value="0.973688893696319">
            <text:p>0.9736888937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514">
            <text:p>514</text:p>
          </table:table-cell>
          <table:table-cell office:value-type="float" office:value="7578">
            <text:p>7578</text:p>
          </table:table-cell>
          <table:table-cell office:value-type="float" office:value="10352">
            <text:p>10352</text:p>
          </table:table-cell>
          <table:table-cell office:value-type="float" office:value="15251">
            <text:p>15251</text:p>
          </table:table-cell>
          <table:table-cell office:value-type="float" office:value="160.75">
            <text:p>160.75</text:p>
          </table:table-cell>
          <table:table-cell office:value-type="float" office:value="248.25">
            <text:p>248.25</text:p>
          </table:table-cell>
          <table:table-cell office:value-type="float" office:value="-149.5">
            <text:p>-149.5</text:p>
          </table:table-cell>
          <table:table-cell office:value-type="float" office:value="0.0212127210345738">
            <text:p>0.021212721</text:p>
          </table:table-cell>
          <table:table-cell office:value-type="float" office:value="0.0239808732612056">
            <text:p>0.0239808733</text:p>
          </table:table-cell>
          <table:table-cell office:value-type="float" office:value="-0.00980263589272834">
            <text:p>-0.0098026359</text:p>
          </table:table-cell>
          <table:table-cell office:value-type="float" office:value="1.07512648350704">
            <text:p>1.0751264835</text:p>
          </table:table-cell>
          <table:table-cell office:value-type="float" office:value="1.08506021768766">
            <text:p>1.0850602177</text:p>
          </table:table-cell>
          <table:table-cell office:value-type="float" office:value="0.965879114049524">
            <text:p>0.965879114</text:p>
          </table:table-cell>
          <table:table-cell office:value-type="float" office:value="33.0213756405791">
            <text:p>33.0213756406</text:p>
          </table:table-cell>
          <table:table-cell office:value-type="float" office:value="29.2493723877238">
            <text:p>29.24937238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7480">
            <text:p>7480</text:p>
          </table:table-cell>
          <table:table-cell office:value-type="float" office:value="10432">
            <text:p>10432</text:p>
          </table:table-cell>
          <table:table-cell office:value-type="float" office:value="16337">
            <text:p>16337</text:p>
          </table:table-cell>
          <table:table-cell office:value-type="float" office:value="-39.5">
            <text:p>-39.5</text:p>
          </table:table-cell>
          <table:table-cell office:value-type="float" office:value="246">
            <text:p>246</text:p>
          </table:table-cell>
          <table:table-cell office:value-type="float" office:value="-117.375">
            <text:p>-117.375</text:p>
          </table:table-cell>
          <table:table-cell office:value-type="float" office:value="-0.0052807486631016">
            <text:p>-0.0052807487</text:p>
          </table:table-cell>
          <table:table-cell office:value-type="float" office:value="0.0235812883435583">
            <text:p>0.0235812883</text:p>
          </table:table-cell>
          <table:table-cell office:value-type="float" office:value="-0.00718461161780009">
            <text:p>-0.0071846116</text:p>
          </table:table-cell>
          <table:table-cell office:value-type="float" office:value="0.981572036839772">
            <text:p>0.9815720368</text:p>
          </table:table-cell>
          <table:table-cell office:value-type="float" office:value="1.08362442043594">
            <text:p>1.0836244204</text:p>
          </table:table-cell>
          <table:table-cell office:value-type="float" office:value="0.974955031880133">
            <text:p>0.974955031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7799">
            <text:p>7799</text:p>
          </table:table-cell>
          <table:table-cell office:value-type="float" office:value="10414">
            <text:p>10414</text:p>
          </table:table-cell>
          <table:table-cell office:value-type="float" office:value="15528">
            <text:p>15528</text:p>
          </table:table-cell>
          <table:table-cell office:value-type="float" office:value="-125">
            <text:p>-125</text:p>
          </table:table-cell>
          <table:table-cell office:value-type="float" office:value="27.625">
            <text:p>27.625</text:p>
          </table:table-cell>
          <table:table-cell office:value-type="float" office:value="-64.75">
            <text:p>-64.75</text:p>
          </table:table-cell>
          <table:table-cell office:value-type="float" office:value="-0.0160276958584434">
            <text:p>-0.0160276959</text:p>
          </table:table-cell>
          <table:table-cell office:value-type="float" office:value="0.00265267908584598">
            <text:p>0.0026526791</text:p>
          </table:table-cell>
          <table:table-cell office:value-type="float" office:value="-0.0041698866563627">
            <text:p>-0.0041698867</text:p>
          </table:table-cell>
          <table:table-cell office:value-type="float" office:value="0.944406563083128">
            <text:p>0.9444065631</text:p>
          </table:table-cell>
          <table:table-cell office:value-type="float" office:value="1.00929816874487">
            <text:p>1.0092981687</text:p>
          </table:table-cell>
          <table:table-cell office:value-type="float" office:value="0.985439477093995">
            <text:p>0.98543947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95">
            <text:p>695</text:p>
          </table:table-cell>
          <table:table-cell office:value-type="float" office:value="279">
            <text:p>279</text:p>
          </table:table-cell>
          <table:table-cell office:value-type="float" office:value="7956">
            <text:p>7956</text:p>
          </table:table-cell>
          <table:table-cell office:value-type="float" office:value="10334">
            <text:p>10334</text:p>
          </table:table-cell>
          <table:table-cell office:value-type="float" office:value="14637">
            <text:p>14637</text:p>
          </table:table-cell>
          <table:table-cell office:value-type="float" office:value="79.75">
            <text:p>79.75</text:p>
          </table:table-cell>
          <table:table-cell office:value-type="float" office:value="-94.75">
            <text:p>-94.75</text:p>
          </table:table-cell>
          <table:table-cell office:value-type="float" office:value="6.625">
            <text:p>6.625</text:p>
          </table:table-cell>
          <table:table-cell office:value-type="float" office:value="0.0100238813474108">
            <text:p>0.0100238813</text:p>
          </table:table-cell>
          <table:table-cell office:value-type="float" office:value="-0.00916876330559319">
            <text:p>-0.0091687633</text:p>
          </table:table-cell>
          <table:table-cell office:value-type="float" office:value="0.000452620072419212">
            <text:p>0.0004526201</text:p>
          </table:table-cell>
          <table:table-cell office:value-type="float" office:value="1.03528052198258">
            <text:p>1.035280522</text:p>
          </table:table-cell>
          <table:table-cell office:value-type="float" office:value="0.96807409822271">
            <text:p>0.9680740982</text:p>
          </table:table-cell>
          <table:table-cell office:value-type="float" office:value="1.00158457178873">
            <text:p>1.00158457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7530">
            <text:p>7530</text:p>
          </table:table-cell>
          <table:table-cell office:value-type="float" office:value="11362">
            <text:p>11362</text:p>
          </table:table-cell>
          <table:table-cell office:value-type="float" office:value="17303">
            <text:p>17303</text:p>
          </table:table-cell>
          <table:table-cell office:value-type="float" office:value="117.75">
            <text:p>117.75</text:p>
          </table:table-cell>
          <table:table-cell office:value-type="float" office:value="-55">
            <text:p>-55</text:p>
          </table:table-cell>
          <table:table-cell office:value-type="float" office:value="56">
            <text:p>56</text:p>
          </table:table-cell>
          <table:table-cell office:value-type="float" office:value="0.0156374501992032">
            <text:p>0.0156374502</text:p>
          </table:table-cell>
          <table:table-cell office:value-type="float" office:value="-0.00484069706037669">
            <text:p>-0.0048406971</text:p>
          </table:table-cell>
          <table:table-cell office:value-type="float" office:value="0.0032364329884991">
            <text:p>0.003236433</text:p>
          </table:table-cell>
          <table:table-cell office:value-type="float" office:value="1.05521035420073">
            <text:p>1.0552103542</text:p>
          </table:table-cell>
          <table:table-cell office:value-type="float" office:value="0.983103487690821">
            <text:p>0.9831034877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708">
            <text:p>708</text:p>
          </table:table-cell>
          <table:table-cell office:value-type="float" office:value="466">
            <text:p>466</text:p>
          </table:table-cell>
          <table:table-cell office:value-type="float" office:value="7670">
            <text:p>7670</text:p>
          </table:table-cell>
          <table:table-cell office:value-type="float" office:value="11618">
            <text:p>11618</text:p>
          </table:table-cell>
          <table:table-cell office:value-type="float" office:value="16337">
            <text:p>16337</text:p>
          </table:table-cell>
          <table:table-cell office:value-type="float" office:value="-67.75">
            <text:p>-67.75</text:p>
          </table:table-cell>
          <table:table-cell office:value-type="float" office:value="102.75">
            <text:p>102.75</text:p>
          </table:table-cell>
          <table:table-cell office:value-type="float" office:value="-117.375">
            <text:p>-117.375</text:p>
          </table:table-cell>
          <table:table-cell office:value-type="float" office:value="-0.00883311603650587">
            <text:p>-0.008833116</text:p>
          </table:table-cell>
          <table:table-cell office:value-type="float" office:value="0.00884403511792047">
            <text:p>0.0088440351</text:p>
          </table:table-cell>
          <table:table-cell office:value-type="float" office:value="-0.00718461161780009">
            <text:p>-0.0071846116</text:p>
          </table:table-cell>
          <table:table-cell office:value-type="float" office:value="0.969237020792502">
            <text:p>0.9692370208</text:p>
          </table:table-cell>
          <table:table-cell office:value-type="float" office:value="1.03110742814877">
            <text:p>1.0311074281</text:p>
          </table:table-cell>
          <table:table-cell office:value-type="float" office:value="0.974955031880133">
            <text:p>0.97495503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9">
            <text:p>729</text:p>
          </table:table-cell>
          <table:table-cell office:value-type="float" office:value="491">
            <text:p>491</text:p>
          </table:table-cell>
          <table:table-cell office:value-type="float" office:value="7770">
            <text:p>7770</text:p>
          </table:table-cell>
          <table:table-cell office:value-type="float" office:value="10240">
            <text:p>10240</text:p>
          </table:table-cell>
          <table:table-cell office:value-type="float" office:value="15231">
            <text:p>15231</text:p>
          </table:table-cell>
          <table:table-cell office:value-type="float" office:value="-115.125">
            <text:p>-115.125</text:p>
          </table:table-cell>
          <table:table-cell office:value-type="float" office:value="302.125">
            <text:p>302.125</text:p>
          </table:table-cell>
          <table:table-cell office:value-type="float" office:value="-122">
            <text:p>-122</text:p>
          </table:table-cell>
          <table:table-cell office:value-type="float" office:value="-0.0148166023166023">
            <text:p>-0.0148166023</text:p>
          </table:table-cell>
          <table:table-cell office:value-type="float" office:value="0.02950439453125">
            <text:p>0.0295043945</text:p>
          </table:table-cell>
          <table:table-cell office:value-type="float" office:value="-0.00800997964677303">
            <text:p>-0.0080099796</text:p>
          </table:table-cell>
          <table:table-cell office:value-type="float" office:value="0.94857217403214">
            <text:p>0.948572174</text:p>
          </table:table-cell>
          <table:table-cell office:value-type="float" office:value="1.10497157908082">
            <text:p>1.1049715791</text:p>
          </table:table-cell>
          <table:table-cell office:value-type="float" office:value="0.97209082439322">
            <text:p>0.9720908244</text:p>
          </table:table-cell>
          <table:table-cell office:value-type="float" office:value="0">
            <text:p>0</text:p>
          </table:table-cell>
          <table:table-cell office:value-type="float" office:value="23.8379089382745">
            <text:p>23.83790893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453">
            <text:p>453</text:p>
          </table:table-cell>
          <table:table-cell office:value-type="float" office:value="7850">
            <text:p>7850</text:p>
          </table:table-cell>
          <table:table-cell office:value-type="float" office:value="10415">
            <text:p>10415</text:p>
          </table:table-cell>
          <table:table-cell office:value-type="float" office:value="14931">
            <text:p>14931</text:p>
          </table:table-cell>
          <table:table-cell office:value-type="float" office:value="92.75">
            <text:p>92.75</text:p>
          </table:table-cell>
          <table:table-cell office:value-type="float" office:value="336.75">
            <text:p>336.75</text:p>
          </table:table-cell>
          <table:table-cell office:value-type="float" office:value="53.875">
            <text:p>53.875</text:p>
          </table:table-cell>
          <table:table-cell office:value-type="float" office:value="0.0118152866242038">
            <text:p>0.0118152866</text:p>
          </table:table-cell>
          <table:table-cell office:value-type="float" office:value="0.0323331733077292">
            <text:p>0.0323331733</text:p>
          </table:table-cell>
          <table:table-cell office:value-type="float" office:value="0.00360826468421405">
            <text:p>0.0036082647</text:p>
          </table:table-cell>
          <table:table-cell office:value-type="float" office:value="1.04162712114082">
            <text:p>1.0416271211</text:p>
          </table:table-cell>
          <table:table-cell office:value-type="float" office:value="1.1152151574055">
            <text:p>1.1152151574</text:p>
          </table:table-cell>
          <table:table-cell office:value-type="float" office:value="1.01265444475985">
            <text:p>1.0126544448</text:p>
          </table:table-cell>
          <table:table-cell office:value-type="float" office:value="0">
            <text:p>0</text:p>
          </table:table-cell>
          <table:table-cell office:value-type="float" office:value="21.7823833088327">
            <text:p>21.78238330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305">
            <text:p>305</text:p>
          </table:table-cell>
          <table:table-cell office:value-type="float" office:value="7614">
            <text:p>7614</text:p>
          </table:table-cell>
          <table:table-cell office:value-type="float" office:value="10320">
            <text:p>10320</text:p>
          </table:table-cell>
          <table:table-cell office:value-type="float" office:value="17303">
            <text:p>17303</text:p>
          </table:table-cell>
          <table:table-cell office:value-type="float" office:value="87.5">
            <text:p>87.5</text:p>
          </table:table-cell>
          <table:table-cell office:value-type="float" office:value="34.875">
            <text:p>34.875</text:p>
          </table:table-cell>
          <table:table-cell office:value-type="float" office:value="56">
            <text:p>56</text:p>
          </table:table-cell>
          <table:table-cell office:value-type="float" office:value="0.0114919884423431">
            <text:p>0.0114919884</text:p>
          </table:table-cell>
          <table:table-cell office:value-type="float" office:value="0.00337936046511628">
            <text:p>0.0033793605</text:p>
          </table:table-cell>
          <table:table-cell office:value-type="float" office:value="0.0032364329884991">
            <text:p>0.003236433</text:p>
          </table:table-cell>
          <table:table-cell office:value-type="float" office:value="1.04048080851298">
            <text:p>1.0404808085</text:p>
          </table:table-cell>
          <table:table-cell office:value-type="float" office:value="1.01185014497913">
            <text:p>1.011850145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7">
            <text:p>657</text:p>
          </table:table-cell>
          <table:table-cell office:value-type="float" office:value="293">
            <text:p>293</text:p>
          </table:table-cell>
          <table:table-cell office:value-type="float" office:value="7552">
            <text:p>7552</text:p>
          </table:table-cell>
          <table:table-cell office:value-type="float" office:value="10469">
            <text:p>10469</text:p>
          </table:table-cell>
          <table:table-cell office:value-type="float" office:value="15503">
            <text:p>15503</text:p>
          </table:table-cell>
          <table:table-cell office:value-type="float" office:value="-50.5">
            <text:p>-50.5</text:p>
          </table:table-cell>
          <table:table-cell office:value-type="float" office:value="115">
            <text:p>115</text:p>
          </table:table-cell>
          <table:table-cell office:value-type="float" office:value="155.75">
            <text:p>155.75</text:p>
          </table:table-cell>
          <table:table-cell office:value-type="float" office:value="-0.00668697033898305">
            <text:p>-0.0066869703</text:p>
          </table:table-cell>
          <table:table-cell office:value-type="float" office:value="0.0109848123029898">
            <text:p>0.0109848123</text:p>
          </table:table-cell>
          <table:table-cell office:value-type="float" office:value="0.0100464426240083">
            <text:p>0.0100464426</text:p>
          </table:table-cell>
          <table:table-cell office:value-type="float" office:value="0.976683246335296">
            <text:p>0.9766832463</text:p>
          </table:table-cell>
          <table:table-cell office:value-type="float" office:value="1.03868334861907">
            <text:p>1.0386833486</text:p>
          </table:table-cell>
          <table:table-cell office:value-type="float" office:value="1.03536037396245">
            <text:p>1.0353603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244">
            <text:p>244</text:p>
          </table:table-cell>
          <table:table-cell office:value-type="float" office:value="7770">
            <text:p>7770</text:p>
          </table:table-cell>
          <table:table-cell office:value-type="float" office:value="10438">
            <text:p>10438</text:p>
          </table:table-cell>
          <table:table-cell office:value-type="float" office:value="16835">
            <text:p>16835</text:p>
          </table:table-cell>
          <table:table-cell office:value-type="float" office:value="-82.75">
            <text:p>-82.75</text:p>
          </table:table-cell>
          <table:table-cell office:value-type="float" office:value="304.25">
            <text:p>304.25</text:p>
          </table:table-cell>
          <table:table-cell office:value-type="float" office:value="447.5">
            <text:p>447.5</text:p>
          </table:table-cell>
          <table:table-cell office:value-type="float" office:value="-0.0106499356499356">
            <text:p>-0.0106499356</text:p>
          </table:table-cell>
          <table:table-cell office:value-type="float" office:value="0.0291483042728492">
            <text:p>0.0291483043</text:p>
          </table:table-cell>
          <table:table-cell office:value-type="float" office:value="0.0265815265815266">
            <text:p>0.0265815266</text:p>
          </table:table-cell>
          <table:table-cell office:value-type="float" office:value="0.962947530638747">
            <text:p>0.9629475306</text:p>
          </table:table-cell>
          <table:table-cell office:value-type="float" office:value="1.10368432729326">
            <text:p>1.1036843273</text:p>
          </table:table-cell>
          <table:table-cell office:value-type="float" office:value="1.09442023504394">
            <text:p>1.094420235</text:p>
          </table:table-cell>
          <table:table-cell office:value-type="float" office:value="0">
            <text:p>0</text:p>
          </table:table-cell>
          <table:table-cell office:value-type="float" office:value="24.1249313360187">
            <text:p>24.124931336</text:p>
          </table:table-cell>
          <table:table-cell office:value-type="float" office:value="26.4213326299466">
            <text:p>26.4213326299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574">
            <text:p>574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112">
            <text:p>8112</text:p>
          </table:table-cell>
          <table:table-cell office:value-type="float" office:value="11248">
            <text:p>11248</text:p>
          </table:table-cell>
          <table:table-cell office:value-type="float" office:value="19130">
            <text:p>19130</text:p>
          </table:table-cell>
          <table:table-cell office:value-type="float" office:value="285.875">
            <text:p>285.875</text:p>
          </table:table-cell>
          <table:table-cell office:value-type="float" office:value="309.125">
            <text:p>309.125</text:p>
          </table:table-cell>
          <table:table-cell office:value-type="float" office:value="475.75">
            <text:p>475.75</text:p>
          </table:table-cell>
          <table:table-cell office:value-type="float" office:value="0.0352410009861933">
            <text:p>0.035241001</text:p>
          </table:table-cell>
          <table:table-cell office:value-type="float" office:value="0.0274826635846373">
            <text:p>0.0274826636</text:p>
          </table:table-cell>
          <table:table-cell office:value-type="float" office:value="0.0248693152117094">
            <text:p>0.0248693152</text:p>
          </table:table-cell>
          <table:table-cell office:value-type="float" office:value="1.12577768262667">
            <text:p>1.1257776826</text:p>
          </table:table-cell>
          <table:table-cell office:value-type="float" office:value="1.09766970426973">
            <text:p>1.0976697043</text:p>
          </table:table-cell>
          <table:table-cell office:value-type="float" office:value="1.08825482960562">
            <text:p>1.0882548296</text:p>
          </table:table-cell>
          <table:table-cell office:value-type="float" office:value="20.0133441442325">
            <text:p>20.0133441442</text:p>
          </table:table-cell>
          <table:table-cell office:value-type="float" office:value="25.5662594492767">
            <text:p>25.5662594493</text:p>
          </table:table-cell>
          <table:table-cell office:value-type="float" office:value="28.216737567139">
            <text:p>28.2167375671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table:number-columns-repeated="2" office:value-type="float" office:value="609">
            <text:p>609</text:p>
          </table:table-cell>
          <table:table-cell office:value-type="float" office:value="7908">
            <text:p>7908</text:p>
          </table:table-cell>
          <table:table-cell office:value-type="float" office:value="12434">
            <text:p>12434</text:p>
          </table:table-cell>
          <table:table-cell office:value-type="float" office:value="17733">
            <text:p>17733</text:p>
          </table:table-cell>
          <table:table-cell office:value-type="float" office:value="29.75">
            <text:p>29.75</text:p>
          </table:table-cell>
          <table:table-cell office:value-type="float" office:value="21">
            <text:p>21</text:p>
          </table:table-cell>
          <table:table-cell office:value-type="float" office:value="723">
            <text:p>723</text:p>
          </table:table-cell>
          <table:table-cell office:value-type="float" office:value="0.00376201315123925">
            <text:p>0.0037620132</text:p>
          </table:table-cell>
          <table:table-cell office:value-type="float" office:value="0.00168891748431719">
            <text:p>0.0016889175</text:p>
          </table:table-cell>
          <table:table-cell office:value-type="float" office:value="0.0407714430722382">
            <text:p>0.0407714431</text:p>
          </table:table-cell>
          <table:table-cell office:value-type="float" office:value="1.01319478540552">
            <text:p>1.0131947854</text:p>
          </table:table-cell>
          <table:table-cell office:value-type="float" office:value="1.00591680198196">
            <text:p>1.005916802</text:p>
          </table:table-cell>
          <table:table-cell office:value-type="float" office:value="1.14595817947041">
            <text:p>1.1459581795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50661086177">
            <text:p>17.3450661086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630">
            <text:p>630</text:p>
          </table:table-cell>
          <table:table-cell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8191">
            <text:p>8191</text:p>
          </table:table-cell>
          <table:table-cell office:value-type="float" office:value="11486">
            <text:p>11486</text:p>
          </table:table-cell>
          <table:table-cell office:value-type="float" office:value="17169">
            <text:p>17169</text:p>
          </table:table-cell>
          <table:table-cell office:value-type="float" office:value="92">
            <text:p>92</text:p>
          </table:table-cell>
          <table:table-cell office:value-type="float" office:value="125">
            <text:p>125</text:p>
          </table:table-cell>
          <table:table-cell office:value-type="float" office:value="925.75">
            <text:p>925.75</text:p>
          </table:table-cell>
          <table:table-cell office:value-type="float" office:value="0.0112318398241973">
            <text:p>0.0112318398</text:p>
          </table:table-cell>
          <table:table-cell office:value-type="float" office:value="0.0108828138603517">
            <text:p>0.0108828139</text:p>
          </table:table-cell>
          <table:table-cell office:value-type="float" office:value="0.0539198555536141">
            <text:p>0.0539198556</text:p>
          </table:table-cell>
          <table:table-cell office:value-type="float" office:value="1.03955870166733">
            <text:p>1.0395587017</text:p>
          </table:table-cell>
          <table:table-cell office:value-type="float" office:value="1.03832198236077">
            <text:p>1.0383219824</text:p>
          </table:table-cell>
          <table:table-cell office:value-type="float" office:value="1.19441790205058">
            <text:p>1.1944179021</text:p>
          </table:table-cell>
          <table:table-cell table:number-columns-repeated="2" office:value-type="float" office:value="0">
            <text:p>0</text:p>
          </table:table-cell>
          <table:table-cell office:value-type="float" office:value="13.1986781976643">
            <text:p>13.1986781977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34">
            <text:p>634</text:p>
          </table:table-cell>
          <table:table-cell office:value-type="float" office:value="304">
            <text:p>304</text:p>
          </table:table-cell>
          <table:table-cell office:value-type="float" office:value="431">
            <text:p>431</text:p>
          </table:table-cell>
          <table:table-cell office:value-type="float" office:value="8184">
            <text:p>8184</text:p>
          </table:table-cell>
          <table:table-cell office:value-type="float" office:value="12432">
            <text:p>12432</text:p>
          </table:table-cell>
          <table:table-cell office:value-type="float" office:value="17694">
            <text:p>17694</text:p>
          </table:table-cell>
          <table:table-cell office:value-type="float" office:value="211">
            <text:p>211</text:p>
          </table:table-cell>
          <table:table-cell office:value-type="float" office:value="266.875">
            <text:p>266.875</text:p>
          </table:table-cell>
          <table:table-cell office:value-type="float" office:value="931">
            <text:p>931</text:p>
          </table:table-cell>
          <table:table-cell office:value-type="float" office:value="0.0257820136852395">
            <text:p>0.0257820137</text:p>
          </table:table-cell>
          <table:table-cell office:value-type="float" office:value="0.0214667792792793">
            <text:p>0.0214667793</text:p>
          </table:table-cell>
          <table:table-cell office:value-type="float" office:value="0.0526167062280999">
            <text:p>0.0526167062</text:p>
          </table:table-cell>
          <table:table-cell office:value-type="float" office:value="1.09153988386848">
            <text:p>1.0915398839</text:p>
          </table:table-cell>
          <table:table-cell office:value-type="float" office:value="1.07603693979822">
            <text:p>1.0760369398</text:p>
          </table:table-cell>
          <table:table-cell office:value-type="float" office:value="1.18958476663597">
            <text:p>1.1895847666</text:p>
          </table:table-cell>
          <table:table-cell office:value-type="float" office:value="27.2300156966633">
            <text:p>27.2300156967</text:p>
          </table:table-cell>
          <table:table-cell office:value-type="float" office:value="32.6346422968944">
            <text:p>32.6346422969</text:p>
          </table:table-cell>
          <table:table-cell office:value-type="float" office:value="13.5171307449458">
            <text:p>13.5171307449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table:number-columns-repeated="2" office:value-type="float" office:value="416">
            <text:p>416</text:p>
          </table:table-cell>
          <table:table-cell office:value-type="float" office:value="8112">
            <text:p>8112</text:p>
          </table:table-cell>
          <table:table-cell office:value-type="float" office:value="13158">
            <text:p>13158</text:p>
          </table:table-cell>
          <table:table-cell office:value-type="float" office:value="18556">
            <text:p>18556</text:p>
          </table:table-cell>
          <table:table-cell office:value-type="float" office:value="285.875">
            <text:p>285.875</text:p>
          </table:table-cell>
          <table:table-cell office:value-type="float" office:value="439.5">
            <text:p>439.5</text:p>
          </table:table-cell>
          <table:table-cell office:value-type="float" office:value="454.25">
            <text:p>454.25</text:p>
          </table:table-cell>
          <table:table-cell office:value-type="float" office:value="0.0352410009861933">
            <text:p>0.035241001</text:p>
          </table:table-cell>
          <table:table-cell office:value-type="float" office:value="0.0334017327861377">
            <text:p>0.0334017328</text:p>
          </table:table-cell>
          <table:table-cell office:value-type="float" office:value="0.0244799525759862">
            <text:p>0.0244799526</text:p>
          </table:table-cell>
          <table:table-cell office:value-type="float" office:value="1.12577768262667">
            <text:p>1.1257776826</text:p>
          </table:table-cell>
          <table:table-cell office:value-type="float" office:value="1.11909278922759">
            <text:p>1.1190927892</text:p>
          </table:table-cell>
          <table:table-cell office:value-type="float" office:value="1.08685439944907">
            <text:p>1.0868543994</text:p>
          </table:table-cell>
          <table:table-cell office:value-type="float" office:value="20.0133441442325">
            <text:p>20.0133441442</text:p>
          </table:table-cell>
          <table:table-cell office:value-type="float" office:value="21.0965087828056">
            <text:p>21.0965087828</text:p>
          </table:table-cell>
          <table:table-cell office:value-type="float" office:value="28.6600672769221">
            <text:p>28.6600672769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612">
            <text:p>612</text:p>
          </table:table-cell>
          <table:table-cell table:number-columns-repeated="2" office:value-type="float" office:value="416">
            <text:p>416</text:p>
          </table:table-cell>
          <table:table-cell office:value-type="float" office:value="8061">
            <text:p>8061</text:p>
          </table:table-cell>
          <table:table-cell office:value-type="float" office:value="13133">
            <text:p>13133</text:p>
          </table:table-cell>
          <table:table-cell office:value-type="float" office:value="19555">
            <text:p>19555</text:p>
          </table:table-cell>
          <table:table-cell office:value-type="float" office:value="69.375">
            <text:p>69.375</text:p>
          </table:table-cell>
          <table:table-cell office:value-type="float" office:value="544.875">
            <text:p>544.875</text:p>
          </table:table-cell>
          <table:table-cell office:value-type="float" office:value="675.25">
            <text:p>675.25</text:p>
          </table:table-cell>
          <table:table-cell office:value-type="float" office:value="0.00860625232601414">
            <text:p>0.0086062523</text:p>
          </table:table-cell>
          <table:table-cell office:value-type="float" office:value="0.0414889971826696">
            <text:p>0.0414889972</text:p>
          </table:table-cell>
          <table:table-cell office:value-type="float" office:value="0.0345308105343902">
            <text:p>0.0345308105</text:p>
          </table:table-cell>
          <table:table-cell office:value-type="float" office:value="1.03026705559608">
            <text:p>1.0302670556</text:p>
          </table:table-cell>
          <table:table-cell office:value-type="float" office:value="1.1485853104383">
            <text:p>1.1485853104</text:p>
          </table:table-cell>
          <table:table-cell office:value-type="float" office:value="1.12319489554764">
            <text:p>1.1231948955</text:p>
          </table:table-cell>
          <table:table-cell office:value-type="float" office:value="0">
            <text:p>0</text:p>
          </table:table-cell>
          <table:table-cell office:value-type="float" office:value="17.0509966722143">
            <text:p>17.0509966722</text:p>
          </table:table-cell>
          <table:table-cell office:value-type="float" office:value="20.4179087024548">
            <text:p>20.4179087025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84">
            <text:p>584</text:p>
          </table:table-cell>
          <table:table-cell office:value-type="float" office:value="392">
            <text:p>392</text:p>
          </table:table-cell>
          <table:table-cell office:value-type="float" office:value="270">
            <text:p>270</text:p>
          </table:table-cell>
          <table:table-cell office:value-type="float" office:value="8198">
            <text:p>8198</text:p>
          </table:table-cell>
          <table:table-cell office:value-type="float" office:value="13130">
            <text:p>13130</text:p>
          </table:table-cell>
          <table:table-cell office:value-type="float" office:value="22174">
            <text:p>22174</text:p>
          </table:table-cell>
          <table:table-cell office:value-type="float" office:value="82.125">
            <text:p>82.125</text:p>
          </table:table-cell>
          <table:table-cell office:value-type="float" office:value="456.625">
            <text:p>456.625</text:p>
          </table:table-cell>
          <table:table-cell office:value-type="float" office:value="822.25">
            <text:p>822.25</text:p>
          </table:table-cell>
          <table:table-cell office:value-type="float" office:value="0.0100176872407904">
            <text:p>0.0100176872</text:p>
          </table:table-cell>
          <table:table-cell office:value-type="float" office:value="0.0347772277227723">
            <text:p>0.0347772277</text:p>
          </table:table-cell>
          <table:table-cell office:value-type="float" office:value="0.0370817173265987">
            <text:p>0.0370817173</text:p>
          </table:table-cell>
          <table:table-cell office:value-type="float" office:value="1.03525859929577">
            <text:p>1.0352585993</text:p>
          </table:table-cell>
          <table:table-cell office:value-type="float" office:value="1.12409082994314">
            <text:p>1.1240908299</text:p>
          </table:table-cell>
          <table:table-cell office:value-type="float" office:value="1.13248111601248">
            <text:p>1.132481116</text:p>
          </table:table-cell>
          <table:table-cell office:value-type="float" office:value="0">
            <text:p>0</text:p>
          </table:table-cell>
          <table:table-cell office:value-type="float" office:value="20.2756637944692">
            <text:p>20.2756637945</text:p>
          </table:table-cell>
          <table:table-cell office:value-type="float" office:value="19.0368944070773">
            <text:p>19.0368944071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380">
            <text:p>380</text:p>
          </table:table-cell>
          <table:table-cell office:value-type="float" office:value="260">
            <text:p>260</text:p>
          </table:table-cell>
          <table:table-cell office:value-type="float" office:value="9752">
            <text:p>9752</text:p>
          </table:table-cell>
          <table:table-cell office:value-type="float" office:value="14270">
            <text:p>14270</text:p>
          </table:table-cell>
          <table:table-cell office:value-type="float" office:value="24095">
            <text:p>24095</text:p>
          </table:table-cell>
          <table:table-cell office:value-type="float" office:value="253">
            <text:p>253</text:p>
          </table:table-cell>
          <table:table-cell office:value-type="float" office:value="560.5">
            <text:p>560.5</text:p>
          </table:table-cell>
          <table:table-cell office:value-type="float" office:value="837.75">
            <text:p>837.75</text:p>
          </table:table-cell>
          <table:table-cell office:value-type="float" office:value="0.0259433962264151">
            <text:p>0.0259433962</text:p>
          </table:table-cell>
          <table:table-cell office:value-type="float" office:value="0.0392782060266293">
            <text:p>0.039278206</text:p>
          </table:table-cell>
          <table:table-cell office:value-type="float" office:value="0.0347686241958913">
            <text:p>0.0347686242</text:p>
          </table:table-cell>
          <table:table-cell office:value-type="float" office:value="1.09212108401566">
            <text:p>1.092121084</text:p>
          </table:table-cell>
          <table:table-cell office:value-type="float" office:value="1.1404975649318">
            <text:p>1.1404975649</text:p>
          </table:table-cell>
          <table:table-cell office:value-type="float" office:value="1.12405954485343">
            <text:p>1.1240595449</text:p>
          </table:table-cell>
          <table:table-cell office:value-type="float" office:value="27.0627673076432">
            <text:p>27.0627673076</text:p>
          </table:table-cell>
          <table:table-cell office:value-type="float" office:value="17.9914673906154">
            <text:p>17.9914673906</text:p>
          </table:table-cell>
          <table:table-cell office:value-type="float" office:value="20.2805962343636">
            <text:p>20.2805962344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office:value-type="float" office:value="399">
            <text:p>399</text:p>
          </table:table-cell>
          <table:table-cell office:value-type="float" office:value="589">
            <text:p>589</text:p>
          </table:table-cell>
          <table:table-cell office:value-type="float" office:value="399">
            <text:p>399</text:p>
          </table:table-cell>
          <table:table-cell office:value-type="float" office:value="10581">
            <text:p>10581</text:p>
          </table:table-cell>
          <table:table-cell office:value-type="float" office:value="14176">
            <text:p>14176</text:p>
          </table:table-cell>
          <table:table-cell office:value-type="float" office:value="23814">
            <text:p>23814</text:p>
          </table:table-cell>
          <table:table-cell office:value-type="float" office:value="383.125">
            <text:p>383.125</text:p>
          </table:table-cell>
          <table:table-cell office:value-type="float" office:value="555.125">
            <text:p>555.125</text:p>
          </table:table-cell>
          <table:table-cell office:value-type="float" office:value="941.375">
            <text:p>941.375</text:p>
          </table:table-cell>
          <table:table-cell office:value-type="float" office:value="0.0362087704375768">
            <text:p>0.0362087704</text:p>
          </table:table-cell>
          <table:table-cell office:value-type="float" office:value="0.0391594949209932">
            <text:p>0.0391594949</text:p>
          </table:table-cell>
          <table:table-cell office:value-type="float" office:value="0.0395303183001596">
            <text:p>0.0395303183</text:p>
          </table:table-cell>
          <table:table-cell office:value-type="float" office:value="1.12930040364246">
            <text:p>1.1293004036</text:p>
          </table:table-cell>
          <table:table-cell office:value-type="float" office:value="1.14006382566671">
            <text:p>1.1400638257</text:p>
          </table:table-cell>
          <table:table-cell office:value-type="float" office:value="1.14141890033779">
            <text:p>1.1414189003</text:p>
          </table:table-cell>
          <table:table-cell office:value-type="float" office:value="19.4875933466082">
            <text:p>19.4875933466</text:p>
          </table:table-cell>
          <table:table-cell office:value-type="float" office:value="18.044970822953">
            <text:p>18.044970823</text:p>
          </table:table-cell>
          <table:table-cell office:value-type="float" office:value="17.8789054555708">
            <text:p>17.8789054556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621">
            <text:p>621</text:p>
          </table:table-cell>
          <table:table-cell office:value-type="float" office:value="314">
            <text:p>314</text:p>
          </table:table-cell>
          <table:table-cell office:value-type="float" office:value="10360">
            <text:p>10360</text:p>
          </table:table-cell>
          <table:table-cell office:value-type="float" office:value="14650">
            <text:p>14650</text:p>
          </table:table-cell>
          <table:table-cell office:value-type="float" office:value="23235">
            <text:p>23235</text:p>
          </table:table-cell>
          <table:table-cell office:value-type="float" office:value="420.375">
            <text:p>420.375</text:p>
          </table:table-cell>
          <table:table-cell office:value-type="float" office:value="521.375">
            <text:p>521.375</text:p>
          </table:table-cell>
          <table:table-cell office:value-type="float" office:value="835.75">
            <text:p>835.75</text:p>
          </table:table-cell>
          <table:table-cell office:value-type="float" office:value="0.0405767374517375">
            <text:p>0.0405767375</text:p>
          </table:table-cell>
          <table:table-cell office:value-type="float" office:value="0.0355887372013652">
            <text:p>0.0355887372</text:p>
          </table:table-cell>
          <table:table-cell office:value-type="float" office:value="0.0359694426511728">
            <text:p>0.0359694427</text:p>
          </table:table-cell>
          <table:table-cell office:value-type="float" office:value="1.14524566546065">
            <text:p>1.1452456655</text:p>
          </table:table-cell>
          <table:table-cell office:value-type="float" office:value="1.12704303430733">
            <text:p>1.1270430343</text:p>
          </table:table-cell>
          <table:table-cell office:value-type="float" office:value="1.12842889885619">
            <text:p>1.1284288989</text:p>
          </table:table-cell>
          <table:table-cell office:value-type="float" office:value="17.4266544804434">
            <text:p>17.4266544804</text:p>
          </table:table-cell>
          <table:table-cell office:value-type="float" office:value="19.8211419226737">
            <text:p>19.8211419227</text:p>
          </table:table-cell>
          <table:table-cell office:value-type="float" office:value="19.6149778468991">
            <text:p>19.6149778469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table:number-columns-repeated="2" office:value-type="float" office:value="423">
            <text:p>423</text:p>
          </table:table-cell>
          <table:table-cell office:value-type="float" office:value="9894">
            <text:p>9894</text:p>
          </table:table-cell>
          <table:table-cell office:value-type="float" office:value="16330">
            <text:p>16330</text:p>
          </table:table-cell>
          <table:table-cell office:value-type="float" office:value="23290">
            <text:p>23290</text:p>
          </table:table-cell>
          <table:table-cell office:value-type="float" office:value="560.375">
            <text:p>560.375</text:p>
          </table:table-cell>
          <table:table-cell office:value-type="float" office:value="576.875">
            <text:p>576.875</text:p>
          </table:table-cell>
          <table:table-cell office:value-type="float" office:value="820.25">
            <text:p>820.25</text:p>
          </table:table-cell>
          <table:table-cell office:value-type="float" office:value="0.0566378613300991">
            <text:p>0.0566378613</text:p>
          </table:table-cell>
          <table:table-cell office:value-type="float" office:value="0.0353260869565217">
            <text:p>0.035326087</text:p>
          </table:table-cell>
          <table:table-cell office:value-type="float" office:value="0.0352189781021898">
            <text:p>0.0352189781</text:p>
          </table:table-cell>
          <table:table-cell office:value-type="float" office:value="1.204519895434">
            <text:p>1.2045198954</text:p>
          </table:table-cell>
          <table:table-cell office:value-type="float" office:value="1.12608725189036">
            <text:p>1.1260872519</text:p>
          </table:table-cell>
          <table:table-cell office:value-type="float" office:value="1.12569756113805">
            <text:p>1.1256975611</text:p>
          </table:table-cell>
          <table:table-cell office:value-type="float" office:value="12.581621632049">
            <text:p>12.581621632</text:p>
          </table:table-cell>
          <table:table-cell office:value-type="float" office:value="19.965965441762">
            <text:p>19.9659654418</text:p>
          </table:table-cell>
          <table:table-cell office:value-type="float" office:value="20.0256445107268">
            <text:p>20.0256445107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423">
            <text:p>423</text:p>
          </table:table-cell>
          <table:table-cell office:value-type="float" office:value="307">
            <text:p>307</text:p>
          </table:table-cell>
          <table:table-cell office:value-type="float" office:value="10110">
            <text:p>10110</text:p>
          </table:table-cell>
          <table:table-cell office:value-type="float" office:value="17202">
            <text:p>17202</text:p>
          </table:table-cell>
          <table:table-cell office:value-type="float" office:value="25078">
            <text:p>25078</text:p>
          </table:table-cell>
          <table:table-cell office:value-type="float" office:value="605.625">
            <text:p>605.625</text:p>
          </table:table-cell>
          <table:table-cell office:value-type="float" office:value="959.625">
            <text:p>959.625</text:p>
          </table:table-cell>
          <table:table-cell office:value-type="float" office:value="539">
            <text:p>539</text:p>
          </table:table-cell>
          <table:table-cell office:value-type="float" office:value="0.0599035608308605">
            <text:p>0.0599035608</text:p>
          </table:table-cell>
          <table:table-cell office:value-type="float" office:value="0.0557856644576212">
            <text:p>0.0557856645</text:p>
          </table:table-cell>
          <table:table-cell office:value-type="float" office:value="0.0214929420208948">
            <text:p>0.021492942</text:p>
          </table:table-cell>
          <table:table-cell office:value-type="float" office:value="1.21669579864444">
            <text:p>1.2166957986</text:p>
          </table:table-cell>
          <table:table-cell office:value-type="float" office:value="1.20134942470527">
            <text:p>1.2013494247</text:p>
          </table:table-cell>
          <table:table-cell office:value-type="float" office:value="1.07613071232429">
            <text:p>1.0761307123</text:p>
          </table:table-cell>
          <table:table-cell office:value-type="float" office:value="11.9142646768831">
            <text:p>11.9142646769</text:p>
          </table:table-cell>
          <table:table-cell office:value-type="float" office:value="12.7686227378335">
            <text:p>12.7686227378</text:p>
          </table:table-cell>
          <table:table-cell office:value-type="float" office:value="32.5953359845102">
            <text:p>32.5953359845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office:value-type="float" office:value="423">
            <text:p>423</text:p>
          </table:table-cell>
          <table:table-cell office:value-type="float" office:value="614">
            <text:p>614</text:p>
          </table:table-cell>
          <table:table-cell office:value-type="float" office:value="306">
            <text:p>306</text:p>
          </table:table-cell>
          <table:table-cell office:value-type="float" office:value="10493">
            <text:p>10493</text:p>
          </table:table-cell>
          <table:table-cell office:value-type="float" office:value="17676">
            <text:p>17676</text:p>
          </table:table-cell>
          <table:table-cell office:value-type="float" office:value="25936">
            <text:p>25936</text:p>
          </table:table-cell>
          <table:table-cell office:value-type="float" office:value="311.875">
            <text:p>311.875</text:p>
          </table:table-cell>
          <table:table-cell office:value-type="float" office:value="714.125">
            <text:p>714.125</text:p>
          </table:table-cell>
          <table:table-cell office:value-type="float" office:value="422">
            <text:p>422</text:p>
          </table:table-cell>
          <table:table-cell office:value-type="float" office:value="0.0297221957495473">
            <text:p>0.0297221957</text:p>
          </table:table-cell>
          <table:table-cell office:value-type="float" office:value="0.0404008259787282">
            <text:p>0.040400826</text:p>
          </table:table-cell>
          <table:table-cell office:value-type="float" office:value="0.0162708204811845">
            <text:p>0.0162708205</text:p>
          </table:table-cell>
          <table:table-cell office:value-type="float" office:value="1.10575916660696">
            <text:p>1.1057591666</text:p>
          </table:table-cell>
          <table:table-cell office:value-type="float" office:value="1.14460205533549">
            <text:p>1.1446020553</text:p>
          </table:table-cell>
          <table:table-cell office:value-type="float" office:value="1.05746676129844">
            <text:p>1.0574667613</text:p>
          </table:table-cell>
          <table:table-cell office:value-type="float" office:value="23.6657423033773">
            <text:p>23.6657423034</text:p>
          </table:table-cell>
          <table:table-cell office:value-type="float" office:value="17.5010435744995">
            <text:p>17.50104357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table:number-columns-repeated="2" office:value-type="float" office:value="582">
            <text:p>582</text:p>
          </table:table-cell>
          <table:table-cell office:value-type="float" office:value="11440">
            <text:p>11440</text:p>
          </table:table-cell>
          <table:table-cell office:value-type="float" office:value="17075">
            <text:p>17075</text:p>
          </table:table-cell>
          <table:table-cell office:value-type="float" office:value="26650">
            <text:p>26650</text:p>
          </table:table-cell>
          <table:table-cell office:value-type="float" office:value="395">
            <text:p>395</text:p>
          </table:table-cell>
          <table:table-cell office:value-type="float" office:value="633.5">
            <text:p>633.5</text:p>
          </table:table-cell>
          <table:table-cell office:value-type="float" office:value="464.375">
            <text:p>464.375</text:p>
          </table:table-cell>
          <table:table-cell office:value-type="float" office:value="0.034527972027972">
            <text:p>0.034527972</text:p>
          </table:table-cell>
          <table:table-cell office:value-type="float" office:value="0.0371010248901903">
            <text:p>0.0371010249</text:p>
          </table:table-cell>
          <table:table-cell office:value-type="float" office:value="0.0174249530956848">
            <text:p>0.0174249531</text:p>
          </table:table-cell>
          <table:table-cell office:value-type="float" office:value="1.12318457656854">
            <text:p>1.1231845766</text:p>
          </table:table-cell>
          <table:table-cell office:value-type="float" office:value="1.13255149976955">
            <text:p>1.1325514998</text:p>
          </table:table-cell>
          <table:table-cell office:value-type="float" office:value="1.06158244865606">
            <text:p>1.0615824487</text:p>
          </table:table-cell>
          <table:table-cell office:value-type="float" office:value="20.4195590644089">
            <text:p>20.4195590644</text:p>
          </table:table-cell>
          <table:table-cell office:value-type="float" office:value="19.0271656985231">
            <text:p>19.02716569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office:value-type="float" office:value="374">
            <text:p>374</text:p>
          </table:table-cell>
          <table:table-cell office:value-type="float" office:value="256">
            <text:p>256</text:p>
          </table:table-cell>
          <table:table-cell office:value-type="float" office:value="374">
            <text:p>374</text:p>
          </table:table-cell>
          <table:table-cell office:value-type="float" office:value="12890">
            <text:p>12890</text:p>
          </table:table-cell>
          <table:table-cell office:value-type="float" office:value="17293">
            <text:p>17293</text:p>
          </table:table-cell>
          <table:table-cell office:value-type="float" office:value="28633">
            <text:p>28633</text:p>
          </table:table-cell>
          <table:table-cell office:value-type="float" office:value="476.75">
            <text:p>476.75</text:p>
          </table:table-cell>
          <table:table-cell office:value-type="float" office:value="634.125">
            <text:p>634.125</text:p>
          </table:table-cell>
          <table:table-cell office:value-type="float" office:value="680.75">
            <text:p>680.75</text:p>
          </table:table-cell>
          <table:table-cell office:value-type="float" office:value="0.0369860356865787">
            <text:p>0.0369860357</text:p>
          </table:table-cell>
          <table:table-cell office:value-type="float" office:value="0.0366694616318742">
            <text:p>0.0366694616</text:p>
          </table:table-cell>
          <table:table-cell office:value-type="float" office:value="0.0237750148430133">
            <text:p>0.0237750148</text:p>
          </table:table-cell>
          <table:table-cell office:value-type="float" office:value="1.13213233990121">
            <text:p>1.1321323399</text:p>
          </table:table-cell>
          <table:table-cell office:value-type="float" office:value="1.13097862856765">
            <text:p>1.1309786286</text:p>
          </table:table-cell>
          <table:table-cell office:value-type="float" office:value="1.08432044455889">
            <text:p>1.0843204446</text:p>
          </table:table-cell>
          <table:table-cell office:value-type="float" office:value="19.0852564130625">
            <text:p>19.0852564131</text:p>
          </table:table-cell>
          <table:table-cell office:value-type="float" office:value="19.2470665766835">
            <text:p>19.2470665767</text:p>
          </table:table-cell>
          <table:table-cell office:value-type="float" office:value="29.4996537175301">
            <text:p>29.4996537175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600">
            <text:p>600</text:p>
          </table:table-cell>
          <table:table-cell office:value-type="float" office:value="288">
            <text:p>288</text:p>
          </table:table-cell>
          <table:table-cell office:value-type="float" office:value="14090">
            <text:p>14090</text:p>
          </table:table-cell>
          <table:table-cell office:value-type="float" office:value="18584">
            <text:p>18584</text:p>
          </table:table-cell>
          <table:table-cell office:value-type="float" office:value="29272">
            <text:p>29272</text:p>
          </table:table-cell>
          <table:table-cell office:value-type="float" office:value="532.875">
            <text:p>532.875</text:p>
          </table:table-cell>
          <table:table-cell office:value-type="float" office:value="471.25">
            <text:p>471.25</text:p>
          </table:table-cell>
          <table:table-cell office:value-type="float" office:value="726.875">
            <text:p>726.875</text:p>
          </table:table-cell>
          <table:table-cell office:value-type="float" office:value="0.037819375443577">
            <text:p>0.0378193754</text:p>
          </table:table-cell>
          <table:table-cell office:value-type="float" office:value="0.0253578346965131">
            <text:p>0.0253578347</text:p>
          </table:table-cell>
          <table:table-cell office:value-type="float" office:value="0.0248317504782728">
            <text:p>0.0248317505</text:p>
          </table:table-cell>
          <table:table-cell office:value-type="float" office:value="1.13517121216405">
            <text:p>1.1351712122</text:p>
          </table:table-cell>
          <table:table-cell office:value-type="float" office:value="1.09001274020757">
            <text:p>1.0900127402</text:p>
          </table:table-cell>
          <table:table-cell office:value-type="float" office:value="1.08811969370431">
            <text:p>1.0881196937</text:p>
          </table:table-cell>
          <table:table-cell office:value-type="float" office:value="18.6722619602514">
            <text:p>18.6722619603</text:p>
          </table:table-cell>
          <table:table-cell office:value-type="float" office:value="27.6797631181231">
            <text:p>27.6797631181</text:p>
          </table:table-cell>
          <table:table-cell office:value-type="float" office:value="28.2589029857801">
            <text:p>28.2589029858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office:value-type="float" office:value="431">
            <text:p>431</text:p>
          </table:table-cell>
          <table:table-cell office:value-type="float" office:value="312">
            <text:p>312</text:p>
          </table:table-cell>
          <table:table-cell office:value-type="float" office:value="626">
            <text:p>626</text:p>
          </table:table-cell>
          <table:table-cell office:value-type="float" office:value="13700">
            <text:p>13700</text:p>
          </table:table-cell>
          <table:table-cell office:value-type="float" office:value="19070">
            <text:p>19070</text:p>
          </table:table-cell>
          <table:table-cell office:value-type="float" office:value="27258">
            <text:p>27258</text:p>
          </table:table-cell>
          <table:table-cell office:value-type="float" office:value="620.625">
            <text:p>620.625</text:p>
          </table:table-cell>
          <table:table-cell office:value-type="float" office:value="306.25">
            <text:p>306.25</text:p>
          </table:table-cell>
          <table:table-cell office:value-type="float" office:value="891.625">
            <text:p>891.625</text:p>
          </table:table-cell>
          <table:table-cell office:value-type="float" office:value="0.045301094890511">
            <text:p>0.0453010949</text:p>
          </table:table-cell>
          <table:table-cell office:value-type="float" office:value="0.0160592553749345">
            <text:p>0.0160592554</text:p>
          </table:table-cell>
          <table:table-cell office:value-type="float" office:value="0.0327105803800719">
            <text:p>0.0327105804</text:p>
          </table:table-cell>
          <table:table-cell office:value-type="float" office:value="1.16257612294542">
            <text:p>1.1625761229</text:p>
          </table:table-cell>
          <table:table-cell office:value-type="float" office:value="1.05671287719134">
            <text:p>1.0567128772</text:p>
          </table:table-cell>
          <table:table-cell office:value-type="float" office:value="1.1165841961851">
            <text:p>1.1165841962</text:p>
          </table:table-cell>
          <table:table-cell office:value-type="float" office:value="15.6449069633959">
            <text:p>15.6449069634</text:p>
          </table:table-cell>
          <table:table-cell office:value-type="float" office:value="0">
            <text:p>0</text:p>
          </table:table-cell>
          <table:table-cell office:value-type="float" office:value="21.5350196002476">
            <text:p>21.5350196002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9">
            <text:p>619</text:p>
          </table:table-cell>
          <table:table-cell office:value-type="float" office:value="304">
            <text:p>304</text:p>
          </table:table-cell>
          <table:table-cell office:value-type="float" office:value="13518">
            <text:p>13518</text:p>
          </table:table-cell>
          <table:table-cell office:value-type="float" office:value="19730">
            <text:p>19730</text:p>
          </table:table-cell>
          <table:table-cell office:value-type="float" office:value="26735">
            <text:p>26735</text:p>
          </table:table-cell>
          <table:table-cell office:value-type="float" office:value="531.25">
            <text:p>531.25</text:p>
          </table:table-cell>
          <table:table-cell office:value-type="float" office:value="336.875">
            <text:p>336.875</text:p>
          </table:table-cell>
          <table:table-cell office:value-type="float" office:value="413.25">
            <text:p>413.25</text:p>
          </table:table-cell>
          <table:table-cell office:value-type="float" office:value="0.0392994525817429">
            <text:p>0.0392994526</text:p>
          </table:table-cell>
          <table:table-cell office:value-type="float" office:value="0.0170742524075013">
            <text:p>0.0170742524</text:p>
          </table:table-cell>
          <table:table-cell office:value-type="float" office:value="0.015457265756499">
            <text:p>0.0154572658</text:p>
          </table:table-cell>
          <table:table-cell office:value-type="float" office:value="1.14057520010362">
            <text:p>1.1405752001</text:p>
          </table:table-cell>
          <table:table-cell office:value-type="float" office:value="1.06033128241299">
            <text:p>1.0603312824</text:p>
          </table:table-cell>
          <table:table-cell office:value-type="float" office:value="1.05456872719449">
            <text:p>1.0545687272</text:p>
          </table:table-cell>
          <table:table-cell office:value-type="float" office:value="17.9819256064978">
            <text:p>17.98192560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office:value-type="float" office:value="639">
            <text:p>639</text:p>
          </table:table-cell>
          <table:table-cell office:value-type="float" office:value="443">
            <text:p>443</text:p>
          </table:table-cell>
          <table:table-cell office:value-type="float" office:value="321">
            <text:p>321</text:p>
          </table:table-cell>
          <table:table-cell office:value-type="float" office:value="13610">
            <text:p>13610</text:p>
          </table:table-cell>
          <table:table-cell office:value-type="float" office:value="21185">
            <text:p>21185</text:p>
          </table:table-cell>
          <table:table-cell office:value-type="float" office:value="29409">
            <text:p>29409</text:p>
          </table:table-cell>
          <table:table-cell office:value-type="float" office:value="503.625">
            <text:p>503.625</text:p>
          </table:table-cell>
          <table:table-cell office:value-type="float" office:value="515.25">
            <text:p>515.25</text:p>
          </table:table-cell>
          <table:table-cell office:value-type="float" office:value="1225">
            <text:p>1225</text:p>
          </table:table-cell>
          <table:table-cell office:value-type="float" office:value="0.037004041146216">
            <text:p>0.0370040411</text:p>
          </table:table-cell>
          <table:table-cell office:value-type="float" office:value="0.0243214538588624">
            <text:p>0.0243214539</text:p>
          </table:table-cell>
          <table:table-cell office:value-type="float" office:value="0.041653915468054">
            <text:p>0.0416539155</text:p>
          </table:table-cell>
          <table:table-cell office:value-type="float" office:value="1.13219797017161">
            <text:p>1.1321979702</text:p>
          </table:table-cell>
          <table:table-cell office:value-type="float" office:value="1.08628449341692">
            <text:p>1.0862844934</text:p>
          </table:table-cell>
          <table:table-cell office:value-type="float" office:value="1.14918939953888">
            <text:p>1.1491893995</text:p>
          </table:table-cell>
          <table:table-cell office:value-type="float" office:value="19.0761365043022">
            <text:p>19.0761365043</text:p>
          </table:table-cell>
          <table:table-cell office:value-type="float" office:value="28.8445994693605">
            <text:p>28.8445994694</text:p>
          </table:table-cell>
          <table:table-cell office:value-type="float" office:value="16.984841235259">
            <text:p>16.9848412353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office:value-type="float" office:value="454">
            <text:p>454</text:p>
          </table:table-cell>
          <table:table-cell table:number-columns-repeated="2" office:value-type="float" office:value="331">
            <text:p>331</text:p>
          </table:table-cell>
          <table:table-cell office:value-type="float" office:value="14464">
            <text:p>14464</text:p>
          </table:table-cell>
          <table:table-cell office:value-type="float" office:value="21590">
            <text:p>21590</text:p>
          </table:table-cell>
          <table:table-cell office:value-type="float" office:value="30652">
            <text:p>30652</text:p>
          </table:table-cell>
          <table:table-cell office:value-type="float" office:value="334.25">
            <text:p>334.25</text:p>
          </table:table-cell>
          <table:table-cell office:value-type="float" office:value="596.25">
            <text:p>596.25</text:p>
          </table:table-cell>
          <table:table-cell office:value-type="float" office:value="1307.625">
            <text:p>1307.625</text:p>
          </table:table-cell>
          <table:table-cell office:value-type="float" office:value="0.0231090984513274">
            <text:p>0.0231090985</text:p>
          </table:table-cell>
          <table:table-cell office:value-type="float" office:value="0.0276169522927281">
            <text:p>0.0276169523</text:p>
          </table:table-cell>
          <table:table-cell office:value-type="float" office:value="0.0426603484275088">
            <text:p>0.0426603484</text:p>
          </table:table-cell>
          <table:table-cell office:value-type="float" office:value="1.08192854422486">
            <text:p>1.0819285442</text:p>
          </table:table-cell>
          <table:table-cell office:value-type="float" office:value="1.09815421729027">
            <text:p>1.0981542173</text:p>
          </table:table-cell>
          <table:table-cell office:value-type="float" office:value="1.15287823393908">
            <text:p>1.1528782339</text:p>
          </table:table-cell>
          <table:table-cell office:value-type="float" office:value="30.339811383659">
            <text:p>30.3398113837</text:p>
          </table:table-cell>
          <table:table-cell office:value-type="float" office:value="25.443612396704">
            <text:p>25.4436123967</text:p>
          </table:table-cell>
          <table:table-cell office:value-type="float" office:value="16.5922037296526">
            <text:p>16.5922037297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office:value-type="float" office:value="417">
            <text:p>417</text:p>
          </table:table-cell>
          <table:table-cell table:number-columns-repeated="2" office:value-type="float" office:value="615">
            <text:p>615</text:p>
          </table:table-cell>
          <table:table-cell office:value-type="float" office:value="14992">
            <text:p>14992</text:p>
          </table:table-cell>
          <table:table-cell office:value-type="float" office:value="20255">
            <text:p>20255</text:p>
          </table:table-cell>
          <table:table-cell office:value-type="float" office:value="32693">
            <text:p>32693</text:p>
          </table:table-cell>
          <table:table-cell office:value-type="float" office:value="299.875">
            <text:p>299.875</text:p>
          </table:table-cell>
          <table:table-cell office:value-type="float" office:value="698.625">
            <text:p>698.625</text:p>
          </table:table-cell>
          <table:table-cell office:value-type="float" office:value="1584.875">
            <text:p>1584.875</text:p>
          </table:table-cell>
          <table:table-cell office:value-type="float" office:value="0.0200023345784418">
            <text:p>0.0200023346</text:p>
          </table:table-cell>
          <table:table-cell office:value-type="float" office:value="0.0344914835843002">
            <text:p>0.0344914836</text:p>
          </table:table-cell>
          <table:table-cell office:value-type="float" office:value="0.0484775028293519">
            <text:p>0.0484775028</text:p>
          </table:table-cell>
          <table:table-cell office:value-type="float" office:value="1.07079235406618">
            <text:p>1.0707923541</text:p>
          </table:table-cell>
          <table:table-cell office:value-type="float" office:value="1.12305193092715">
            <text:p>1.1230519309</text:p>
          </table:table-cell>
          <table:table-cell office:value-type="float" office:value="1.17427739373265">
            <text:p>1.1742773937</text:p>
          </table:table-cell>
          <table:table-cell office:value-type="float" office:value="34.9987436049545">
            <text:p>34.998743605</text:p>
          </table:table-cell>
          <table:table-cell office:value-type="float" office:value="20.4407983308673">
            <text:p>20.4407983309</text:p>
          </table:table-cell>
          <table:table-cell office:value-type="float" office:value="14.6421661327484">
            <text:p>14.6421661327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599">
            <text:p>599</text:p>
          </table:table-cell>
          <table:table-cell office:value-type="float" office:value="275">
            <text:p>275</text:p>
          </table:table-cell>
          <table:table-cell office:value-type="float" office:value="15515">
            <text:p>15515</text:p>
          </table:table-cell>
          <table:table-cell office:value-type="float" office:value="21719">
            <text:p>21719</text:p>
          </table:table-cell>
          <table:table-cell office:value-type="float" office:value="36657">
            <text:p>36657</text:p>
          </table:table-cell>
          <table:table-cell office:value-type="float" office:value="637.5">
            <text:p>637.5</text:p>
          </table:table-cell>
          <table:table-cell office:value-type="float" office:value="1074">
            <text:p>1074</text:p>
          </table:table-cell>
          <table:table-cell office:value-type="float" office:value="1987.25">
            <text:p>1987.25</text:p>
          </table:table-cell>
          <table:table-cell office:value-type="float" office:value="0.0410892684498872">
            <text:p>0.0410892684</text:p>
          </table:table-cell>
          <table:table-cell office:value-type="float" office:value="0.0494497905060086">
            <text:p>0.0494497905</text:p>
          </table:table-cell>
          <table:table-cell office:value-type="float" office:value="0.0542120195324222">
            <text:p>0.0542120195</text:p>
          </table:table-cell>
          <table:table-cell office:value-type="float" office:value="1.14712156241883">
            <text:p>1.1471215624</text:p>
          </table:table-cell>
          <table:table-cell office:value-type="float" office:value="1.17786701906196">
            <text:p>1.1778670191</text:p>
          </table:table-cell>
          <table:table-cell office:value-type="float" office:value="1.19550239676457">
            <text:p>1.1955023968</text:p>
          </table:table-cell>
          <table:table-cell office:value-type="float" office:value="17.2135473267636">
            <text:p>17.2135473268</text:p>
          </table:table-cell>
          <table:table-cell office:value-type="float" office:value="14.360977191478">
            <text:p>14.3609771915</text:p>
          </table:table-cell>
          <table:table-cell office:value-type="float" office:value="13.1293821980467">
            <text:p>13.129382198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office:value-type="float" office:value="310">
            <text:p>310</text:p>
          </table:table-cell>
          <table:table-cell office:value-type="float" office:value="637">
            <text:p>637</text:p>
          </table:table-cell>
          <table:table-cell office:value-type="float" office:value="310">
            <text:p>310</text:p>
          </table:table-cell>
          <table:table-cell office:value-type="float" office:value="16795">
            <text:p>16795</text:p>
          </table:table-cell>
          <table:table-cell office:value-type="float" office:value="23122">
            <text:p>23122</text:p>
          </table:table-cell>
          <table:table-cell office:value-type="float" office:value="38984">
            <text:p>38984</text:p>
          </table:table-cell>
          <table:table-cell office:value-type="float" office:value="382.25">
            <text:p>382.25</text:p>
          </table:table-cell>
          <table:table-cell office:value-type="float" office:value="1018.25">
            <text:p>1018.25</text:p>
          </table:table-cell>
          <table:table-cell office:value-type="float" office:value="1687.25">
            <text:p>1687.25</text:p>
          </table:table-cell>
          <table:table-cell office:value-type="float" office:value="0.0227597499255731">
            <text:p>0.0227597499</text:p>
          </table:table-cell>
          <table:table-cell office:value-type="float" office:value="0.0440381454891445">
            <text:p>0.0440381455</text:p>
          </table:table-cell>
          <table:table-cell office:value-type="float" office:value="0.0432805766468295">
            <text:p>0.0432805766</text:p>
          </table:table-cell>
          <table:table-cell office:value-type="float" office:value="1.08067441692419">
            <text:p>1.0806744169</text:p>
          </table:table-cell>
          <table:table-cell office:value-type="float" office:value="1.15793465139793">
            <text:p>1.1579346514</text:p>
          </table:table-cell>
          <table:table-cell office:value-type="float" office:value="1.15515350656107">
            <text:p>1.1551535066</text:p>
          </table:table-cell>
          <table:table-cell office:value-type="float" office:value="30.8002295963289">
            <text:p>30.8002295963</text:p>
          </table:table-cell>
          <table:table-cell office:value-type="float" office:value="16.0837839345849">
            <text:p>16.0837839346</text:p>
          </table:table-cell>
          <table:table-cell office:value-type="float" office:value="16.3593283343685">
            <text:p>16.3593283344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320">
            <text:p>320</text:p>
          </table:table-cell>
          <table:table-cell office:value-type="float" office:value="650">
            <text:p>650</text:p>
          </table:table-cell>
          <table:table-cell office:value-type="float" office:value="16828">
            <text:p>16828</text:p>
          </table:table-cell>
          <table:table-cell office:value-type="float" office:value="23165">
            <text:p>23165</text:p>
          </table:table-cell>
          <table:table-cell office:value-type="float" office:value="38818">
            <text:p>38818</text:p>
          </table:table-cell>
          <table:table-cell office:value-type="float" office:value="471">
            <text:p>471</text:p>
          </table:table-cell>
          <table:table-cell office:value-type="float" office:value="971.5">
            <text:p>971.5</text:p>
          </table:table-cell>
          <table:table-cell office:value-type="float" office:value="1919.625">
            <text:p>1919.625</text:p>
          </table:table-cell>
          <table:table-cell office:value-type="float" office:value="0.0279890658426432">
            <text:p>0.0279890658</text:p>
          </table:table-cell>
          <table:table-cell office:value-type="float" office:value="0.0419382689402115">
            <text:p>0.0419382689</text:p>
          </table:table-cell>
          <table:table-cell office:value-type="float" office:value="0.0494519295172343">
            <text:p>0.0494519295</text:p>
          </table:table-cell>
          <table:table-cell office:value-type="float" office:value="1.09949717055047">
            <text:p>1.0994971706</text:p>
          </table:table-cell>
          <table:table-cell office:value-type="float" office:value="1.15023122535808">
            <text:p>1.1502312254</text:p>
          </table:table-cell>
          <table:table-cell office:value-type="float" office:value="1.17787492024296">
            <text:p>1.1778749202</text:p>
          </table:table-cell>
          <table:table-cell office:value-type="float" office:value="25.109906402168">
            <text:p>25.1099064022</text:p>
          </table:table-cell>
          <table:table-cell office:value-type="float" office:value="16.8719972692653">
            <text:p>16.8719972693</text:p>
          </table:table-cell>
          <table:table-cell office:value-type="float" office:value="14.3603707692098">
            <text:p>14.3603707692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2">
            <text:p>322</text:p>
          </table:table-cell>
          <table:table-cell office:value-type="float" office:value="449">
            <text:p>449</text:p>
          </table:table-cell>
          <table:table-cell office:value-type="float" office:value="15588">
            <text:p>15588</text:p>
          </table:table-cell>
          <table:table-cell office:value-type="float" office:value="24550">
            <text:p>24550</text:p>
          </table:table-cell>
          <table:table-cell office:value-type="float" office:value="40777">
            <text:p>40777</text:p>
          </table:table-cell>
          <table:table-cell office:value-type="float" office:value="396">
            <text:p>396</text:p>
          </table:table-cell>
          <table:table-cell office:value-type="float" office:value="1319.375">
            <text:p>1319.375</text:p>
          </table:table-cell>
          <table:table-cell office:value-type="float" office:value="2227.875">
            <text:p>2227.875</text:p>
          </table:table-cell>
          <table:table-cell office:value-type="float" office:value="0.0254041570438799">
            <text:p>0.025404157</text:p>
          </table:table-cell>
          <table:table-cell office:value-type="float" office:value="0.0537423625254582">
            <text:p>0.0537423625</text:p>
          </table:table-cell>
          <table:table-cell office:value-type="float" office:value="0.0546355788802511">
            <text:p>0.0546355789</text:p>
          </table:table-cell>
          <table:table-cell office:value-type="float" office:value="1.090179477196">
            <text:p>1.0901794772</text:p>
          </table:table-cell>
          <table:table-cell office:value-type="float" office:value="1.19375922223755">
            <text:p>1.1937592222</text:p>
          </table:table-cell>
          <table:table-cell office:value-type="float" office:value="1.19707521718086">
            <text:p>1.1970752172</text:p>
          </table:table-cell>
          <table:table-cell office:value-type="float" office:value="27.6299180951413">
            <text:p>27.6299180951</text:p>
          </table:table-cell>
          <table:table-cell office:value-type="float" office:value="13.2411441411626">
            <text:p>13.2411441412</text:p>
          </table:table-cell>
          <table:table-cell office:value-type="float" office:value="13.0302373314273">
            <text:p>13.0302373314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5">
            <text:p>465</text:p>
          </table:table-cell>
          <table:table-cell office:value-type="float" office:value="14871">
            <text:p>14871</text:p>
          </table:table-cell>
          <table:table-cell office:value-type="float" office:value="25878">
            <text:p>25878</text:p>
          </table:table-cell>
          <table:table-cell office:value-type="float" office:value="42290">
            <text:p>42290</text:p>
          </table:table-cell>
          <table:table-cell office:value-type="float" office:value="629.125">
            <text:p>629.125</text:p>
          </table:table-cell>
          <table:table-cell office:value-type="float" office:value="1304">
            <text:p>1304</text:p>
          </table:table-cell>
          <table:table-cell office:value-type="float" office:value="1742.75">
            <text:p>1742.75</text:p>
          </table:table-cell>
          <table:table-cell office:value-type="float" office:value="0.0423054939143299">
            <text:p>0.0423054939</text:p>
          </table:table-cell>
          <table:table-cell office:value-type="float" office:value="0.050390292912899">
            <text:p>0.0503902929</text:p>
          </table:table-cell>
          <table:table-cell office:value-type="float" office:value="0.0412095057933318">
            <text:p>0.0412095058</text:p>
          </table:table-cell>
          <table:table-cell office:value-type="float" office:value="1.15157714813821">
            <text:p>1.1515771481</text:p>
          </table:table-cell>
          <table:table-cell office:value-type="float" office:value="1.18134282117005">
            <text:p>1.1813428212</text:p>
          </table:table-cell>
          <table:table-cell office:value-type="float" office:value="1.14756178807741">
            <text:p>1.1475617881</text:p>
          </table:table-cell>
          <table:table-cell office:value-type="float" office:value="16.7285104508569">
            <text:p>16.7285104509</text:p>
          </table:table-cell>
          <table:table-cell office:value-type="float" office:value="14.0993035923486">
            <text:p>14.0993035923</text:p>
          </table:table-cell>
          <table:table-cell office:value-type="float" office:value="17.1643209503215">
            <text:p>17.164320950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682">
            <text:p>682</text:p>
          </table:table-cell>
          <table:table-cell office:value-type="float" office:value="473">
            <text:p>473</text:p>
          </table:table-cell>
          <table:table-cell office:value-type="float" office:value="16364">
            <text:p>16364</text:p>
          </table:table-cell>
          <table:table-cell office:value-type="float" office:value="27758">
            <text:p>27758</text:p>
          </table:table-cell>
          <table:table-cell office:value-type="float" office:value="44626">
            <text:p>44626</text:p>
          </table:table-cell>
          <table:table-cell office:value-type="float" office:value="546.25">
            <text:p>546.25</text:p>
          </table:table-cell>
          <table:table-cell office:value-type="float" office:value="1026.625">
            <text:p>1026.625</text:p>
          </table:table-cell>
          <table:table-cell office:value-type="float" office:value="892.375">
            <text:p>892.375</text:p>
          </table:table-cell>
          <table:table-cell office:value-type="float" office:value="0.0333812026399413">
            <text:p>0.0333812026</text:p>
          </table:table-cell>
          <table:table-cell office:value-type="float" office:value="0.0369848332012393">
            <text:p>0.0369848332</text:p>
          </table:table-cell>
          <table:table-cell office:value-type="float" office:value="0.0199967507730919">
            <text:p>0.0199967508</text:p>
          </table:table-cell>
          <table:table-cell office:value-type="float" office:value="1.11901824643158">
            <text:p>1.1190182464</text:p>
          </table:table-cell>
          <table:table-cell office:value-type="float" office:value="1.13212795686271">
            <text:p>1.1321279569</text:p>
          </table:table-cell>
          <table:table-cell office:value-type="float" office:value="1.07077237298712">
            <text:p>1.070772373</text:p>
          </table:table-cell>
          <table:table-cell office:value-type="float" office:value="21.1092727468354">
            <text:p>21.1092727468</text:p>
          </table:table-cell>
          <table:table-cell office:value-type="float" office:value="19.0858657977509">
            <text:p>19.08586579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343">
            <text:p>343</text:p>
          </table:table-cell>
          <table:table-cell table:number-columns-repeated="2" office:value-type="float" office:value="475">
            <text:p>475</text:p>
          </table:table-cell>
          <table:table-cell office:value-type="float" office:value="17454">
            <text:p>17454</text:p>
          </table:table-cell>
          <table:table-cell office:value-type="float" office:value="28838">
            <text:p>28838</text:p>
          </table:table-cell>
          <table:table-cell office:value-type="float" office:value="47761">
            <text:p>47761</text:p>
          </table:table-cell>
          <table:table-cell office:value-type="float" office:value="547.125">
            <text:p>547.125</text:p>
          </table:table-cell>
          <table:table-cell office:value-type="float" office:value="1492.375">
            <text:p>1492.375</text:p>
          </table:table-cell>
          <table:table-cell office:value-type="float" office:value="1020.875">
            <text:p>1020.875</text:p>
          </table:table-cell>
          <table:table-cell office:value-type="float" office:value="0.0313466827088347">
            <text:p>0.0313466827</text:p>
          </table:table-cell>
          <table:table-cell office:value-type="float" office:value="0.0517502947499827">
            <text:p>0.0517502947</text:p>
          </table:table-cell>
          <table:table-cell office:value-type="float" office:value="0.0213746571470447">
            <text:p>0.0213746571</text:p>
          </table:table-cell>
          <table:table-cell office:value-type="float" office:value="1.11163931393394">
            <text:p>1.1116393139</text:p>
          </table:table-cell>
          <table:table-cell office:value-type="float" office:value="1.18637509391809">
            <text:p>1.1863750939</text:p>
          </table:table-cell>
          <table:table-cell office:value-type="float" office:value="1.07570677691224">
            <text:p>1.0757067769</text:p>
          </table:table-cell>
          <table:table-cell office:value-type="float" office:value="22.4570884817291">
            <text:p>22.4570884817</text:p>
          </table:table-cell>
          <table:table-cell office:value-type="float" office:value="13.7377314056893">
            <text:p>13.7377314057</text:p>
          </table:table-cell>
          <table:table-cell office:value-type="float" office:value="32.7738103819892">
            <text:p>32.773810382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3">
            <text:p>343</text:p>
          </table:table-cell>
          <table:table-cell office:value-type="float" office:value="691">
            <text:p>691</text:p>
          </table:table-cell>
          <table:table-cell office:value-type="float" office:value="18326">
            <text:p>18326</text:p>
          </table:table-cell>
          <table:table-cell office:value-type="float" office:value="30078">
            <text:p>30078</text:p>
          </table:table-cell>
          <table:table-cell office:value-type="float" office:value="50443">
            <text:p>50443</text:p>
          </table:table-cell>
          <table:table-cell office:value-type="float" office:value="855.125">
            <text:p>855.125</text:p>
          </table:table-cell>
          <table:table-cell office:value-type="float" office:value="432.75">
            <text:p>432.75</text:p>
          </table:table-cell>
          <table:table-cell office:value-type="float" office:value="866.25">
            <text:p>866.25</text:p>
          </table:table-cell>
          <table:table-cell office:value-type="float" office:value="0.0466618465568045">
            <text:p>0.0466618466</text:p>
          </table:table-cell>
          <table:table-cell office:value-type="float" office:value="0.0143875922601237">
            <text:p>0.0143875923</text:p>
          </table:table-cell>
          <table:table-cell office:value-type="float" office:value="0.017172848561743">
            <text:p>0.0171728486</text:p>
          </table:table-cell>
          <table:table-cell office:value-type="float" office:value="1.16758402568003">
            <text:p>1.1675840257</text:p>
          </table:table-cell>
          <table:table-cell office:value-type="float" office:value="1.05076229842008">
            <text:p>1.0507622984</text:p>
          </table:table-cell>
          <table:table-cell office:value-type="float" office:value="1.06068298715244">
            <text:p>1.0606829872</text:p>
          </table:table-cell>
          <table:table-cell office:value-type="float" office:value="15.1986275623527">
            <text:p>15.19862756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526">
            <text:p>526</text:p>
          </table:table-cell>
          <table:table-cell office:value-type="float" office:value="390">
            <text:p>390</text:p>
          </table:table-cell>
          <table:table-cell office:value-type="float" office:value="20377">
            <text:p>20377</text:p>
          </table:table-cell>
          <table:table-cell office:value-type="float" office:value="30246">
            <text:p>30246</text:p>
          </table:table-cell>
          <table:table-cell office:value-type="float" office:value="50008">
            <text:p>50008</text:p>
          </table:table-cell>
          <table:table-cell office:value-type="float" office:value="1007.75">
            <text:p>1007.75</text:p>
          </table:table-cell>
          <table:table-cell office:value-type="float" office:value="1032.5">
            <text:p>1032.5</text:p>
          </table:table-cell>
          <table:table-cell office:value-type="float" office:value="667.25">
            <text:p>667.25</text:p>
          </table:table-cell>
          <table:table-cell office:value-type="float" office:value="0.0494552681945331">
            <text:p>0.0494552682</text:p>
          </table:table-cell>
          <table:table-cell office:value-type="float" office:value="0.0341367453547577">
            <text:p>0.0341367454</text:p>
          </table:table-cell>
          <table:table-cell office:value-type="float" office:value="0.0133428651415773">
            <text:p>0.0133428651</text:p>
          </table:table-cell>
          <table:table-cell office:value-type="float" office:value="1.17788725284316">
            <text:p>1.1778872528</text:p>
          </table:table-cell>
          <table:table-cell office:value-type="float" office:value="1.12176263081315">
            <text:p>1.1217626308</text:p>
          </table:table-cell>
          <table:table-cell office:value-type="float" office:value="1.04704897081389">
            <text:p>1.0470489708</text:p>
          </table:table-cell>
          <table:table-cell office:value-type="float" office:value="14.3594243393699">
            <text:p>14.3594243394</text:p>
          </table:table-cell>
          <table:table-cell office:value-type="float" office:value="20.64965130403">
            <text:p>20.6496513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2">
            <text:p>2</text:p>
          </table:table-cell>
          <table:table-cell office:value-type="float" office:value="410">
            <text:p>410</text:p>
          </table:table-cell>
          <table:table-cell table:number-columns-repeated="2" office:value-type="float" office:value="548">
            <text:p>548</text:p>
          </table:table-cell>
          <table:table-cell office:value-type="float" office:value="21612">
            <text:p>21612</text:p>
          </table:table-cell>
          <table:table-cell office:value-type="float" office:value="31711">
            <text:p>31711</text:p>
          </table:table-cell>
          <table:table-cell office:value-type="float" office:value="48048">
            <text:p>48048</text:p>
          </table:table-cell>
          <table:table-cell office:value-type="float" office:value="895.5">
            <text:p>895.5</text:p>
          </table:table-cell>
          <table:table-cell office:value-type="float" office:value="515">
            <text:p>515</text:p>
          </table:table-cell>
          <table:table-cell office:value-type="float" office:value="798.125">
            <text:p>798.125</text:p>
          </table:table-cell>
          <table:table-cell office:value-type="float" office:value="0.041435313714603">
            <text:p>0.0414353137</text:p>
          </table:table-cell>
          <table:table-cell office:value-type="float" office:value="0.01624042130491">
            <text:p>0.0162404213</text:p>
          </table:table-cell>
          <table:table-cell office:value-type="float" office:value="0.0166109931734932">
            <text:p>0.0166109932</text:p>
          </table:table-cell>
          <table:table-cell office:value-type="float" office:value="1.14838869303746">
            <text:p>1.148388693</text:p>
          </table:table-cell>
          <table:table-cell office:value-type="float" office:value="1.05735842708414">
            <text:p>1.0573584271</text:p>
          </table:table-cell>
          <table:table-cell office:value-type="float" office:value="1.05867928929188">
            <text:p>1.0586792893</text:p>
          </table:table-cell>
          <table:table-cell office:value-type="float" office:value="17.0726448919285">
            <text:p>17.07264489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2">
            <text:p>2</text:p>
          </table:table-cell>
          <table:table-cell office:value-type="float" office:value="368">
            <text:p>368</text:p>
          </table:table-cell>
          <table:table-cell table:number-columns-repeated="2" office:value-type="float" office:value="735">
            <text:p>735</text:p>
          </table:table-cell>
          <table:table-cell office:value-type="float" office:value="21505">
            <text:p>21505</text:p>
          </table:table-cell>
          <table:table-cell office:value-type="float" office:value="33702">
            <text:p>33702</text:p>
          </table:table-cell>
          <table:table-cell office:value-type="float" office:value="46800">
            <text:p>46800</text:p>
          </table:table-cell>
          <table:table-cell office:value-type="float" office:value="971.25">
            <text:p>971.25</text:p>
          </table:table-cell>
          <table:table-cell office:value-type="float" office:value="676.375">
            <text:p>676.375</text:p>
          </table:table-cell>
          <table:table-cell office:value-type="float" office:value="552.875">
            <text:p>552.875</text:p>
          </table:table-cell>
          <table:table-cell office:value-type="float" office:value="0.045163915368519">
            <text:p>0.0451639154</text:p>
          </table:table-cell>
          <table:table-cell office:value-type="float" office:value="0.0200692837220343">
            <text:p>0.0200692837</text:p>
          </table:table-cell>
          <table:table-cell office:value-type="float" office:value="0.0118135683760684">
            <text:p>0.0118135684</text:p>
          </table:table-cell>
          <table:table-cell office:value-type="float" office:value="1.16207167112259">
            <text:p>1.1620716711</text:p>
          </table:table-cell>
          <table:table-cell office:value-type="float" office:value="1.07103193427939">
            <text:p>1.0710319343</text:p>
          </table:table-cell>
          <table:table-cell office:value-type="float" office:value="1.04162102769588">
            <text:p>1.0416210277</text:p>
          </table:table-cell>
          <table:table-cell office:value-type="float" office:value="15.6913890153617">
            <text:p>15.6913890154</text:p>
          </table:table-cell>
          <table:table-cell office:value-type="float" office:value="34.8831397891598">
            <text:p>34.88313978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2">
            <text:p>2</text:p>
          </table:table-cell>
          <table:table-cell office:value-type="float" office:value="819">
            <text:p>819</text:p>
          </table:table-cell>
          <table:table-cell office:value-type="float" office:value="444">
            <text:p>444</text:p>
          </table:table-cell>
          <table:table-cell office:value-type="float" office:value="819">
            <text:p>819</text:p>
          </table:table-cell>
          <table:table-cell office:value-type="float" office:value="22395">
            <text:p>22395</text:p>
          </table:table-cell>
          <table:table-cell office:value-type="float" office:value="34684">
            <text:p>34684</text:p>
          </table:table-cell>
          <table:table-cell office:value-type="float" office:value="48682">
            <text:p>48682</text:p>
          </table:table-cell>
          <table:table-cell office:value-type="float" office:value="1072">
            <text:p>1072</text:p>
          </table:table-cell>
          <table:table-cell office:value-type="float" office:value="-2">
            <text:p>-2</text:p>
          </table:table-cell>
          <table:table-cell office:value-type="float" office:value="793.875">
            <text:p>793.875</text:p>
          </table:table-cell>
          <table:table-cell office:value-type="float" office:value="0.0478678276400982">
            <text:p>0.0478678276</text:p>
          </table:table-cell>
          <table:table-cell table:style-name="ce17" office:value-type="float" office:value="-0.0000576634759543305">
            <text:p>-5.77E-005</text:p>
          </table:table-cell>
          <table:table-cell office:value-type="float" office:value="0.0163073620640072">
            <text:p>0.0163073621</text:p>
          </table:table-cell>
          <table:table-cell office:value-type="float" office:value="1.17202840142939">
            <text:p>1.1720284014</text:p>
          </table:table-cell>
          <table:table-cell office:value-type="float" office:value="0.99979818435131">
            <text:p>0.9997981844</text:p>
          </table:table-cell>
          <table:table-cell office:value-type="float" office:value="1.0575969901367">
            <text:p>1.0575969901</text:p>
          </table:table-cell>
          <table:table-cell office:value-type="float" office:value="14.8243123389453">
            <text:p>14.82431233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2">
            <text:p>2</text:p>
          </table:table-cell>
          <table:table-cell office:value-type="float" office:value="470">
            <text:p>470</text:p>
          </table:table-cell>
          <table:table-cell office:value-type="float" office:value="617">
            <text:p>617</text:p>
          </table:table-cell>
          <table:table-cell office:value-type="float" office:value="855">
            <text:p>855</text:p>
          </table:table-cell>
          <table:table-cell office:value-type="float" office:value="23014">
            <text:p>23014</text:p>
          </table:table-cell>
          <table:table-cell office:value-type="float" office:value="34334">
            <text:p>34334</text:p>
          </table:table-cell>
          <table:table-cell office:value-type="float" office:value="48605">
            <text:p>48605</text:p>
          </table:table-cell>
          <table:table-cell office:value-type="float" office:value="779.125">
            <text:p>779.125</text:p>
          </table:table-cell>
          <table:table-cell office:value-type="float" office:value="-279">
            <text:p>-279</text:p>
          </table:table-cell>
          <table:table-cell office:value-type="float" office:value="-318.625">
            <text:p>-318.625</text:p>
          </table:table-cell>
          <table:table-cell office:value-type="float" office:value="0.0338543929781872">
            <text:p>0.033854393</text:p>
          </table:table-cell>
          <table:table-cell office:value-type="float" office:value="-0.00812605580474166">
            <text:p>-0.0081260558</text:p>
          </table:table-cell>
          <table:table-cell office:value-type="float" office:value="-0.00655539553543874">
            <text:p>-0.0065553955</text:p>
          </table:table-cell>
          <table:table-cell office:value-type="float" office:value="1.12073677047454">
            <text:p>1.1207367705</text:p>
          </table:table-cell>
          <table:table-cell office:value-type="float" office:value="0.97168822893797">
            <text:p>0.9716882289</text:p>
          </table:table-cell>
          <table:table-cell office:value-type="float" office:value="0.977140343118792">
            <text:p>0.9771403431</text:p>
          </table:table-cell>
          <table:table-cell office:value-type="float" office:value="20.8190149565213">
            <text:p>20.81901495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2">
            <text:p>2</text:p>
          </table:table-cell>
          <table:table-cell office:value-type="float" office:value="475">
            <text:p>475</text:p>
          </table:table-cell>
          <table:table-cell office:value-type="float" office:value="626">
            <text:p>626</text:p>
          </table:table-cell>
          <table:table-cell office:value-type="float" office:value="872">
            <text:p>872</text:p>
          </table:table-cell>
          <table:table-cell office:value-type="float" office:value="23528">
            <text:p>23528</text:p>
          </table:table-cell>
          <table:table-cell office:value-type="float" office:value="33346">
            <text:p>33346</text:p>
          </table:table-cell>
          <table:table-cell office:value-type="float" office:value="50593">
            <text:p>50593</text:p>
          </table:table-cell>
          <table:table-cell office:value-type="float" office:value="441">
            <text:p>441</text:p>
          </table:table-cell>
          <table:table-cell office:value-type="float" office:value="516.75">
            <text:p>516.75</text:p>
          </table:table-cell>
          <table:table-cell office:value-type="float" office:value="-479.375">
            <text:p>-479.375</text:p>
          </table:table-cell>
          <table:table-cell office:value-type="float" office:value="0.018743624617477">
            <text:p>0.0187436246</text:p>
          </table:table-cell>
          <table:table-cell office:value-type="float" office:value="0.0154966112877107">
            <text:p>0.0154966113</text:p>
          </table:table-cell>
          <table:table-cell office:value-type="float" office:value="-0.00947512501729488">
            <text:p>-0.009475125</text:p>
          </table:table-cell>
          <table:table-cell office:value-type="float" office:value="1.06629128015022">
            <text:p>1.0662912802</text:p>
          </table:table-cell>
          <table:table-cell office:value-type="float" office:value="1.05470882363134">
            <text:p>1.0547088236</text:p>
          </table:table-cell>
          <table:table-cell office:value-type="float" office:value="0.967013027307891">
            <text:p>0.96701302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 office:value-type="float" office:value="913">
            <text:p>913</text:p>
          </table:table-cell>
          <table:table-cell office:value-type="float" office:value="25224">
            <text:p>25224</text:p>
          </table:table-cell>
          <table:table-cell office:value-type="float" office:value="33702">
            <text:p>33702</text:p>
          </table:table-cell>
          <table:table-cell office:value-type="float" office:value="52191">
            <text:p>52191</text:p>
          </table:table-cell>
          <table:table-cell office:value-type="float" office:value="465.875">
            <text:p>465.875</text:p>
          </table:table-cell>
          <table:table-cell office:value-type="float" office:value="676.375">
            <text:p>676.375</text:p>
          </table:table-cell>
          <table:table-cell office:value-type="float" office:value="-193.125">
            <text:p>-193.125</text:p>
          </table:table-cell>
          <table:table-cell office:value-type="float" office:value="0.0184695131620679">
            <text:p>0.0184695132</text:p>
          </table:table-cell>
          <table:table-cell office:value-type="float" office:value="0.0200692837220343">
            <text:p>0.0200692837</text:p>
          </table:table-cell>
          <table:table-cell office:value-type="float" office:value="-0.00370035063516698">
            <text:p>-0.0037003506</text:p>
          </table:table-cell>
          <table:table-cell office:value-type="float" office:value="1.06531189698347">
            <text:p>1.065311897</text:p>
          </table:table-cell>
          <table:table-cell office:value-type="float" office:value="1.07103193427939">
            <text:p>1.0710319343</text:p>
          </table:table-cell>
          <table:table-cell office:value-type="float" office:value="0.987075610262769">
            <text:p>0.9870756103</text:p>
          </table:table-cell>
          <table:table-cell office:value-type="float" office:value="0">
            <text:p>0</text:p>
          </table:table-cell>
          <table:table-cell office:value-type="float" office:value="34.8831397891598">
            <text:p>34.88313978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95">
            <text:p>595</text:p>
          </table:table-cell>
          <table:table-cell office:value-type="float" office:value="1021">
            <text:p>1021</text:p>
          </table:table-cell>
          <table:table-cell office:value-type="float" office:value="26383">
            <text:p>26383</text:p>
          </table:table-cell>
          <table:table-cell office:value-type="float" office:value="35162">
            <text:p>35162</text:p>
          </table:table-cell>
          <table:table-cell office:value-type="float" office:value="50439">
            <text:p>50439</text:p>
          </table:table-cell>
          <table:table-cell office:value-type="float" office:value="-76.5">
            <text:p>-76.5</text:p>
          </table:table-cell>
          <table:table-cell office:value-type="float" office:value="-212.25">
            <text:p>-212.25</text:p>
          </table:table-cell>
          <table:table-cell office:value-type="float" office:value="-137.25">
            <text:p>-137.25</text:p>
          </table:table-cell>
          <table:table-cell office:value-type="float" office:value="-0.00289959443581094">
            <text:p>-0.0028995944</text:p>
          </table:table-cell>
          <table:table-cell office:value-type="float" office:value="-0.00603634605540072">
            <text:p>-0.0060363461</text:p>
          </table:table-cell>
          <table:table-cell office:value-type="float" office:value="-0.00272110866591328">
            <text:p>-0.0027211087</text:p>
          </table:table-cell>
          <table:table-cell office:value-type="float" office:value="0.98986789846453">
            <text:p>0.9898678985</text:p>
          </table:table-cell>
          <table:table-cell office:value-type="float" office:value="0.978944206254551">
            <text:p>0.9789442063</text:p>
          </table:table-cell>
          <table:table-cell office:value-type="float" office:value="0.990490632356752">
            <text:p>0.9904906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2">
            <text:p>2</text:p>
          </table:table-cell>
          <table:table-cell office:value-type="float" office:value="585">
            <text:p>585</text:p>
          </table:table-cell>
          <table:table-cell office:value-type="float" office:value="754">
            <text:p>754</text:p>
          </table:table-cell>
          <table:table-cell office:value-type="float" office:value="1031">
            <text:p>1031</text:p>
          </table:table-cell>
          <table:table-cell office:value-type="float" office:value="26610">
            <text:p>26610</text:p>
          </table:table-cell>
          <table:table-cell office:value-type="float" office:value="34150">
            <text:p>34150</text:p>
          </table:table-cell>
          <table:table-cell office:value-type="float" office:value="47355">
            <text:p>47355</text:p>
          </table:table-cell>
          <table:table-cell office:value-type="float" office:value="373.875">
            <text:p>373.875</text:p>
          </table:table-cell>
          <table:table-cell office:value-type="float" office:value="465.5">
            <text:p>465.5</text:p>
          </table:table-cell>
          <table:table-cell office:value-type="float" office:value="-263.25">
            <text:p>-263.25</text:p>
          </table:table-cell>
          <table:table-cell office:value-type="float" office:value="0.0140501691093574">
            <text:p>0.0140501691</text:p>
          </table:table-cell>
          <table:table-cell office:value-type="float" office:value="0.0136310395314788">
            <text:p>0.0136310395</text:p>
          </table:table-cell>
          <table:table-cell office:value-type="float" office:value="-0.00555907507127019">
            <text:p>-0.0055590751</text:p>
          </table:table-cell>
          <table:table-cell office:value-type="float" office:value="1.04956251009667">
            <text:p>1.0495625101</text:p>
          </table:table-cell>
          <table:table-cell office:value-type="float" office:value="1.04807281662804">
            <text:p>1.0480728166</text:p>
          </table:table-cell>
          <table:table-cell office:value-type="float" office:value="0.980603807749225">
            <text:p>0.980603807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table:number-columns-repeated="2" office:value-type="float" office:value="792">
            <text:p>792</text:p>
          </table:table-cell>
          <table:table-cell office:value-type="float" office:value="24530">
            <text:p>24530</text:p>
          </table:table-cell>
          <table:table-cell office:value-type="float" office:value="32368">
            <text:p>32368</text:p>
          </table:table-cell>
          <table:table-cell office:value-type="float" office:value="48890">
            <text:p>48890</text:p>
          </table:table-cell>
          <table:table-cell office:value-type="float" office:value="68.125">
            <text:p>68.125</text:p>
          </table:table-cell>
          <table:table-cell office:value-type="float" office:value="476.125">
            <text:p>476.125</text:p>
          </table:table-cell>
          <table:table-cell office:value-type="float" office:value="-501.25">
            <text:p>-501.25</text:p>
          </table:table-cell>
          <table:table-cell office:value-type="float" office:value="0.00277721157766001">
            <text:p>0.0027772116</text:p>
          </table:table-cell>
          <table:table-cell office:value-type="float" office:value="0.0147097441917944">
            <text:p>0.0147097442</text:p>
          </table:table-cell>
          <table:table-cell office:value-type="float" office:value="-0.0102526078952751">
            <text:p>-0.0102526079</text:p>
          </table:table-cell>
          <table:table-cell office:value-type="float" office:value="1.00973535781394">
            <text:p>1.0097353578</text:p>
          </table:table-cell>
          <table:table-cell office:value-type="float" office:value="1.05190820275669">
            <text:p>1.0519082028</text:p>
          </table:table-cell>
          <table:table-cell office:value-type="float" office:value="0.964321899665099">
            <text:p>0.96432189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office:value-type="float" office:value="613">
            <text:p>613</text:p>
          </table:table-cell>
          <table:table-cell table:number-columns-repeated="2" office:value-type="float" office:value="1102">
            <text:p>1102</text:p>
          </table:table-cell>
          <table:table-cell office:value-type="float" office:value="25232">
            <text:p>25232</text:p>
          </table:table-cell>
          <table:table-cell office:value-type="float" office:value="33142">
            <text:p>33142</text:p>
          </table:table-cell>
          <table:table-cell office:value-type="float" office:value="51153">
            <text:p>51153</text:p>
          </table:table-cell>
          <table:table-cell office:value-type="float" office:value="349">
            <text:p>349</text:p>
          </table:table-cell>
          <table:table-cell office:value-type="float" office:value="384">
            <text:p>384</text:p>
          </table:table-cell>
          <table:table-cell office:value-type="float" office:value="-191.25">
            <text:p>-191.25</text:p>
          </table:table-cell>
          <table:table-cell office:value-type="float" office:value="0.0138316423589093">
            <text:p>0.0138316424</text:p>
          </table:table-cell>
          <table:table-cell office:value-type="float" office:value="0.0115865065475831">
            <text:p>0.0115865065</text:p>
          </table:table-cell>
          <table:table-cell office:value-type="float" office:value="-0.00373878364905284">
            <text:p>-0.0037387836</text:p>
          </table:table-cell>
          <table:table-cell office:value-type="float" office:value="1.04878572434366">
            <text:p>1.0487857243</text:p>
          </table:table-cell>
          <table:table-cell office:value-type="float" office:value="1.04081589729914">
            <text:p>1.0408158973</text:p>
          </table:table-cell>
          <table:table-cell office:value-type="float" office:value="0.986941655094537">
            <text:p>0.98694165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2">
            <text:p>2</text:p>
          </table:table-cell>
          <table:table-cell office:value-type="float" office:value="648">
            <text:p>648</text:p>
          </table:table-cell>
          <table:table-cell office:value-type="float" office:value="842">
            <text:p>842</text:p>
          </table:table-cell>
          <table:table-cell office:value-type="float" office:value="1162">
            <text:p>1162</text:p>
          </table:table-cell>
          <table:table-cell office:value-type="float" office:value="25822">
            <text:p>25822</text:p>
          </table:table-cell>
          <table:table-cell office:value-type="float" office:value="33897">
            <text:p>33897</text:p>
          </table:table-cell>
          <table:table-cell office:value-type="float" office:value="48978">
            <text:p>48978</text:p>
          </table:table-cell>
          <table:table-cell office:value-type="float" office:value="-23.125">
            <text:p>-23.125</text:p>
          </table:table-cell>
          <table:table-cell office:value-type="float" office:value="100.25">
            <text:p>100.25</text:p>
          </table:table-cell>
          <table:table-cell office:value-type="float" office:value="-206.625">
            <text:p>-206.625</text:p>
          </table:table-cell>
          <table:table-cell office:value-type="float" office:value="-0.000895554178607389">
            <text:p>-0.0008955542</text:p>
          </table:table-cell>
          <table:table-cell office:value-type="float" office:value="0.00295748886332124">
            <text:p>0.0029574889</text:p>
          </table:table-cell>
          <table:table-cell office:value-type="float" office:value="-0.00421873085875291">
            <text:p>-0.0042187309</text:p>
          </table:table-cell>
          <table:table-cell office:value-type="float" office:value="0.996867132328756">
            <text:p>0.9968671323</text:p>
          </table:table-cell>
          <table:table-cell office:value-type="float" office:value="1.01036835463276">
            <text:p>1.0103683546</text:p>
          </table:table-cell>
          <table:table-cell office:value-type="float" office:value="0.98526932546688">
            <text:p>0.98526932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3" office:value-type="float" office:value="2">
            <text:p>2</text:p>
          </table:table-cell>
          <table:table-cell office:value-type="float" office:value="698">
            <text:p>698</text:p>
          </table:table-cell>
          <table:table-cell table:number-columns-repeated="2" office:value-type="float" office:value="1238">
            <text:p>1238</text:p>
          </table:table-cell>
          <table:table-cell office:value-type="float" office:value="25485">
            <text:p>25485</text:p>
          </table:table-cell>
          <table:table-cell office:value-type="float" office:value="33864">
            <text:p>33864</text:p>
          </table:table-cell>
          <table:table-cell office:value-type="float" office:value="49650">
            <text:p>49650</text:p>
          </table:table-cell>
          <table:table-cell office:value-type="float" office:value="21.625">
            <text:p>21.625</text:p>
          </table:table-cell>
          <table:table-cell office:value-type="float" office:value="-175.25">
            <text:p>-175.25</text:p>
          </table:table-cell>
          <table:table-cell office:value-type="float" office:value="666.375">
            <text:p>666.375</text:p>
          </table:table-cell>
          <table:table-cell office:value-type="float" office:value="0.000848538355895625">
            <text:p>0.0008485384</text:p>
          </table:table-cell>
          <table:table-cell office:value-type="float" office:value="-0.00517511221356012">
            <text:p>-0.0051751122</text:p>
          </table:table-cell>
          <table:table-cell office:value-type="float" office:value="0.0134214501510574">
            <text:p>0.0134214502</text:p>
          </table:table-cell>
          <table:table-cell office:value-type="float" office:value="1.00297129547962">
            <text:p>1.0029712955</text:p>
          </table:table-cell>
          <table:table-cell office:value-type="float" office:value="0.981939599553929">
            <text:p>0.9819395996</text:p>
          </table:table-cell>
          <table:table-cell office:value-type="float" office:value="1.04732814076405">
            <text:p>1.04732814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74">
            <text:p>674</text:p>
          </table:table-cell>
          <table:table-cell office:value-type="float" office:value="1242">
            <text:p>1242</text:p>
          </table:table-cell>
          <table:table-cell office:value-type="float" office:value="23465">
            <text:p>23465</text:p>
          </table:table-cell>
          <table:table-cell office:value-type="float" office:value="34622">
            <text:p>34622</text:p>
          </table:table-cell>
          <table:table-cell office:value-type="float" office:value="51161">
            <text:p>51161</text:p>
          </table:table-cell>
          <table:table-cell office:value-type="float" office:value="-31.25">
            <text:p>-31.25</text:p>
          </table:table-cell>
          <table:table-cell office:value-type="float" office:value="-267.125">
            <text:p>-267.125</text:p>
          </table:table-cell>
          <table:table-cell office:value-type="float" office:value="1053.5">
            <text:p>1053.5</text:p>
          </table:table-cell>
          <table:table-cell office:value-type="float" office:value="-0.00133177072235244">
            <text:p>-0.0013317707</text:p>
          </table:table-cell>
          <table:table-cell office:value-type="float" office:value="-0.00771546993241292">
            <text:p>-0.0077154699</text:p>
          </table:table-cell>
          <table:table-cell office:value-type="float" office:value="0.0205918570786341">
            <text:p>0.0205918571</text:p>
          </table:table-cell>
          <table:table-cell office:value-type="float" office:value="0.99534227875375">
            <text:p>0.9953422788</text:p>
          </table:table-cell>
          <table:table-cell office:value-type="float" office:value="0.97311253105006">
            <text:p>0.9731125311</text:p>
          </table:table-cell>
          <table:table-cell office:value-type="float" office:value="1.072902587948">
            <text:p>1.0729025879</text:p>
          </table:table-cell>
          <table:table-cell table:number-columns-repeated="2" office:value-type="float" office:value="0">
            <text:p>0</text:p>
          </table:table-cell>
          <table:table-cell office:value-type="float" office:value="34.0066234937913">
            <text:p>34.0066234938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3" office:value-type="float" office:value="2">
            <text:p>2</text:p>
          </table:table-cell>
          <table:table-cell office:value-type="float" office:value="726">
            <text:p>726</text:p>
          </table:table-cell>
          <table:table-cell office:value-type="float" office:value="952">
            <text:p>952</text:p>
          </table:table-cell>
          <table:table-cell office:value-type="float" office:value="1323">
            <text:p>1323</text:p>
          </table:table-cell>
          <table:table-cell office:value-type="float" office:value="24730">
            <text:p>24730</text:p>
          </table:table-cell>
          <table:table-cell office:value-type="float" office:value="36452">
            <text:p>36452</text:p>
          </table:table-cell>
          <table:table-cell office:value-type="float" office:value="52283">
            <text:p>52283</text:p>
          </table:table-cell>
          <table:table-cell office:value-type="float" office:value="-87.5">
            <text:p>-87.5</text:p>
          </table:table-cell>
          <table:table-cell office:value-type="float" office:value="-196.75">
            <text:p>-196.75</text:p>
          </table:table-cell>
          <table:table-cell office:value-type="float" office:value="979.5">
            <text:p>979.5</text:p>
          </table:table-cell>
          <table:table-cell office:value-type="float" office:value="-0.00353821269712899">
            <text:p>-0.0035382127</text:p>
          </table:table-cell>
          <table:table-cell office:value-type="float" office:value="-0.00539750905300121">
            <text:p>-0.0053975091</text:p>
          </table:table-cell>
          <table:table-cell office:value-type="float" office:value="0.0187345791174952">
            <text:p>0.0187345791</text:p>
          </table:table-cell>
          <table:table-cell office:value-type="float" office:value="0.987640792700265">
            <text:p>0.9876407927</text:p>
          </table:table-cell>
          <table:table-cell office:value-type="float" office:value="0.981165819198291">
            <text:p>0.9811658192</text:p>
          </table:table-cell>
          <table:table-cell office:value-type="float" office:value="1.06625895644246">
            <text:p>1.06625895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table:number-columns-repeated="2" office:value-type="float" office:value="1402">
            <text:p>1402</text:p>
          </table:table-cell>
          <table:table-cell office:value-type="float" office:value="25297">
            <text:p>25297</text:p>
          </table:table-cell>
          <table:table-cell office:value-type="float" office:value="34690">
            <text:p>34690</text:p>
          </table:table-cell>
          <table:table-cell office:value-type="float" office:value="52471">
            <text:p>52471</text:p>
          </table:table-cell>
          <table:table-cell office:value-type="float" office:value="97.75">
            <text:p>97.75</text:p>
          </table:table-cell>
          <table:table-cell office:value-type="float" office:value="-185.375">
            <text:p>-185.375</text:p>
          </table:table-cell>
          <table:table-cell office:value-type="float" office:value="981.375">
            <text:p>981.375</text:p>
          </table:table-cell>
          <table:table-cell office:value-type="float" office:value="0.0038640945566668">
            <text:p>0.0038640946</text:p>
          </table:table-cell>
          <table:table-cell office:value-type="float" office:value="-0.00534375900835976">
            <text:p>-0.005343759</text:p>
          </table:table-cell>
          <table:table-cell office:value-type="float" office:value="0.0187031884278935">
            <text:p>0.0187031884</text:p>
          </table:table-cell>
          <table:table-cell office:value-type="float" office:value="1.01355359615275">
            <text:p>1.0135535962</text:p>
          </table:table-cell>
          <table:table-cell office:value-type="float" office:value="0.981352812761006">
            <text:p>0.9813528128</text:p>
          </table:table-cell>
          <table:table-cell office:value-type="float" office:value="1.06614678564207">
            <text:p>1.066146785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747">
            <text:p>747</text:p>
          </table:table-cell>
          <table:table-cell office:value-type="float" office:value="996">
            <text:p>996</text:p>
          </table:table-cell>
          <table:table-cell office:value-type="float" office:value="1403">
            <text:p>1403</text:p>
          </table:table-cell>
          <table:table-cell office:value-type="float" office:value="24810">
            <text:p>24810</text:p>
          </table:table-cell>
          <table:table-cell office:value-type="float" office:value="34920">
            <text:p>34920</text:p>
          </table:table-cell>
          <table:table-cell office:value-type="float" office:value="52520">
            <text:p>52520</text:p>
          </table:table-cell>
          <table:table-cell office:value-type="float" office:value="-25.125">
            <text:p>-25.125</text:p>
          </table:table-cell>
          <table:table-cell office:value-type="float" office:value="511.5">
            <text:p>511.5</text:p>
          </table:table-cell>
          <table:table-cell office:value-type="float" office:value="313.875">
            <text:p>313.875</text:p>
          </table:table-cell>
          <table:table-cell office:value-type="float" office:value="-0.00101269649334946">
            <text:p>-0.0010126965</text:p>
          </table:table-cell>
          <table:table-cell office:value-type="float" office:value="0.0146477663230241">
            <text:p>0.0146477663</text:p>
          </table:table-cell>
          <table:table-cell office:value-type="float" office:value="0.0059762947448591">
            <text:p>0.0059762947</text:p>
          </table:table-cell>
          <table:table-cell office:value-type="float" office:value="0.996457572359485">
            <text:p>0.9964575724</text:p>
          </table:table-cell>
          <table:table-cell office:value-type="float" office:value="1.05168771396476">
            <text:p>1.051687714</text:p>
          </table:table-cell>
          <table:table-cell office:value-type="float" office:value="1.02098703516081">
            <text:p>1.02098703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48">
            <text:p>948</text:p>
          </table:table-cell>
          <table:table-cell office:value-type="float" office:value="1370">
            <text:p>1370</text:p>
          </table:table-cell>
          <table:table-cell office:value-type="float" office:value="23225">
            <text:p>23225</text:p>
          </table:table-cell>
          <table:table-cell office:value-type="float" office:value="36012">
            <text:p>36012</text:p>
          </table:table-cell>
          <table:table-cell office:value-type="float" office:value="52065">
            <text:p>52065</text:p>
          </table:table-cell>
          <table:table-cell office:value-type="float" office:value="-31.125">
            <text:p>-31.125</text:p>
          </table:table-cell>
          <table:table-cell office:value-type="float" office:value="718.75">
            <text:p>718.75</text:p>
          </table:table-cell>
          <table:table-cell office:value-type="float" office:value="-290.75">
            <text:p>-290.75</text:p>
          </table:table-cell>
          <table:table-cell office:value-type="float" office:value="-0.00134015069967707">
            <text:p>-0.0013401507</text:p>
          </table:table-cell>
          <table:table-cell office:value-type="float" office:value="0.0199586249028102">
            <text:p>0.0199586249</text:p>
          </table:table-cell>
          <table:table-cell office:value-type="float" office:value="-0.00558436569672525">
            <text:p>-0.0055843657</text:p>
          </table:table-cell>
          <table:table-cell office:value-type="float" office:value="0.99531299271877">
            <text:p>0.9953129927</text:p>
          </table:table-cell>
          <table:table-cell office:value-type="float" office:value="1.07063594670754">
            <text:p>1.0706359467</text:p>
          </table:table-cell>
          <table:table-cell office:value-type="float" office:value="0.980515842936322">
            <text:p>0.98051584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44">
            <text:p>744</text:p>
          </table:table-cell>
          <table:table-cell office:value-type="float" office:value="1455">
            <text:p>1455</text:p>
          </table:table-cell>
          <table:table-cell office:value-type="float" office:value="23908">
            <text:p>23908</text:p>
          </table:table-cell>
          <table:table-cell office:value-type="float" office:value="36820">
            <text:p>36820</text:p>
          </table:table-cell>
          <table:table-cell office:value-type="float" office:value="52983">
            <text:p>52983</text:p>
          </table:table-cell>
          <table:table-cell office:value-type="float" office:value="-62.5">
            <text:p>-62.5</text:p>
          </table:table-cell>
          <table:table-cell office:value-type="float" office:value="536.25">
            <text:p>536.25</text:p>
          </table:table-cell>
          <table:table-cell office:value-type="float" office:value="-815.375">
            <text:p>-815.375</text:p>
          </table:table-cell>
          <table:table-cell office:value-type="float" office:value="-0.00261418771959177">
            <text:p>-0.0026141877</text:p>
          </table:table-cell>
          <table:table-cell office:value-type="float" office:value="0.0145640956002173">
            <text:p>0.0145640956</text:p>
          </table:table-cell>
          <table:table-cell office:value-type="float" office:value="-0.0153893701753393">
            <text:p>-0.0153893702</text:p>
          </table:table-cell>
          <table:table-cell office:value-type="float" office:value="0.990863737577198">
            <text:p>0.9908637376</text:p>
          </table:table-cell>
          <table:table-cell office:value-type="float" office:value="1.05139007584684">
            <text:p>1.0513900758</text:p>
          </table:table-cell>
          <table:table-cell office:value-type="float" office:value="0.946601396506524">
            <text:p>0.94660139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table:number-columns-repeated="3" office:value-type="float" office:value="2">
            <text:p>2</text:p>
          </table:table-cell>
          <table:table-cell office:value-type="float" office:value="704">
            <text:p>704</text:p>
          </table:table-cell>
          <table:table-cell table:number-columns-repeated="2" office:value-type="float" office:value="1440">
            <text:p>1440</text:p>
          </table:table-cell>
          <table:table-cell office:value-type="float" office:value="24530">
            <text:p>24530</text:p>
          </table:table-cell>
          <table:table-cell office:value-type="float" office:value="36608">
            <text:p>36608</text:p>
          </table:table-cell>
          <table:table-cell office:value-type="float" office:value="54385">
            <text:p>54385</text:p>
          </table:table-cell>
          <table:table-cell office:value-type="float" office:value="51.5">
            <text:p>51.5</text:p>
          </table:table-cell>
          <table:table-cell office:value-type="float" office:value="667.625">
            <text:p>667.625</text:p>
          </table:table-cell>
          <table:table-cell office:value-type="float" office:value="-1700.875">
            <text:p>-1700.875</text:p>
          </table:table-cell>
          <table:table-cell office:value-type="float" office:value="0.00209947003668977">
            <text:p>0.00209947</text:p>
          </table:table-cell>
          <table:table-cell office:value-type="float" office:value="0.0182371339597902">
            <text:p>0.018237134</text:p>
          </table:table-cell>
          <table:table-cell office:value-type="float" office:value="-0.0312747080996598">
            <text:p>-0.0312747081</text:p>
          </table:table-cell>
          <table:table-cell office:value-type="float" office:value="1.00735678436631">
            <text:p>1.0073567844</text:p>
          </table:table-cell>
          <table:table-cell office:value-type="float" office:value="1.0644818512472">
            <text:p>1.0644818512</text:p>
          </table:table-cell>
          <table:table-cell office:value-type="float" office:value="0.89245561208996">
            <text:p>0.8924556121</text:p>
          </table:table-cell>
          <table:table-cell table:number-columns-repeated="2" office:value-type="float" office:value="0">
            <text:p>0</text:p>
          </table:table-cell>
          <table:table-cell office:value-type="float" office:value="-21.8147773416708">
            <text:p>-21.8147773417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table:number-columns-repeated="3" office:value-type="float" office:value="2">
            <text:p>2</text:p>
          </table:table-cell>
          <table:table-cell office:value-type="float" office:value="627">
            <text:p>627</text:p>
          </table:table-cell>
          <table:table-cell table:number-columns-repeated="2" office:value-type="float" office:value="1385">
            <text:p>1385</text:p>
          </table:table-cell>
          <table:table-cell office:value-type="float" office:value="25804">
            <text:p>25804</text:p>
          </table:table-cell>
          <table:table-cell office:value-type="float" office:value="36290">
            <text:p>36290</text:p>
          </table:table-cell>
          <table:table-cell office:value-type="float" office:value="52161">
            <text:p>52161</text:p>
          </table:table-cell>
          <table:table-cell office:value-type="float" office:value="297.25">
            <text:p>297.25</text:p>
          </table:table-cell>
          <table:table-cell office:value-type="float" office:value="159.75">
            <text:p>159.75</text:p>
          </table:table-cell>
          <table:table-cell office:value-type="float" office:value="-2451.75">
            <text:p>-2451.75</text:p>
          </table:table-cell>
          <table:table-cell office:value-type="float" office:value="0.0115195318555263">
            <text:p>0.0115195319</text:p>
          </table:table-cell>
          <table:table-cell office:value-type="float" office:value="0.0044020391292367">
            <text:p>0.0044020391</text:p>
          </table:table-cell>
          <table:table-cell office:value-type="float" office:value="-0.0470035083683212">
            <text:p>-0.0470035084</text:p>
          </table:table-cell>
          <table:table-cell office:value-type="float" office:value="1.04057845273812">
            <text:p>1.0405784527</text:p>
          </table:table-cell>
          <table:table-cell office:value-type="float" office:value="1.01544511773138">
            <text:p>1.0154451177</text:p>
          </table:table-cell>
          <table:table-cell office:value-type="float" office:value="0.83981800711678">
            <text:p>0.8398180071</text:p>
          </table:table-cell>
          <table:table-cell table:number-columns-repeated="2" office:value-type="float" office:value="0">
            <text:p>0</text:p>
          </table:table-cell>
          <table:table-cell office:value-type="float" office:value="-14.3973571747021">
            <text:p>-14.3973571747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37">
            <text:p>737</text:p>
          </table:table-cell>
          <table:table-cell office:value-type="float" office:value="1515">
            <text:p>1515</text:p>
          </table:table-cell>
          <table:table-cell office:value-type="float" office:value="26465">
            <text:p>26465</text:p>
          </table:table-cell>
          <table:table-cell office:value-type="float" office:value="35486">
            <text:p>35486</text:p>
          </table:table-cell>
          <table:table-cell office:value-type="float" office:value="50418">
            <text:p>50418</text:p>
          </table:table-cell>
          <table:table-cell office:value-type="float" office:value="488.625">
            <text:p>488.625</text:p>
          </table:table-cell>
          <table:table-cell office:value-type="float" office:value="638.75">
            <text:p>638.75</text:p>
          </table:table-cell>
          <table:table-cell office:value-type="float" office:value="-243.875">
            <text:p>-243.875</text:p>
          </table:table-cell>
          <table:table-cell office:value-type="float" office:value="0.0184630644247119">
            <text:p>0.0184630644</text:p>
          </table:table-cell>
          <table:table-cell office:value-type="float" office:value="0.0180000563602548">
            <text:p>0.0180000564</text:p>
          </table:table-cell>
          <table:table-cell office:value-type="float" office:value="-0.00483706216033956">
            <text:p>-0.0048370622</text:p>
          </table:table-cell>
          <table:table-cell office:value-type="float" office:value="1.06528885959248">
            <text:p>1.0652888596</text:p>
          </table:table-cell>
          <table:table-cell office:value-type="float" office:value="1.06363524123768">
            <text:p>1.0636352412</text:p>
          </table:table-cell>
          <table:table-cell office:value-type="float" office:value="0.983116140892684">
            <text:p>0.98311614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table:number-columns-repeated="3" office:value-type="float" office:value="2">
            <text:p>2</text:p>
          </table:table-cell>
          <table:table-cell office:value-type="float" office:value="870">
            <text:p>87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24992">
            <text:p>24992</text:p>
          </table:table-cell>
          <table:table-cell office:value-type="float" office:value="35850">
            <text:p>35850</text:p>
          </table:table-cell>
          <table:table-cell office:value-type="float" office:value="51095">
            <text:p>51095</text:p>
          </table:table-cell>
          <table:table-cell office:value-type="float" office:value="-2140">
            <text:p>-2140</text:p>
          </table:table-cell>
          <table:table-cell office:value-type="float" office:value="620.625">
            <text:p>620.625</text:p>
          </table:table-cell>
          <table:table-cell office:value-type="float" office:value="-932.625">
            <text:p>-932.625</text:p>
          </table:table-cell>
          <table:table-cell office:value-type="float" office:value="-0.0856274007682458">
            <text:p>-0.0856274008</text:p>
          </table:table-cell>
          <table:table-cell office:value-type="float" office:value="0.0173117154811715">
            <text:p>0.0173117155</text:p>
          </table:table-cell>
          <table:table-cell office:value-type="float" office:value="-0.0182527644583619">
            <text:p>-0.0182527645</text:p>
          </table:table-cell>
          <table:table-cell office:value-type="float" office:value="0.714674918765298">
            <text:p>0.7146749188</text:p>
          </table:table-cell>
          <table:table-cell office:value-type="float" office:value="1.06117840735019">
            <text:p>1.0611784074</text:p>
          </table:table-cell>
          <table:table-cell office:value-type="float" office:value="0.936768324680063">
            <text:p>0.9367683247</text:p>
          </table:table-cell>
          <table:table-cell office:value-type="float" office:value="-7.74317897498837">
            <text:p>-7.7431789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table:number-columns-repeated="3" office:value-type="float" office:value="2">
            <text:p>2</text:p>
          </table:table-cell>
          <table:table-cell office:value-type="float" office:value="900">
            <text:p>900</text:p>
          </table:table-cell>
          <table:table-cell table:number-columns-repeated="2" office:value-type="float" office:value="1715">
            <text:p>1715</text:p>
          </table:table-cell>
          <table:table-cell office:value-type="float" office:value="21675">
            <text:p>21675</text:p>
          </table:table-cell>
          <table:table-cell office:value-type="float" office:value="35484">
            <text:p>35484</text:p>
          </table:table-cell>
          <table:table-cell office:value-type="float" office:value="53339">
            <text:p>53339</text:p>
          </table:table-cell>
          <table:table-cell office:value-type="float" office:value="-2296.5">
            <text:p>-2296.5</text:p>
          </table:table-cell>
          <table:table-cell office:value-type="float" office:value="545.25">
            <text:p>545.25</text:p>
          </table:table-cell>
          <table:table-cell office:value-type="float" office:value="-1623">
            <text:p>-1623</text:p>
          </table:table-cell>
          <table:table-cell office:value-type="float" office:value="-0.105951557093426">
            <text:p>-0.1059515571</text:p>
          </table:table-cell>
          <table:table-cell office:value-type="float" office:value="0.01536608048698">
            <text:p>0.0153660805</text:p>
          </table:table-cell>
          <table:table-cell office:value-type="float" office:value="-0.0304280170231913">
            <text:p>-0.030428017</text:p>
          </table:table-cell>
          <table:table-cell office:value-type="float" office:value="0.651171985776032">
            <text:p>0.6511719858</text:p>
          </table:table-cell>
          <table:table-cell office:value-type="float" office:value="1.05424406990631">
            <text:p>1.0542440699</text:p>
          </table:table-cell>
          <table:table-cell office:value-type="float" office:value="0.895316634289959">
            <text:p>0.8953166343</text:p>
          </table:table-cell>
          <table:table-cell office:value-type="float" office:value="-6.1890728054236">
            <text:p>-6.1890728054</text:p>
          </table:table-cell>
          <table:table-cell office:value-type="float" office:value="0">
            <text:p>0</text:p>
          </table:table-cell>
          <table:table-cell office:value-type="float" office:value="-22.4315414063352">
            <text:p>-22.4315414063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table:number-columns-repeated="3" office:value-type="float" office:value="2">
            <text:p>2</text:p>
          </table:table-cell>
          <table:table-cell office:value-type="float" office:value="905">
            <text:p>905</text:p>
          </table:table-cell>
          <table:table-cell office:value-type="float" office:value="1229">
            <text:p>1229</text:p>
          </table:table-cell>
          <table:table-cell office:value-type="float" office:value="1738">
            <text:p>1738</text:p>
          </table:table-cell>
          <table:table-cell office:value-type="float" office:value="18103">
            <text:p>18103</text:p>
          </table:table-cell>
          <table:table-cell office:value-type="float" office:value="31426">
            <text:p>31426</text:p>
          </table:table-cell>
          <table:table-cell office:value-type="float" office:value="50643">
            <text:p>50643</text:p>
          </table:table-cell>
          <table:table-cell office:value-type="float" office:value="-1869.25">
            <text:p>-1869.25</text:p>
          </table:table-cell>
          <table:table-cell office:value-type="float" office:value="-2227.375">
            <text:p>-2227.375</text:p>
          </table:table-cell>
          <table:table-cell office:value-type="float" office:value="-2372.875">
            <text:p>-2372.875</text:p>
          </table:table-cell>
          <table:table-cell office:value-type="float" office:value="-0.103256366348119">
            <text:p>-0.1032563663</text:p>
          </table:table-cell>
          <table:table-cell office:value-type="float" office:value="-0.0708768217399605">
            <text:p>-0.0708768217</text:p>
          </table:table-cell>
          <table:table-cell office:value-type="float" office:value="-0.0468549454021286">
            <text:p>-0.0468549454</text:p>
          </table:table-cell>
          <table:table-cell office:value-type="float" office:value="0.65949999707676">
            <text:p>0.6594999971</text:p>
          </table:table-cell>
          <table:table-cell office:value-type="float" office:value="0.761777230675656">
            <text:p>0.7617772307</text:p>
          </table:table-cell>
          <table:table-cell office:value-type="float" office:value="0.840310647473477">
            <text:p>0.8403106475</text:p>
          </table:table-cell>
          <table:table-cell office:value-type="float" office:value="-6.36000839147858">
            <text:p>-6.3600083915</text:p>
          </table:table-cell>
          <table:table-cell office:value-type="float" office:value="-9.42878348829848">
            <text:p>-9.4287834883</text:p>
          </table:table-cell>
          <table:table-cell office:value-type="float" office:value="-14.4441235730134">
            <text:p>-14.444123573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27">
            <text:p>927</text:p>
          </table:table-cell>
          <table:table-cell office:value-type="float" office:value="1260">
            <text:p>1260</text:p>
          </table:table-cell>
          <table:table-cell office:value-type="float" office:value="1780">
            <text:p>1780</text:p>
          </table:table-cell>
          <table:table-cell office:value-type="float" office:value="14603">
            <text:p>14603</text:p>
          </table:table-cell>
          <table:table-cell office:value-type="float" office:value="30426">
            <text:p>30426</text:p>
          </table:table-cell>
          <table:table-cell office:value-type="float" office:value="49692">
            <text:p>49692</text:p>
          </table:table-cell>
          <table:table-cell office:value-type="float" office:value="-1486.375">
            <text:p>-1486.375</text:p>
          </table:table-cell>
          <table:table-cell office:value-type="float" office:value="-2209.125">
            <text:p>-2209.125</text:p>
          </table:table-cell>
          <table:table-cell office:value-type="float" office:value="-324.875">
            <text:p>-324.875</text:p>
          </table:table-cell>
          <table:table-cell office:value-type="float" office:value="-0.101785592001643">
            <text:p>-0.101785592</text:p>
          </table:table-cell>
          <table:table-cell office:value-type="float" office:value="-0.0726064878722145">
            <text:p>-0.0726064879</text:p>
          </table:table-cell>
          <table:table-cell office:value-type="float" office:value="-0.006537772679707">
            <text:p>-0.0065377727</text:p>
          </table:table-cell>
          <table:table-cell office:value-type="float" office:value="0.664056629202933">
            <text:p>0.6640566292</text:p>
          </table:table-cell>
          <table:table-cell office:value-type="float" office:value="0.75620982852628">
            <text:p>0.7562098285</text:p>
          </table:table-cell>
          <table:table-cell office:value-type="float" office:value="0.977201570865384">
            <text:p>0.9772015709</text:p>
          </table:table-cell>
          <table:table-cell office:value-type="float" office:value="-6.45710224293516">
            <text:p>-6.4571022429</text:p>
          </table:table-cell>
          <table:table-cell office:value-type="float" office:value="-9.19570155316538">
            <text:p>-9.19570155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905">
            <text:p>905</text:p>
          </table:table-cell>
          <table:table-cell office:value-type="float" office:value="1776">
            <text:p>1776</text:p>
          </table:table-cell>
          <table:table-cell office:value-type="float" office:value="11900">
            <text:p>11900</text:p>
          </table:table-cell>
          <table:table-cell office:value-type="float" office:value="30050">
            <text:p>30050</text:p>
          </table:table-cell>
          <table:table-cell office:value-type="float" office:value="49485">
            <text:p>49485</text:p>
          </table:table-cell>
          <table:table-cell office:value-type="float" office:value="-1005.375">
            <text:p>-1005.375</text:p>
          </table:table-cell>
          <table:table-cell office:value-type="float" office:value="-1588.75">
            <text:p>-1588.75</text:p>
          </table:table-cell>
          <table:table-cell office:value-type="float" office:value="-900.125">
            <text:p>-900.125</text:p>
          </table:table-cell>
          <table:table-cell office:value-type="float" office:value="-0.0844852941176471">
            <text:p>-0.0844852941</text:p>
          </table:table-cell>
          <table:table-cell office:value-type="float" office:value="-0.0528702163061564">
            <text:p>-0.0528702163</text:p>
          </table:table-cell>
          <table:table-cell office:value-type="float" office:value="-0.0181898555117712">
            <text:p>-0.0181898555</text:p>
          </table:table-cell>
          <table:table-cell office:value-type="float" office:value="0.71829148983564">
            <text:p>0.7182914898</text:p>
          </table:table-cell>
          <table:table-cell office:value-type="float" office:value="0.820432952082082">
            <text:p>0.8204329521</text:p>
          </table:table-cell>
          <table:table-cell office:value-type="float" office:value="0.936984012562137">
            <text:p>0.9369840126</text:p>
          </table:table-cell>
          <table:table-cell office:value-type="float" office:value="-7.85268151388749">
            <text:p>-7.8526815139</text:p>
          </table:table-cell>
          <table:table-cell office:value-type="float" office:value="-12.7606416189565">
            <text:p>-12.7606416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1721">
            <text:p>1721</text:p>
          </table:table-cell>
          <table:table-cell office:value-type="float" office:value="11798">
            <text:p>11798</text:p>
          </table:table-cell>
          <table:table-cell office:value-type="float" office:value="28022">
            <text:p>28022</text:p>
          </table:table-cell>
          <table:table-cell office:value-type="float" office:value="51585">
            <text:p>51585</text:p>
          </table:table-cell>
          <table:table-cell office:value-type="float" office:value="-658.75">
            <text:p>-658.75</text:p>
          </table:table-cell>
          <table:table-cell office:value-type="float" office:value="-2222.125">
            <text:p>-2222.125</text:p>
          </table:table-cell>
          <table:table-cell office:value-type="float" office:value="-1585.25">
            <text:p>-1585.25</text:p>
          </table:table-cell>
          <table:table-cell office:value-type="float" office:value="-0.055835734870317">
            <text:p>-0.0558357349</text:p>
          </table:table-cell>
          <table:table-cell office:value-type="float" office:value="-0.0792993005495682">
            <text:p>-0.0792993005</text:p>
          </table:table-cell>
          <table:table-cell office:value-type="float" office:value="-0.0307308326063778">
            <text:p>-0.0307308326</text:p>
          </table:table-cell>
          <table:table-cell office:value-type="float" office:value="0.810685481359367">
            <text:p>0.8106854814</text:p>
          </table:table-cell>
          <table:table-cell office:value-type="float" office:value="0.734777671049107">
            <text:p>0.734777671</text:p>
          </table:table-cell>
          <table:table-cell office:value-type="float" office:value="0.894293078660133">
            <text:p>0.8942930787</text:p>
          </table:table-cell>
          <table:table-cell office:value-type="float" office:value="-12.0641502624888">
            <text:p>-12.0641502625</text:p>
          </table:table-cell>
          <table:table-cell office:value-type="float" office:value="-8.38955366517322">
            <text:p>-8.3895536652</text:p>
          </table:table-cell>
          <table:table-cell office:value-type="float" office:value="-22.2070547092361">
            <text:p>-22.2070547092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884">
            <text:p>884</text:p>
          </table:table-cell>
          <table:table-cell office:value-type="float" office:value="1236">
            <text:p>1236</text:p>
          </table:table-cell>
          <table:table-cell office:value-type="float" office:value="1798">
            <text:p>1798</text:p>
          </table:table-cell>
          <table:table-cell office:value-type="float" office:value="13396">
            <text:p>13396</text:p>
          </table:table-cell>
          <table:table-cell office:value-type="float" office:value="27182">
            <text:p>27182</text:p>
          </table:table-cell>
          <table:table-cell office:value-type="float" office:value="48679">
            <text:p>48679</text:p>
          </table:table-cell>
          <table:table-cell office:value-type="float" office:value="-416.25">
            <text:p>-416.25</text:p>
          </table:table-cell>
          <table:table-cell office:value-type="float" office:value="-1297.375">
            <text:p>-1297.375</text:p>
          </table:table-cell>
          <table:table-cell office:value-type="float" office:value="-2293.875">
            <text:p>-2293.875</text:p>
          </table:table-cell>
          <table:table-cell office:value-type="float" office:value="-0.0310727082711257">
            <text:p>-0.0310727083</text:p>
          </table:table-cell>
          <table:table-cell office:value-type="float" office:value="-0.0477291957913325">
            <text:p>-0.0477291958</text:p>
          </table:table-cell>
          <table:table-cell office:value-type="float" office:value="-0.0471224758109246">
            <text:p>-0.0471224758</text:p>
          </table:table-cell>
          <table:table-cell office:value-type="float" office:value="0.893137926921693">
            <text:p>0.8931379269</text:p>
          </table:table-cell>
          <table:table-cell office:value-type="float" office:value="0.837412843946875">
            <text:p>0.8374128439</text:p>
          </table:table-cell>
          <table:table-cell office:value-type="float" office:value="0.839423569005804">
            <text:p>0.839423569</text:p>
          </table:table-cell>
          <table:table-cell office:value-type="float" office:value="-21.958869513678">
            <text:p>-21.9588695137</text:p>
          </table:table-cell>
          <table:table-cell office:value-type="float" office:value="-14.1731002424663">
            <text:p>-14.1731002425</text:p>
          </table:table-cell>
          <table:table-cell office:value-type="float" office:value="-14.3601197778469">
            <text:p>-14.3601197778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5">
            <text:p>215</text:p>
          </table:table-cell>
          <table:table-cell office:value-type="float" office:value="10929.6">
            <text:p>10929.6</text:p>
          </table:table-cell>
          <table:table-cell office:value-type="float" office:value="34379.2">
            <text:p>34379.2</text:p>
          </table:table-cell>
          <table:table-cell office:value-type="float" office:value="27.538">
            <text:p>27.53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002">
            <text:p>1002</text:p>
          </table:table-cell>
          <table:table-cell office:value-type="float" office:value="1361">
            <text:p>1361</text:p>
          </table:table-cell>
          <table:table-cell office:value-type="float" office:value="1940">
            <text:p>1940</text:p>
          </table:table-cell>
          <table:table-cell office:value-type="float" office:value="14603">
            <text:p>14603</text:p>
          </table:table-cell>
          <table:table-cell office:value-type="float" office:value="25722">
            <text:p>25722</text:p>
          </table:table-cell>
          <table:table-cell office:value-type="float" office:value="45754">
            <text:p>45754</text:p>
          </table:table-cell>
          <table:table-cell office:value-type="float" office:value="-1486.375">
            <text:p>-1486.375</text:p>
          </table:table-cell>
          <table:table-cell office:value-type="float" office:value="-1911.5">
            <text:p>-1911.5</text:p>
          </table:table-cell>
          <table:table-cell office:value-type="float" office:value="-3096.5">
            <text:p>-3096.5</text:p>
          </table:table-cell>
          <table:table-cell office:value-type="float" office:value="-0.101785592001643">
            <text:p>-0.101785592</text:p>
          </table:table-cell>
          <table:table-cell office:value-type="float" office:value="-0.0743138169660213">
            <text:p>-0.074313817</text:p>
          </table:table-cell>
          <table:table-cell office:value-type="float" office:value="-0.0676771429820344">
            <text:p>-0.067677143</text:p>
          </table:table-cell>
          <table:table-cell office:value-type="float" office:value="0.664056629202933">
            <text:p>0.6640566292</text:p>
          </table:table-cell>
          <table:table-cell office:value-type="float" office:value="0.750725825667362">
            <text:p>0.7507258257</text:p>
          </table:table-cell>
          <table:table-cell office:value-type="float" office:value="0.772107183100013">
            <text:p>0.7721071831</text:p>
          </table:table-cell>
          <table:table-cell office:value-type="float" office:value="-6.45710224293516">
            <text:p>-6.4571022429</text:p>
          </table:table-cell>
          <table:table-cell office:value-type="float" office:value="-8.97626531491801">
            <text:p>-8.9762653149</text:p>
          </table:table-cell>
          <table:table-cell office:value-type="float" office:value="-9.89134769245111">
            <text:p>-9.8913476925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22.2">
            <text:p>222.2</text:p>
          </table:table-cell>
          <table:table-cell office:value-type="float" office:value="11237.8">
            <text:p>11237.8</text:p>
          </table:table-cell>
          <table:table-cell office:value-type="float" office:value="33122.8">
            <text:p>33122.8</text:p>
          </table:table-cell>
          <table:table-cell office:value-type="float" office:value="26.658">
            <text:p>26.65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032">
            <text:p>1032</text:p>
          </table:table-cell>
          <table:table-cell office:value-type="float" office:value="1995">
            <text:p>1995</text:p>
          </table:table-cell>
          <table:table-cell office:value-type="float" office:value="11900">
            <text:p>11900</text:p>
          </table:table-cell>
          <table:table-cell office:value-type="float" office:value="24110">
            <text:p>24110</text:p>
          </table:table-cell>
          <table:table-cell office:value-type="float" office:value="42912">
            <text:p>42912</text:p>
          </table:table-cell>
          <table:table-cell office:value-type="float" office:value="-1005.375">
            <text:p>-1005.375</text:p>
          </table:table-cell>
          <table:table-cell office:value-type="float" office:value="-1308.5">
            <text:p>-1308.5</text:p>
          </table:table-cell>
          <table:table-cell office:value-type="float" office:value="-3095.125">
            <text:p>-3095.125</text:p>
          </table:table-cell>
          <table:table-cell office:value-type="float" office:value="-0.0844852941176471">
            <text:p>-0.0844852941</text:p>
          </table:table-cell>
          <table:table-cell office:value-type="float" office:value="-0.0542720862712567">
            <text:p>-0.0542720863</text:p>
          </table:table-cell>
          <table:table-cell office:value-type="float" office:value="-0.0721272604399702">
            <text:p>-0.0721272604</text:p>
          </table:table-cell>
          <table:table-cell office:value-type="float" office:value="0.71829148983564">
            <text:p>0.7182914898</text:p>
          </table:table-cell>
          <table:table-cell office:value-type="float" office:value="0.815820798373141">
            <text:p>0.8158207984</text:p>
          </table:table-cell>
          <table:table-cell office:value-type="float" office:value="0.757751178189312">
            <text:p>0.7577511782</text:p>
          </table:table-cell>
          <table:table-cell office:value-type="float" office:value="-7.85268151388749">
            <text:p>-7.8526815139</text:p>
          </table:table-cell>
          <table:table-cell office:value-type="float" office:value="-12.4219103553961">
            <text:p>-12.4219103554</text:p>
          </table:table-cell>
          <table:table-cell office:value-type="float" office:value="-9.25916102815619">
            <text:p>-9.2591610282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21-03-23">
            <text:p>03/23/21</text:p>
          </table:table-cell>
          <table:table-cell office:value-type="float" office:value="252">
            <text:p>252</text:p>
          </table:table-cell>
          <table:table-cell office:value-type="float" office:value="11873">
            <text:p>11873</text:p>
          </table:table-cell>
          <table:table-cell office:value-type="float" office:value="19279">
            <text:p>19279</text:p>
          </table:table-cell>
          <table:table-cell office:value-type="float" office:value="28.43">
            <text:p>28.43</text:p>
          </table:table-cell>
          <table:table-cell office:value-type="float" office:value="231.2">
            <text:p>231.2</text:p>
          </table:table-cell>
          <table:table-cell office:value-type="float" office:value="11473.2">
            <text:p>11473.2</text:p>
          </table:table-cell>
          <table:table-cell office:value-type="float" office:value="32111">
            <text:p>32111</text:p>
          </table:table-cell>
          <table:table-cell office:value-type="float" office:value="26.6">
            <text:p>26.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78">
            <text:p>978</text:p>
          </table:table-cell>
          <table:table-cell office:value-type="float" office:value="1355">
            <text:p>1355</text:p>
          </table:table-cell>
          <table:table-cell office:value-type="float" office:value="1964">
            <text:p>1964</text:p>
          </table:table-cell>
          <table:table-cell office:value-type="float" office:value="11798">
            <text:p>11798</text:p>
          </table:table-cell>
          <table:table-cell office:value-type="float" office:value="21920">
            <text:p>21920</text:p>
          </table:table-cell>
          <table:table-cell office:value-type="float" office:value="36898">
            <text:p>36898</text:p>
          </table:table-cell>
          <table:table-cell office:value-type="float" office:value="-658.75">
            <text:p>-658.75</text:p>
          </table:table-cell>
          <table:table-cell office:value-type="float" office:value="-1288.5">
            <text:p>-1288.5</text:p>
          </table:table-cell>
          <table:table-cell office:value-type="float" office:value="-3207.125">
            <text:p>-3207.125</text:p>
          </table:table-cell>
          <table:table-cell office:value-type="float" office:value="-0.055835734870317">
            <text:p>-0.0558357349</text:p>
          </table:table-cell>
          <table:table-cell office:value-type="float" office:value="-0.0587819343065693">
            <text:p>-0.0587819343</text:p>
          </table:table-cell>
          <table:table-cell office:value-type="float" office:value="-0.086918667678465">
            <text:p>-0.0869186677</text:p>
          </table:table-cell>
          <table:table-cell office:value-type="float" office:value="0.810685481359367">
            <text:p>0.8106854814</text:p>
          </table:table-cell>
          <table:table-cell office:value-type="float" office:value="0.801035648896618">
            <text:p>0.8010356489</text:p>
          </table:table-cell>
          <table:table-cell office:value-type="float" office:value="0.710592178515732">
            <text:p>0.7105921785</text:p>
          </table:table-cell>
          <table:table-cell office:value-type="float" office:value="-12.0641502624888">
            <text:p>-12.0641502625</text:p>
          </table:table-cell>
          <table:table-cell office:value-type="float" office:value="-11.4417676387451">
            <text:p>-11.4417676387</text:p>
          </table:table-cell>
          <table:table-cell office:value-type="float" office:value="-7.62283891290481">
            <text:p>-7.6228389129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date" office:date-value="2021-03-24">
            <text:p>03/24/21</text:p>
          </table:table-cell>
          <table:table-cell office:value-type="float" office:value="249">
            <text:p>249</text:p>
          </table:table-cell>
          <table:table-cell office:value-type="float" office:value="11805">
            <text:p>11805</text:p>
          </table:table-cell>
          <table:table-cell office:value-type="float" office:value="33316">
            <text:p>33316</text:p>
          </table:table-cell>
          <table:table-cell office:value-type="float" office:value="22.77">
            <text:p>22.77</text:p>
          </table:table-cell>
          <table:table-cell office:value-type="float" office:value="247.4">
            <text:p>247.4</text:p>
          </table:table-cell>
          <table:table-cell office:value-type="float" office:value="11707.4">
            <text:p>11707.4</text:p>
          </table:table-cell>
          <table:table-cell office:value-type="float" office:value="31973.8">
            <text:p>31973.8</text:p>
          </table:table-cell>
          <table:table-cell office:value-type="float" office:value="27.006">
            <text:p>27.006</text:p>
          </table:table-cell>
          <table:table-cell table:number-columns-repeated="3" office:value-type="float" office:value="3">
            <text:p>3</text:p>
          </table:table-cell>
          <table:table-cell office:value-type="float" office:value="995">
            <text:p>995</text:p>
          </table:table-cell>
          <table:table-cell table:number-columns-repeated="2" office:value-type="float" office:value="2003">
            <text:p>2003</text:p>
          </table:table-cell>
          <table:table-cell office:value-type="float" office:value="13396">
            <text:p>13396</text:p>
          </table:table-cell>
          <table:table-cell office:value-type="float" office:value="20845">
            <text:p>20845</text:p>
          </table:table-cell>
          <table:table-cell office:value-type="float" office:value="31088">
            <text:p>31088</text:p>
          </table:table-cell>
          <table:table-cell office:value-type="float" office:value="-416.25">
            <text:p>-416.25</text:p>
          </table:table-cell>
          <table:table-cell office:value-type="float" office:value="-535.375">
            <text:p>-535.375</text:p>
          </table:table-cell>
          <table:table-cell office:value-type="float" office:value="-36">
            <text:p>-36</text:p>
          </table:table-cell>
          <table:table-cell office:value-type="float" office:value="-0.0310727082711257">
            <text:p>-0.0310727083</text:p>
          </table:table-cell>
          <table:table-cell office:value-type="float" office:value="-0.0256836171743823">
            <text:p>-0.0256836172</text:p>
          </table:table-cell>
          <table:table-cell office:value-type="float" office:value="-0.00115800308800823">
            <text:p>-0.0011580031</text:p>
          </table:table-cell>
          <table:table-cell office:value-type="float" office:value="0.893137926921693">
            <text:p>0.8931379269</text:p>
          </table:table-cell>
          <table:table-cell office:value-type="float" office:value="0.911400250344336">
            <text:p>0.9114002503</text:p>
          </table:table-cell>
          <table:table-cell office:value-type="float" office:value="0.995949617495429">
            <text:p>0.9959496175</text:p>
          </table:table-cell>
          <table:table-cell office:value-type="float" office:value="-21.958869513678">
            <text:p>-21.9588695137</text:p>
          </table:table-cell>
          <table:table-cell office:value-type="float" office:value="-26.6398347362587">
            <text:p>-26.63983473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date" office:date-value="2021-03-25">
            <text:p>03/25/21</text:p>
          </table:table-cell>
          <table:table-cell office:value-type="float" office:value="272">
            <text:p>272</text:p>
          </table:table-cell>
          <table:table-cell office:value-type="float" office:value="11760">
            <text:p>11760</text:p>
          </table:table-cell>
          <table:table-cell office:value-type="float" office:value="35417">
            <text:p>35417</text:p>
          </table:table-cell>
          <table:table-cell office:value-type="float" office:value="27.21">
            <text:p>27.21</text:p>
          </table:table-cell>
          <table:table-cell office:value-type="float" office:value="260.2">
            <text:p>260.2</text:p>
          </table:table-cell>
          <table:table-cell office:value-type="float" office:value="11808">
            <text:p>11808</text:p>
          </table:table-cell>
          <table:table-cell office:value-type="float" office:value="34171.6">
            <text:p>34171.6</text:p>
          </table:table-cell>
          <table:table-cell office:value-type="float" office:value="26.052">
            <text:p>26.052</text:p>
          </table:table-cell>
          <table:table-cell table:number-columns-repeated="3" office:value-type="float" office:value="3">
            <text:p>3</text:p>
          </table:table-cell>
          <table:table-cell office:value-type="float" office:value="880">
            <text:p>880</text:p>
          </table:table-cell>
          <table:table-cell office:value-type="float" office:value="1907">
            <text:p>1907</text:p>
          </table:table-cell>
          <table:table-cell office:value-type="float" office:value="1277">
            <text:p>1277</text:p>
          </table:table-cell>
          <table:table-cell office:value-type="float" office:value="11728">
            <text:p>11728</text:p>
          </table:table-cell>
          <table:table-cell office:value-type="float" office:value="19228">
            <text:p>19228</text:p>
          </table:table-cell>
          <table:table-cell office:value-type="float" office:value="31272">
            <text:p>31272</text:p>
          </table:table-cell>
          <table:table-cell office:value-type="float" office:value="-1791.625">
            <text:p>-1791.625</text:p>
          </table:table-cell>
          <table:table-cell office:value-type="float" office:value="-397.375">
            <text:p>-397.375</text:p>
          </table:table-cell>
          <table:table-cell office:value-type="float" office:value="-453">
            <text:p>-453</text:p>
          </table:table-cell>
          <table:table-cell office:value-type="float" office:value="-0.152764751023192">
            <text:p>-0.152764751</text:p>
          </table:table-cell>
          <table:table-cell office:value-type="float" office:value="-0.02066647597254">
            <text:p>-0.020666476</text:p>
          </table:table-cell>
          <table:table-cell office:value-type="float" office:value="-0.0144858019953952">
            <text:p>-0.014485802</text:p>
          </table:table-cell>
          <table:table-cell office:value-type="float" office:value="0.511064026962975">
            <text:p>0.511064027</text:p>
          </table:table-cell>
          <table:table-cell office:value-type="float" office:value="0.928504456425192">
            <text:p>0.9285044564</text:p>
          </table:table-cell>
          <table:table-cell office:value-type="float" office:value="0.949710976396638">
            <text:p>0.9497109764</text:p>
          </table:table-cell>
          <table:table-cell office:value-type="float" office:value="-4.1812053902909">
            <text:p>-4.1812053903</text:p>
          </table:table-cell>
          <table:table-cell office:value-type="float" office:value="-33.1919093479296">
            <text:p>-33.19190934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date" office:date-value="2021-03-26">
            <text:p>03/26/21</text:p>
          </table:table-cell>
          <table:table-cell office:value-type="float" office:value="275">
            <text:p>275</text:p>
          </table:table-cell>
          <table:table-cell office:value-type="float" office:value="11823">
            <text:p>11823</text:p>
          </table:table-cell>
          <table:table-cell office:value-type="float" office:value="40293">
            <text:p>40293</text:p>
          </table:table-cell>
          <table:table-cell office:value-type="float" office:value="27.96">
            <text:p>27.96</text:p>
          </table:table-cell>
          <table:table-cell office:value-type="float" office:value="253.8">
            <text:p>253.8</text:p>
          </table:table-cell>
          <table:table-cell office:value-type="float" office:value="11794.4">
            <text:p>11794.4</text:p>
          </table:table-cell>
          <table:table-cell office:value-type="float" office:value="36176">
            <text:p>36176</text:p>
          </table:table-cell>
          <table:table-cell office:value-type="float" office:value="26.566">
            <text:p>26.56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782">
            <text:p>782</text:p>
          </table:table-cell>
          <table:table-cell office:value-type="float" office:value="9648">
            <text:p>9648</text:p>
          </table:table-cell>
          <table:table-cell office:value-type="float" office:value="18693">
            <text:p>18693</text:p>
          </table:table-cell>
          <table:table-cell office:value-type="float" office:value="34895">
            <text:p>34895</text:p>
          </table:table-cell>
          <table:table-cell office:value-type="float" office:value="-1616.75">
            <text:p>-1616.75</text:p>
          </table:table-cell>
          <table:table-cell office:value-type="float" office:value="-1274.875">
            <text:p>-1274.875</text:p>
          </table:table-cell>
          <table:table-cell office:value-type="float" office:value="-424.375">
            <text:p>-424.375</text:p>
          </table:table-cell>
          <table:table-cell office:value-type="float" office:value="-0.167573590381426">
            <text:p>-0.1675735904</text:p>
          </table:table-cell>
          <table:table-cell office:value-type="float" office:value="-0.0682006633499171">
            <text:p>-0.0682006633</text:p>
          </table:table-cell>
          <table:table-cell office:value-type="float" office:value="-0.0121614844533601">
            <text:p>-0.0121614845</text:p>
          </table:table-cell>
          <table:table-cell office:value-type="float" office:value="0.468531013723919">
            <text:p>0.4685310137</text:p>
          </table:table-cell>
          <table:table-cell office:value-type="float" office:value="0.770414286018773">
            <text:p>0.770414286</text:p>
          </table:table-cell>
          <table:table-cell office:value-type="float" office:value="0.957724691753294">
            <text:p>0.9577246918</text:p>
          </table:table-cell>
          <table:table-cell office:value-type="float" office:value="-3.77921296602491">
            <text:p>-3.779212966</text:p>
          </table:table-cell>
          <table:table-cell office:value-type="float" office:value="-9.81269609125849">
            <text:p>-9.81269609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date" office:date-value="2021-03-27">
            <text:p>03/27/21</text:p>
          </table:table-cell>
          <table:table-cell office:value-type="float" office:value="253">
            <text:p>253</text:p>
          </table:table-cell>
          <table:table-cell office:value-type="float" office:value="11779">
            <text:p>11779</text:p>
          </table:table-cell>
          <table:table-cell office:value-type="float" office:value="42553">
            <text:p>42553</text:p>
          </table:table-cell>
          <table:table-cell office:value-type="float" office:value="23.89">
            <text:p>23.89</text:p>
          </table:table-cell>
          <table:table-cell office:value-type="float" office:value="241.8">
            <text:p>241.8</text:p>
          </table:table-cell>
          <table:table-cell office:value-type="float" office:value="11891.6">
            <text:p>11891.6</text:p>
          </table:table-cell>
          <table:table-cell office:value-type="float" office:value="38008.6">
            <text:p>38008.6</text:p>
          </table:table-cell>
          <table:table-cell office:value-type="float" office:value="25.432">
            <text:p>25.43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909">
            <text:p>909</text:p>
          </table:table-cell>
          <table:table-cell office:value-type="float" office:value="9792">
            <text:p>9792</text:p>
          </table:table-cell>
          <table:table-cell office:value-type="float" office:value="18972">
            <text:p>18972</text:p>
          </table:table-cell>
          <table:table-cell office:value-type="float" office:value="33775">
            <text:p>33775</text:p>
          </table:table-cell>
          <table:table-cell office:value-type="float" office:value="-1214">
            <text:p>-1214</text:p>
          </table:table-cell>
          <table:table-cell office:value-type="float" office:value="-1150.875">
            <text:p>-1150.875</text:p>
          </table:table-cell>
          <table:table-cell office:value-type="float" office:value="-358.75">
            <text:p>-358.75</text:p>
          </table:table-cell>
          <table:table-cell office:value-type="float" office:value="-0.123978758169935">
            <text:p>-0.1239787582</text:p>
          </table:table-cell>
          <table:table-cell office:value-type="float" office:value="-0.0606617647058824">
            <text:p>-0.0606617647</text:p>
          </table:table-cell>
          <table:table-cell office:value-type="float" office:value="-0.0106217616580311">
            <text:p>-0.0106217617</text:p>
          </table:table-cell>
          <table:table-cell office:value-type="float" office:value="0.596200982060853">
            <text:p>0.5962009821</text:p>
          </table:table-cell>
          <table:table-cell office:value-type="float" office:value="0.794896328935986">
            <text:p>0.7948963289</text:p>
          </table:table-cell>
          <table:table-cell office:value-type="float" office:value="0.963044964965502">
            <text:p>0.963044965</text:p>
          </table:table-cell>
          <table:table-cell office:value-type="float" office:value="-5.23663730184426">
            <text:p>-5.2366373018</text:p>
          </table:table-cell>
          <table:table-cell office:value-type="float" office:value="-11.0762381521496">
            <text:p>-11.07623815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date" office:date-value="2021-03-28">
            <text:p>03/28/21</text:p>
          </table:table-cell>
          <table:table-cell office:value-type="float" office:value="220">
            <text:p>220</text:p>
          </table:table-cell>
          <table:table-cell office:value-type="float" office:value="11805">
            <text:p>11805</text:p>
          </table:table-cell>
          <table:table-cell office:value-type="float" office:value="29301">
            <text:p>29301</text:p>
          </table:table-cell>
          <table:table-cell office:value-type="float" office:value="31">
            <text:p>31</text:p>
          </table:table-cell>
          <table:table-cell office:value-type="float" office:value="242.2">
            <text:p>242.2</text:p>
          </table:table-cell>
          <table:table-cell office:value-type="float" office:value="12050.2">
            <text:p>12050.2</text:p>
          </table:table-cell>
          <table:table-cell office:value-type="float" office:value="34616.2">
            <text:p>34616.2</text:p>
          </table:table-cell>
          <table:table-cell office:value-type="float" office:value="24.984">
            <text:p>24.984</text:p>
          </table:table-cell>
          <table:table-cell table:number-columns-repeated="3" office:value-type="float" office:value="3">
            <text:p>3</text:p>
          </table:table-cell>
          <table:table-cell office:value-type="float" office:value="988">
            <text:p>988</text:p>
          </table:table-cell>
          <table:table-cell office:value-type="float" office:value="1401">
            <text:p>1401</text:p>
          </table:table-cell>
          <table:table-cell office:value-type="float" office:value="2055">
            <text:p>2055</text:p>
          </table:table-cell>
          <table:table-cell office:value-type="float" office:value="11680">
            <text:p>11680</text:p>
          </table:table-cell>
          <table:table-cell office:value-type="float" office:value="19545">
            <text:p>19545</text:p>
          </table:table-cell>
          <table:table-cell office:value-type="float" office:value="31136">
            <text:p>31136</text:p>
          </table:table-cell>
          <table:table-cell office:value-type="float" office:value="-1154.625">
            <text:p>-1154.625</text:p>
          </table:table-cell>
          <table:table-cell office:value-type="float" office:value="-692.25">
            <text:p>-692.25</text:p>
          </table:table-cell>
          <table:table-cell office:value-type="float" office:value="-390">
            <text:p>-390</text:p>
          </table:table-cell>
          <table:table-cell office:value-type="float" office:value="-0.0988548801369863">
            <text:p>-0.0988548801</text:p>
          </table:table-cell>
          <table:table-cell office:value-type="float" office:value="-0.0354182655410591">
            <text:p>-0.0354182655</text:p>
          </table:table-cell>
          <table:table-cell office:value-type="float" office:value="-0.0125256937307297">
            <text:p>-0.0125256937</text:p>
          </table:table-cell>
          <table:table-cell office:value-type="float" office:value="0.673161602681268">
            <text:p>0.6731616027</text:p>
          </table:table-cell>
          <table:table-cell office:value-type="float" office:value="0.87849479953281">
            <text:p>0.8784947995</text:p>
          </table:table-cell>
          <table:table-cell office:value-type="float" office:value="0.956467582229181">
            <text:p>0.9564675822</text:p>
          </table:table-cell>
          <table:table-cell office:value-type="float" office:value="-6.65917999894481">
            <text:p>-6.6591799989</text:p>
          </table:table-cell>
          <table:table-cell office:value-type="float" office:value="-19.2216745201497">
            <text:p>-19.22167452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date" office:date-value="2021-03-29">
            <text:p>03/29/21</text:p>
          </table:table-cell>
          <table:table-cell office:value-type="float" office:value="189">
            <text:p>189</text:p>
          </table:table-cell>
          <table:table-cell office:value-type="float" office:value="12291">
            <text:p>12291</text:p>
          </table:table-cell>
          <table:table-cell office:value-type="float" office:value="42479">
            <text:p>42479</text:p>
          </table:table-cell>
          <table:table-cell office:value-type="float" office:value="17.1">
            <text:p>17.1</text:p>
          </table:table-cell>
          <table:table-cell office:value-type="float" office:value="247.6">
            <text:p>247.6</text:p>
          </table:table-cell>
          <table:table-cell office:value-type="float" office:value="12154.8">
            <text:p>12154.8</text:p>
          </table:table-cell>
          <table:table-cell office:value-type="float" office:value="33108.4">
            <text:p>33108.4</text:p>
          </table:table-cell>
          <table:table-cell office:value-type="float" office:value="23.484">
            <text:p>23.484</text:p>
          </table:table-cell>
          <table:table-cell table:number-columns-repeated="3" office:value-type="float" office:value="3">
            <text:p>3</text:p>
          </table:table-cell>
          <table:table-cell office:value-type="float" office:value="950">
            <text:p>950</text:p>
          </table:table-cell>
          <table:table-cell office:value-type="float" office:value="1366">
            <text:p>1366</text:p>
          </table:table-cell>
          <table:table-cell office:value-type="float" office:value="2026">
            <text:p>2026</text:p>
          </table:table-cell>
          <table:table-cell office:value-type="float" office:value="11072">
            <text:p>11072</text:p>
          </table:table-cell>
          <table:table-cell office:value-type="float" office:value="18265">
            <text:p>18265</text:p>
          </table:table-cell>
          <table:table-cell office:value-type="float" office:value="32672">
            <text:p>32672</text:p>
          </table:table-cell>
          <table:table-cell office:value-type="float" office:value="-720">
            <text:p>-720</text:p>
          </table:table-cell>
          <table:table-cell office:value-type="float" office:value="-206.375">
            <text:p>-206.375</text:p>
          </table:table-cell>
          <table:table-cell office:value-type="float" office:value="-348">
            <text:p>-348</text:p>
          </table:table-cell>
          <table:table-cell office:value-type="float" office:value="-0.065028901734104">
            <text:p>-0.0650289017</text:p>
          </table:table-cell>
          <table:table-cell office:value-type="float" office:value="-0.0112989323843416">
            <text:p>-0.0112989324</text:p>
          </table:table-cell>
          <table:table-cell office:value-type="float" office:value="-0.0106513222331048">
            <text:p>-0.0106513222</text:p>
          </table:table-cell>
          <table:table-cell office:value-type="float" office:value="0.780687209729694">
            <text:p>0.7806872097</text:p>
          </table:table-cell>
          <table:table-cell office:value-type="float" office:value="0.960703961765935">
            <text:p>0.9607039618</text:p>
          </table:table-cell>
          <table:table-cell office:value-type="float" office:value="0.962942735488148">
            <text:p>0.9629427355</text:p>
          </table:table-cell>
          <table:table-cell office:value-type="float" office:value="-10.3086060971696">
            <text:p>-10.30860609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date" office:date-value="2021-03-30">
            <text:p>03/30/21</text:p>
          </table:table-cell>
          <table:table-cell office:value-type="float" office:value="274">
            <text:p>274</text:p>
          </table:table-cell>
          <table:table-cell office:value-type="float" office:value="12553">
            <text:p>12553</text:p>
          </table:table-cell>
          <table:table-cell office:value-type="float" office:value="18455">
            <text:p>18455</text:p>
          </table:table-cell>
          <table:table-cell office:value-type="float" office:value="24.97">
            <text:p>24.97</text:p>
          </table:table-cell>
          <table:table-cell office:value-type="float" office:value="248.6">
            <text:p>248.6</text:p>
          </table:table-cell>
          <table:table-cell office:value-type="float" office:value="12211.4">
            <text:p>12211.4</text:p>
          </table:table-cell>
          <table:table-cell office:value-type="float" office:value="32686.6">
            <text:p>32686.6</text:p>
          </table:table-cell>
          <table:table-cell office:value-type="float" office:value="23.3">
            <text:p>23.3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916">
            <text:p>916</text:p>
          </table:table-cell>
          <table:table-cell office:value-type="float" office:value="1998">
            <text:p>1998</text:p>
          </table:table-cell>
          <table:table-cell office:value-type="float" office:value="10251">
            <text:p>10251</text:p>
          </table:table-cell>
          <table:table-cell office:value-type="float" office:value="17370">
            <text:p>17370</text:p>
          </table:table-cell>
          <table:table-cell office:value-type="float" office:value="32016">
            <text:p>32016</text:p>
          </table:table-cell>
          <table:table-cell office:value-type="float" office:value="-699.125">
            <text:p>-699.125</text:p>
          </table:table-cell>
          <table:table-cell office:value-type="float" office:value="-184.5">
            <text:p>-184.5</text:p>
          </table:table-cell>
          <table:table-cell office:value-type="float" office:value="-326">
            <text:p>-326</text:p>
          </table:table-cell>
          <table:table-cell office:value-type="float" office:value="-0.0682006633499171">
            <text:p>-0.0682006633</text:p>
          </table:table-cell>
          <table:table-cell office:value-type="float" office:value="-0.0106217616580311">
            <text:p>-0.0106217617</text:p>
          </table:table-cell>
          <table:table-cell office:value-type="float" office:value="-0.0101824087956022">
            <text:p>-0.0101824088</text:p>
          </table:table-cell>
          <table:table-cell office:value-type="float" office:value="0.770414286018773">
            <text:p>0.770414286</text:p>
          </table:table-cell>
          <table:table-cell office:value-type="float" office:value="0.963044964965502">
            <text:p>0.963044965</text:p>
          </table:table-cell>
          <table:table-cell office:value-type="float" office:value="0.964564784855199">
            <text:p>0.9645647849</text:p>
          </table:table-cell>
          <table:table-cell office:value-type="float" office:value="-9.81269609125849">
            <text:p>-9.81269609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date" office:date-value="2021-03-31">
            <text:p>03/31/21</text:p>
          </table:table-cell>
          <table:table-cell office:value-type="float" office:value="302">
            <text:p>302</text:p>
          </table:table-cell>
          <table:table-cell office:value-type="float" office:value="12346">
            <text:p>12346</text:p>
          </table:table-cell>
          <table:table-cell office:value-type="float" office:value="32754">
            <text:p>32754</text:p>
          </table:table-cell>
          <table:table-cell office:value-type="float" office:value="20.46">
            <text:p>20.46</text:p>
          </table:table-cell>
          <table:table-cell office:value-type="float" office:value="258">
            <text:p>258</text:p>
          </table:table-cell>
          <table:table-cell office:value-type="float" office:value="12199.8">
            <text:p>12199.8</text:p>
          </table:table-cell>
          <table:table-cell office:value-type="float" office:value="34825">
            <text:p>34825</text:p>
          </table:table-cell>
          <table:table-cell office:value-type="float" office:value="21.628">
            <text:p>21.628</text:p>
          </table:table-cell>
          <table:table-cell table:number-columns-repeated="3" office:value-type="float" office:value="3">
            <text:p>3</text:p>
          </table:table-cell>
          <table:table-cell office:value-type="float" office:value="859">
            <text:p>859</text:p>
          </table:table-cell>
          <table:table-cell office:value-type="float" office:value="1283">
            <text:p>1283</text:p>
          </table:table-cell>
          <table:table-cell office:value-type="float" office:value="1943">
            <text:p>1943</text:p>
          </table:table-cell>
          <table:table-cell office:value-type="float" office:value="10404">
            <text:p>10404</text:p>
          </table:table-cell>
          <table:table-cell office:value-type="float" office:value="16523">
            <text:p>16523</text:p>
          </table:table-cell>
          <table:table-cell office:value-type="float" office:value="30320">
            <text:p>30320</text:p>
          </table:table-cell>
          <table:table-cell office:value-type="float" office:value="-631.125">
            <text:p>-631.125</text:p>
          </table:table-cell>
          <table:table-cell office:value-type="float" office:value="-160.875">
            <text:p>-160.875</text:p>
          </table:table-cell>
          <table:table-cell office:value-type="float" office:value="-286">
            <text:p>-286</text:p>
          </table:table-cell>
          <table:table-cell office:value-type="float" office:value="-0.0606617647058824">
            <text:p>-0.0606617647</text:p>
          </table:table-cell>
          <table:table-cell office:value-type="float" office:value="-0.00973642800944139">
            <text:p>-0.009736428</text:p>
          </table:table-cell>
          <table:table-cell office:value-type="float" office:value="-0.00943271767810026">
            <text:p>-0.0094327177</text:p>
          </table:table-cell>
          <table:table-cell office:value-type="float" office:value="0.794896328935986">
            <text:p>0.7948963289</text:p>
          </table:table-cell>
          <table:table-cell office:value-type="float" office:value="0.966108306106506">
            <text:p>0.9661083061</text:p>
          </table:table-cell>
          <table:table-cell office:value-type="float" office:value="0.967159881405727">
            <text:p>0.9671598814</text:p>
          </table:table-cell>
          <table:table-cell office:value-type="float" office:value="-11.0762381521496">
            <text:p>-11.07623815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date" office:date-value="2021-04-01">
            <text:p>04/01/21</text:p>
          </table:table-cell>
          <table:table-cell office:value-type="float" office:value="258">
            <text:p>258</text:p>
          </table:table-cell>
          <table:table-cell office:value-type="float" office:value="12062">
            <text:p>12062</text:p>
          </table:table-cell>
          <table:table-cell office:value-type="float" office:value="40444">
            <text:p>40444</text:p>
          </table:table-cell>
          <table:table-cell office:value-type="float" office:value="22.97">
            <text:p>22.97</text:p>
          </table:table-cell>
          <table:table-cell office:value-type="float" office:value="268.6">
            <text:p>268.6</text:p>
          </table:table-cell>
          <table:table-cell office:value-type="float" office:value="12018.2">
            <text:p>12018.2</text:p>
          </table:table-cell>
          <table:table-cell office:value-type="float" office:value="33648.8">
            <text:p>33648.8</text:p>
          </table:table-cell>
          <table:table-cell office:value-type="float" office:value="22.928">
            <text:p>22.92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00">
            <text:p>700</text:p>
          </table:table-cell>
          <table:table-cell office:value-type="float" office:value="1780">
            <text:p>1780</text:p>
          </table:table-cell>
          <table:table-cell office:value-type="float" office:value="8032">
            <text:p>8032</text:p>
          </table:table-cell>
          <table:table-cell office:value-type="float" office:value="16126">
            <text:p>16126</text:p>
          </table:table-cell>
          <table:table-cell office:value-type="float" office:value="27968">
            <text:p>27968</text:p>
          </table:table-cell>
          <table:table-cell office:value-type="float" office:value="-242">
            <text:p>-242</text:p>
          </table:table-cell>
          <table:table-cell office:value-type="float" office:value="-547.25">
            <text:p>-547.25</text:p>
          </table:table-cell>
          <table:table-cell office:value-type="float" office:value="-578">
            <text:p>-578</text:p>
          </table:table-cell>
          <table:table-cell office:value-type="float" office:value="-0.0301294820717131">
            <text:p>-0.0301294821</text:p>
          </table:table-cell>
          <table:table-cell office:value-type="float" office:value="-0.0339358799454297">
            <text:p>-0.0339358799</text:p>
          </table:table-cell>
          <table:table-cell office:value-type="float" office:value="-0.02066647597254">
            <text:p>-0.020666476</text:p>
          </table:table-cell>
          <table:table-cell office:value-type="float" office:value="0.896326072701227">
            <text:p>0.8963260727</text:p>
          </table:table-cell>
          <table:table-cell office:value-type="float" office:value="0.88348164232843">
            <text:p>0.8834816423</text:p>
          </table:table-cell>
          <table:table-cell office:value-type="float" office:value="0.928504456425192">
            <text:p>0.9285044564</text:p>
          </table:table-cell>
          <table:table-cell office:value-type="float" office:value="-22.6572715411362">
            <text:p>-22.6572715411</text:p>
          </table:table-cell>
          <table:table-cell office:value-type="float" office:value="-20.0766335438083">
            <text:p>-20.0766335438</text:p>
          </table:table-cell>
          <table:table-cell office:value-type="float" office:value="-33.1919093479296">
            <text:p>-33.1919093479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date" office:date-value="2021-04-02">
            <text:p>04/02/21</text:p>
          </table:table-cell>
          <table:table-cell office:value-type="float" office:value="267">
            <text:p>267</text:p>
          </table:table-cell>
          <table:table-cell office:value-type="float" office:value="11747">
            <text:p>11747</text:p>
          </table:table-cell>
          <table:table-cell office:value-type="float" office:value="39993">
            <text:p>39993</text:p>
          </table:table-cell>
          <table:table-cell office:value-type="float" office:value="22.64">
            <text:p>22.64</text:p>
          </table:table-cell>
          <table:table-cell office:value-type="float" office:value="256">
            <text:p>256</text:p>
          </table:table-cell>
          <table:table-cell office:value-type="float" office:value="11821.8">
            <text:p>11821.8</text:p>
          </table:table-cell>
          <table:table-cell office:value-type="float" office:value="35376.6">
            <text:p>35376.6</text:p>
          </table:table-cell>
          <table:table-cell office:value-type="float" office:value="22.78">
            <text:p>22.78</text:p>
          </table:table-cell>
          <table:table-cell table:number-columns-repeated="3" office:value-type="float" office:value="3">
            <text:p>3</text:p>
          </table:table-cell>
          <table:table-cell office:value-type="float" office:value="694">
            <text:p>694</text:p>
          </table:table-cell>
          <table:table-cell table:number-columns-repeated="2" office:value-type="float" office:value="1766">
            <text:p>1766</text:p>
          </table:table-cell>
          <table:table-cell office:value-type="float" office:value="5968">
            <text:p>5968</text:p>
          </table:table-cell>
          <table:table-cell office:value-type="float" office:value="14454">
            <text:p>14454</text:p>
          </table:table-cell>
          <table:table-cell office:value-type="float" office:value="26512">
            <text:p>26512</text:p>
          </table:table-cell>
          <table:table-cell office:value-type="float" office:value="-338.75">
            <text:p>-338.75</text:p>
          </table:table-cell>
          <table:table-cell office:value-type="float" office:value="-481.5">
            <text:p>-481.5</text:p>
          </table:table-cell>
          <table:table-cell office:value-type="float" office:value="-1022">
            <text:p>-1022</text:p>
          </table:table-cell>
          <table:table-cell office:value-type="float" office:value="-0.0567610589812332">
            <text:p>-0.056761059</text:p>
          </table:table-cell>
          <table:table-cell office:value-type="float" office:value="-0.0333125778331258">
            <text:p>-0.0333125778</text:p>
          </table:table-cell>
          <table:table-cell office:value-type="float" office:value="-0.0385485817742909">
            <text:p>-0.0385485818</text:p>
          </table:table-cell>
          <table:table-cell office:value-type="float" office:value="0.807651056486359">
            <text:p>0.8076510565</text:p>
          </table:table-cell>
          <table:table-cell office:value-type="float" office:value="0.88558104415416">
            <text:p>0.8855810442</text:p>
          </table:table-cell>
          <table:table-cell office:value-type="float" office:value="0.867992510377328">
            <text:p>0.8679925104</text:p>
          </table:table-cell>
          <table:table-cell office:value-type="float" office:value="-11.8617187501043">
            <text:p>-11.8617187501</text:p>
          </table:table-cell>
          <table:table-cell office:value-type="float" office:value="-20.4588408958219">
            <text:p>-20.4588408958</text:p>
          </table:table-cell>
          <table:table-cell office:value-type="float" office:value="-17.6322888841202">
            <text:p>-17.6322888841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date" office:date-value="2021-04-03">
            <text:p>04/03/21</text:p>
          </table:table-cell>
          <table:table-cell office:value-type="float" office:value="242">
            <text:p>242</text:p>
          </table:table-cell>
          <table:table-cell office:value-type="float" office:value="11383">
            <text:p>11383</text:p>
          </table:table-cell>
          <table:table-cell office:value-type="float" office:value="36598">
            <text:p>36598</text:p>
          </table:table-cell>
          <table:table-cell office:value-type="float" office:value="23.6">
            <text:p>23.6</text:p>
          </table:table-cell>
          <table:table-cell office:value-type="float" office:value="238.2">
            <text:p>238.2</text:p>
          </table:table-cell>
          <table:table-cell office:value-type="float" office:value="11713.8">
            <text:p>11713.8</text:p>
          </table:table-cell>
          <table:table-cell office:value-type="float" office:value="32607.4">
            <text:p>32607.4</text:p>
          </table:table-cell>
          <table:table-cell office:value-type="float" office:value="22.786">
            <text:p>22.786</text:p>
          </table:table-cell>
          <table:table-cell table:number-columns-repeated="3" office:value-type="float" office:value="3">
            <text:p>3</text:p>
          </table:table-cell>
          <table:table-cell office:value-type="float" office:value="788">
            <text:p>788</text:p>
          </table:table-cell>
          <table:table-cell table:number-columns-repeated="2" office:value-type="float" office:value="1852">
            <text:p>1852</text:p>
          </table:table-cell>
          <table:table-cell office:value-type="float" office:value="7856">
            <text:p>7856</text:p>
          </table:table-cell>
          <table:table-cell office:value-type="float" office:value="14553">
            <text:p>14553</text:p>
          </table:table-cell>
          <table:table-cell office:value-type="float" office:value="25824">
            <text:p>25824</text:p>
          </table:table-cell>
          <table:table-cell office:value-type="float" office:value="-375.5">
            <text:p>-375.5</text:p>
          </table:table-cell>
          <table:table-cell office:value-type="float" office:value="-636.5">
            <text:p>-636.5</text:p>
          </table:table-cell>
          <table:table-cell office:value-type="float" office:value="-566">
            <text:p>-566</text:p>
          </table:table-cell>
          <table:table-cell office:value-type="float" office:value="-0.0477978615071283">
            <text:p>-0.0477978615</text:p>
          </table:table-cell>
          <table:table-cell office:value-type="float" office:value="-0.0437366865938294">
            <text:p>-0.0437366866</text:p>
          </table:table-cell>
          <table:table-cell office:value-type="float" office:value="-0.0219175960346964">
            <text:p>-0.021917596</text:p>
          </table:table-cell>
          <table:table-cell office:value-type="float" office:value="0.837185370431774">
            <text:p>0.8371853704</text:p>
          </table:table-cell>
          <table:table-cell office:value-type="float" office:value="0.850670876519842">
            <text:p>0.8506708765</text:p>
          </table:table-cell>
          <table:table-cell office:value-type="float" office:value="0.924229960669805">
            <text:p>0.9242299607</text:p>
          </table:table-cell>
          <table:table-cell office:value-type="float" office:value="-14.1522332664628">
            <text:p>-14.1522332665</text:p>
          </table:table-cell>
          <table:table-cell office:value-type="float" office:value="-15.4990300856496">
            <text:p>-15.4990300856</text:p>
          </table:table-cell>
          <table:table-cell office:value-type="float" office:value="-31.2772926036074">
            <text:p>-31.2772926036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date" office:date-value="2021-04-04">
            <text:p>04/04/21</text:p>
          </table:table-cell>
          <table:table-cell office:value-type="float" office:value="211">
            <text:p>211</text:p>
          </table:table-cell>
          <table:table-cell office:value-type="float" office:value="11571">
            <text:p>11571</text:p>
          </table:table-cell>
          <table:table-cell office:value-type="float" office:value="27094">
            <text:p>27094</text:p>
          </table:table-cell>
          <table:table-cell office:value-type="float" office:value="24.23">
            <text:p>24.23</text:p>
          </table:table-cell>
          <table:table-cell office:value-type="float" office:value="220.6">
            <text:p>220.6</text:p>
          </table:table-cell>
          <table:table-cell office:value-type="float" office:value="11702.8">
            <text:p>11702.8</text:p>
          </table:table-cell>
          <table:table-cell office:value-type="float" office:value="26757.4">
            <text:p>26757.4</text:p>
          </table:table-cell>
          <table:table-cell office:value-type="float" office:value="21.568">
            <text:p>21.568</text:p>
          </table:table-cell>
          <table:table-cell table:number-columns-repeated="3" office:value-type="float" office:value="3">
            <text:p>3</text:p>
          </table:table-cell>
          <table:table-cell office:value-type="float" office:value="891">
            <text:p>891</text:p>
          </table:table-cell>
          <table:table-cell table:number-columns-repeated="2" office:value-type="float" office:value="1946">
            <text:p>1946</text:p>
          </table:table-cell>
          <table:table-cell office:value-type="float" office:value="9984">
            <text:p>9984</text:p>
          </table:table-cell>
          <table:table-cell office:value-type="float" office:value="15910">
            <text:p>15910</text:p>
          </table:table-cell>
          <table:table-cell office:value-type="float" office:value="27344">
            <text:p>27344</text:p>
          </table:table-cell>
          <table:table-cell office:value-type="float" office:value="-320">
            <text:p>-320</text:p>
          </table:table-cell>
          <table:table-cell office:value-type="float" office:value="-220">
            <text:p>-220</text:p>
          </table:table-cell>
          <table:table-cell office:value-type="float" office:value="-994">
            <text:p>-994</text:p>
          </table:table-cell>
          <table:table-cell office:value-type="float" office:value="-0.032051282051282">
            <text:p>-0.0320512821</text:p>
          </table:table-cell>
          <table:table-cell office:value-type="float" office:value="-0.0138277812696417">
            <text:p>-0.0138277813</text:p>
          </table:table-cell>
          <table:table-cell office:value-type="float" office:value="-0.0363516676418958">
            <text:p>-0.0363516676</text:p>
          </table:table-cell>
          <table:table-cell office:value-type="float" office:value="0.889833990795529">
            <text:p>0.8898339908</text:p>
          </table:table-cell>
          <table:table-cell office:value-type="float" office:value="0.951977532324542">
            <text:p>0.9519775323</text:p>
          </table:table-cell>
          <table:table-cell office:value-type="float" office:value="0.875359192984444">
            <text:p>0.875359193</text:p>
          </table:table-cell>
          <table:table-cell office:value-type="float" office:value="-21.2777368030794">
            <text:p>-21.2777368031</text:p>
          </table:table-cell>
          <table:table-cell office:value-type="float" office:value="0">
            <text:p>0</text:p>
          </table:table-cell>
          <table:table-cell office:value-type="float" office:value="-18.719111034175">
            <text:p>-18.7191110342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date" office:date-value="2021-04-05">
            <text:p>04/05/21</text:p>
          </table:table-cell>
          <table:table-cell office:value-type="float" office:value="213">
            <text:p>213</text:p>
          </table:table-cell>
          <table:table-cell office:value-type="float" office:value="11806">
            <text:p>11806</text:p>
          </table:table-cell>
          <table:table-cell office:value-type="float" office:value="18908">
            <text:p>18908</text:p>
          </table:table-cell>
          <table:table-cell office:value-type="float" office:value="20.49">
            <text:p>20.49</text:p>
          </table:table-cell>
          <table:table-cell office:value-type="float" office:value="229.4">
            <text:p>229.4</text:p>
          </table:table-cell>
          <table:table-cell office:value-type="float" office:value="11793.8">
            <text:p>11793.8</text:p>
          </table:table-cell>
          <table:table-cell office:value-type="float" office:value="21199">
            <text:p>21199</text:p>
          </table:table-cell>
          <table:table-cell office:value-type="float" office:value="20.208">
            <text:p>20.20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997">
            <text:p>997</text:p>
          </table:table-cell>
          <table:table-cell office:value-type="float" office:value="2042">
            <text:p>2042</text:p>
          </table:table-cell>
          <table:table-cell office:value-type="float" office:value="8534">
            <text:p>8534</text:p>
          </table:table-cell>
          <table:table-cell office:value-type="float" office:value="14056">
            <text:p>14056</text:p>
          </table:table-cell>
          <table:table-cell office:value-type="float" office:value="26512">
            <text:p>26512</text:p>
          </table:table-cell>
          <table:table-cell office:value-type="float" office:value="-257.125">
            <text:p>-257.125</text:p>
          </table:table-cell>
          <table:table-cell office:value-type="float" office:value="-423.5">
            <text:p>-423.5</text:p>
          </table:table-cell>
          <table:table-cell office:value-type="float" office:value="-1022">
            <text:p>-1022</text:p>
          </table:table-cell>
          <table:table-cell table:number-columns-repeated="2" office:value-type="float" office:value="-0.0301294820717131">
            <text:p>-0.0301294821</text:p>
          </table:table-cell>
          <table:table-cell office:value-type="float" office:value="-0.0385485817742909">
            <text:p>-0.0385485818</text:p>
          </table:table-cell>
          <table:table-cell table:number-columns-repeated="2" office:value-type="float" office:value="0.896326072701227">
            <text:p>0.8963260727</text:p>
          </table:table-cell>
          <table:table-cell office:value-type="float" office:value="0.867992510377328">
            <text:p>0.8679925104</text:p>
          </table:table-cell>
          <table:table-cell table:number-columns-repeated="2" office:value-type="float" office:value="-22.6572715411362">
            <text:p>-22.6572715411</text:p>
          </table:table-cell>
          <table:table-cell office:value-type="float" office:value="-17.6322888841202">
            <text:p>-17.6322888841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date" office:date-value="2021-04-06">
            <text:p>04/06/21</text:p>
          </table:table-cell>
          <table:table-cell office:value-type="float" office:value="170">
            <text:p>170</text:p>
          </table:table-cell>
          <table:table-cell office:value-type="float" office:value="12007">
            <text:p>12007</text:p>
          </table:table-cell>
          <table:table-cell office:value-type="float" office:value="11194">
            <text:p>11194</text:p>
          </table:table-cell>
          <table:table-cell office:value-type="float" office:value="16.88">
            <text:p>16.88</text:p>
          </table:table-cell>
          <table:table-cell office:value-type="float" office:value="235.4">
            <text:p>235.4</text:p>
          </table:table-cell>
          <table:table-cell office:value-type="float" office:value="11849.8">
            <text:p>11849.8</text:p>
          </table:table-cell>
          <table:table-cell office:value-type="float" office:value="19884">
            <text:p>19884</text:p>
          </table:table-cell>
          <table:table-cell office:value-type="float" office:value="18.694">
            <text:p>18.694</text:p>
          </table:table-cell>
          <table:table-cell table:number-columns-repeated="3" office:value-type="float" office:value="3">
            <text:p>3</text:p>
          </table:table-cell>
          <table:table-cell office:value-type="float" office:value="965">
            <text:p>965</text:p>
          </table:table-cell>
          <table:table-cell office:value-type="float" office:value="1370">
            <text:p>1370</text:p>
          </table:table-cell>
          <table:table-cell office:value-type="float" office:value="2001">
            <text:p>2001</text:p>
          </table:table-cell>
          <table:table-cell office:value-type="float" office:value="6341">
            <text:p>6341</text:p>
          </table:table-cell>
          <table:table-cell office:value-type="float" office:value="12906">
            <text:p>12906</text:p>
          </table:table-cell>
          <table:table-cell office:value-type="float" office:value="25824">
            <text:p>25824</text:p>
          </table:table-cell>
          <table:table-cell office:value-type="float" office:value="-141.5">
            <text:p>-141.5</text:p>
          </table:table-cell>
          <table:table-cell office:value-type="float" office:value="-209.375">
            <text:p>-209.375</text:p>
          </table:table-cell>
          <table:table-cell office:value-type="float" office:value="-566">
            <text:p>-566</text:p>
          </table:table-cell>
          <table:table-cell office:value-type="float" office:value="-0.0223150922567418">
            <text:p>-0.0223150923</text:p>
          </table:table-cell>
          <table:table-cell office:value-type="float" office:value="-0.0162230745389741">
            <text:p>-0.0162230745</text:p>
          </table:table-cell>
          <table:table-cell office:value-type="float" office:value="-0.0219175960346964">
            <text:p>-0.021917596</text:p>
          </table:table-cell>
          <table:table-cell office:value-type="float" office:value="0.92287318525256">
            <text:p>0.9228731853</text:p>
          </table:table-cell>
          <table:table-cell office:value-type="float" office:value="0.943735087882685">
            <text:p>0.9437350879</text:p>
          </table:table-cell>
          <table:table-cell office:value-type="float" office:value="0.924229960669805">
            <text:p>0.9242299607</text:p>
          </table:table-cell>
          <table:table-cell office:value-type="float" office:value="-30.7139339602174">
            <text:p>-30.7139339602</text:p>
          </table:table-cell>
          <table:table-cell office:value-type="float" office:value="0">
            <text:p>0</text:p>
          </table:table-cell>
          <table:table-cell office:value-type="float" office:value="-31.2772926036074">
            <text:p>-31.2772926036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date" office:date-value="2021-04-07">
            <text:p>04/07/21</text:p>
          </table:table-cell>
          <table:table-cell office:value-type="float" office:value="311">
            <text:p>311</text:p>
          </table:table-cell>
          <table:table-cell office:value-type="float" office:value="12202">
            <text:p>12202</text:p>
          </table:table-cell>
          <table:table-cell office:value-type="float" office:value="12201">
            <text:p>12201</text:p>
          </table:table-cell>
          <table:table-cell office:value-type="float" office:value="15.84">
            <text:p>15.84</text:p>
          </table:table-cell>
          <table:table-cell office:value-type="float" office:value="250.2">
            <text:p>250.2</text:p>
          </table:table-cell>
          <table:table-cell office:value-type="float" office:value="11808.2">
            <text:p>11808.2</text:p>
          </table:table-cell>
          <table:table-cell office:value-type="float" office:value="21605.8">
            <text:p>21605.8</text:p>
          </table:table-cell>
          <table:table-cell office:value-type="float" office:value="17.952">
            <text:p>17.95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869">
            <text:p>869</text:p>
          </table:table-cell>
          <table:table-cell table:number-columns-repeated="2" office:value-type="float" office:value="1895">
            <text:p>1895</text:p>
          </table:table-cell>
          <table:table-cell office:value-type="float" office:value="7684">
            <text:p>7684</text:p>
          </table:table-cell>
          <table:table-cell office:value-type="float" office:value="13230">
            <text:p>13230</text:p>
          </table:table-cell>
          <table:table-cell office:value-type="float" office:value="25456">
            <text:p>25456</text:p>
          </table:table-cell>
          <table:table-cell office:value-type="float" office:value="128">
            <text:p>128</text:p>
          </table:table-cell>
          <table:table-cell office:value-type="float" office:value="-45">
            <text:p>-45</text:p>
          </table:table-cell>
          <table:table-cell office:value-type="float" office:value="-352">
            <text:p>-352</text:p>
          </table:table-cell>
          <table:table-cell office:value-type="float" office:value="0.0166579906298803">
            <text:p>0.0166579906</text:p>
          </table:table-cell>
          <table:table-cell office:value-type="float" office:value="-0.00340136054421769">
            <text:p>-0.0034013605</text:p>
          </table:table-cell>
          <table:table-cell office:value-type="float" office:value="-0.0138277812696417">
            <text:p>-0.0138277813</text:p>
          </table:table-cell>
          <table:table-cell office:value-type="float" office:value="1.05884684496216">
            <text:p>1.058846845</text:p>
          </table:table-cell>
          <table:table-cell office:value-type="float" office:value="0.9881179138322">
            <text:p>0.9881179138</text:p>
          </table:table-cell>
          <table:table-cell office:value-type="float" office:value="0.951977532324542">
            <text:p>0.95197753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date" office:date-value="2021-04-08">
            <text:p>04/08/21</text:p>
          </table:table-cell>
          <table:table-cell office:value-type="float" office:value="272">
            <text:p>272</text:p>
          </table:table-cell>
          <table:table-cell office:value-type="float" office:value="11663">
            <text:p>11663</text:p>
          </table:table-cell>
          <table:table-cell office:value-type="float" office:value="30023">
            <text:p>30023</text:p>
          </table:table-cell>
          <table:table-cell office:value-type="float" office:value="16.03">
            <text:p>16.03</text:p>
          </table:table-cell>
          <table:table-cell office:value-type="float" office:value="256.6">
            <text:p>256.6</text:p>
          </table:table-cell>
          <table:table-cell office:value-type="float" office:value="11631.2">
            <text:p>11631.2</text:p>
          </table:table-cell>
          <table:table-cell office:value-type="float" office:value="25146.6">
            <text:p>25146.6</text:p>
          </table:table-cell>
          <table:table-cell office:value-type="float" office:value="18.254">
            <text:p>18.25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733">
            <text:p>733</text:p>
          </table:table-cell>
          <table:table-cell office:value-type="float" office:value="1132">
            <text:p>1132</text:p>
          </table:table-cell>
          <table:table-cell office:value-type="float" office:value="1748">
            <text:p>1748</text:p>
          </table:table-cell>
          <table:table-cell office:value-type="float" office:value="8128">
            <text:p>8128</text:p>
          </table:table-cell>
          <table:table-cell office:value-type="float" office:value="13712">
            <text:p>13712</text:p>
          </table:table-cell>
          <table:table-cell office:value-type="float" office:value="22832">
            <text:p>22832</text:p>
          </table:table-cell>
          <table:table-cell office:value-type="float" office:value="-377.625">
            <text:p>-377.625</text:p>
          </table:table-cell>
          <table:table-cell office:value-type="float" office:value="-394">
            <text:p>-394</text:p>
          </table:table-cell>
          <table:table-cell office:value-type="float" office:value="-707.375">
            <text:p>-707.375</text:p>
          </table:table-cell>
          <table:table-cell office:value-type="float" office:value="-0.0464597687007874">
            <text:p>-0.0464597687</text:p>
          </table:table-cell>
          <table:table-cell office:value-type="float" office:value="-0.0287339556592765">
            <text:p>-0.0287339557</text:p>
          </table:table-cell>
          <table:table-cell office:value-type="float" office:value="-0.0309817361597758">
            <text:p>-0.0309817362</text:p>
          </table:table-cell>
          <table:table-cell office:value-type="float" office:value="0.841621489358396">
            <text:p>0.8416214894</text:p>
          </table:table-cell>
          <table:table-cell office:value-type="float" office:value="0.901049409999877">
            <text:p>0.90104941</text:p>
          </table:table-cell>
          <table:table-cell office:value-type="float" office:value="0.893445264672714">
            <text:p>0.8934452647</text:p>
          </table:table-cell>
          <table:table-cell office:value-type="float" office:value="-14.5699775475231">
            <text:p>-14.5699775475</text:p>
          </table:table-cell>
          <table:table-cell office:value-type="float" office:value="-23.7746716718611">
            <text:p>-23.7746716719</text:p>
          </table:table-cell>
          <table:table-cell office:value-type="float" office:value="-22.0243760791174">
            <text:p>-22.0243760791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date" office:date-value="2021-04-09">
            <text:p>04/09/21</text:p>
          </table:table-cell>
          <table:table-cell office:value-type="float" office:value="285">
            <text:p>285</text:p>
          </table:table-cell>
          <table:table-cell office:value-type="float" office:value="11363">
            <text:p>11363</text:p>
          </table:table-cell>
          <table:table-cell office:value-type="float" office:value="35703">
            <text:p>35703</text:p>
          </table:table-cell>
          <table:table-cell office:value-type="float" office:value="20.52">
            <text:p>20.52</text:p>
          </table:table-cell>
          <table:table-cell office:value-type="float" office:value="263.8">
            <text:p>263.8</text:p>
          </table:table-cell>
          <table:table-cell office:value-type="float" office:value="11326.6">
            <text:p>11326.6</text:p>
          </table:table-cell>
          <table:table-cell office:value-type="float" office:value="30280.6">
            <text:p>30280.6</text:p>
          </table:table-cell>
          <table:table-cell office:value-type="float" office:value="18.294">
            <text:p>18.29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03">
            <text:p>603</text:p>
          </table:table-cell>
          <table:table-cell office:value-type="float" office:value="1606">
            <text:p>1606</text:p>
          </table:table-cell>
          <table:table-cell office:value-type="float" office:value="6714">
            <text:p>6714</text:p>
          </table:table-cell>
          <table:table-cell office:value-type="float" office:value="12789">
            <text:p>12789</text:p>
          </table:table-cell>
          <table:table-cell office:value-type="float" office:value="22112">
            <text:p>22112</text:p>
          </table:table-cell>
          <table:table-cell office:value-type="float" office:value="-213">
            <text:p>-213</text:p>
          </table:table-cell>
          <table:table-cell office:value-type="float" office:value="58.125">
            <text:p>58.125</text:p>
          </table:table-cell>
          <table:table-cell office:value-type="float" office:value="-283.5">
            <text:p>-283.5</text:p>
          </table:table-cell>
          <table:table-cell office:value-type="float" office:value="-0.0317247542448615">
            <text:p>-0.0317247542</text:p>
          </table:table-cell>
          <table:table-cell office:value-type="float" office:value="0.0045449214168426">
            <text:p>0.0045449214</text:p>
          </table:table-cell>
          <table:table-cell office:value-type="float" office:value="-0.0128210926193922">
            <text:p>-0.0128210926</text:p>
          </table:table-cell>
          <table:table-cell office:value-type="float" office:value="0.890936021805503">
            <text:p>0.8909360218</text:p>
          </table:table-cell>
          <table:table-cell office:value-type="float" office:value="1.01594771132789">
            <text:p>1.0159477113</text:p>
          </table:table-cell>
          <table:table-cell office:value-type="float" office:value="0.955448361447399">
            <text:p>0.9554483614</text:p>
          </table:table-cell>
          <table:table-cell office:value-type="float" office:value="-21.5003443929789">
            <text:p>-21.5003443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date" office:date-value="2021-04-10">
            <text:p>04/10/21</text:p>
          </table:table-cell>
          <table:table-cell office:value-type="float" office:value="245">
            <text:p>245</text:p>
          </table:table-cell>
          <table:table-cell office:value-type="float" office:value="10921">
            <text:p>10921</text:p>
          </table:table-cell>
          <table:table-cell office:value-type="float" office:value="36612">
            <text:p>36612</text:p>
          </table:table-cell>
          <table:table-cell office:value-type="float" office:value="22">
            <text:p>22</text:p>
          </table:table-cell>
          <table:table-cell office:value-type="float" office:value="259.8">
            <text:p>259.8</text:p>
          </table:table-cell>
          <table:table-cell office:value-type="float" office:value="11034.2">
            <text:p>11034.2</text:p>
          </table:table-cell>
          <table:table-cell office:value-type="float" office:value="33112.4">
            <text:p>33112.4</text:p>
          </table:table-cell>
          <table:table-cell office:value-type="float" office:value="18.978">
            <text:p>18.978</text:p>
          </table:table-cell>
          <table:table-cell table:number-columns-repeated="3" office:value-type="float" office:value="4">
            <text:p>4</text:p>
          </table:table-cell>
          <table:table-cell office:value-type="float" office:value="612">
            <text:p>612</text:p>
          </table:table-cell>
          <table:table-cell table:number-columns-repeated="2" office:value-type="float" office:value="1603">
            <text:p>1603</text:p>
          </table:table-cell>
          <table:table-cell office:value-type="float" office:value="8435">
            <text:p>8435</text:p>
          </table:table-cell>
          <table:table-cell office:value-type="float" office:value="13899">
            <text:p>13899</text:p>
          </table:table-cell>
          <table:table-cell office:value-type="float" office:value="23983">
            <text:p>23983</text:p>
          </table:table-cell>
          <table:table-cell office:value-type="float" office:value="-179.5">
            <text:p>-179.5</text:p>
          </table:table-cell>
          <table:table-cell office:value-type="float" office:value="-295.75">
            <text:p>-295.75</text:p>
          </table:table-cell>
          <table:table-cell office:value-type="float" office:value="-12.375">
            <text:p>-12.375</text:p>
          </table:table-cell>
          <table:table-cell office:value-type="float" office:value="-0.0212803793716657">
            <text:p>-0.0212803794</text:p>
          </table:table-cell>
          <table:table-cell office:value-type="float" office:value="-0.0212785092452694">
            <text:p>-0.0212785092</text:p>
          </table:table-cell>
          <table:table-cell office:value-type="float" office:value="-0.000515990493266063">
            <text:p>-0.0005159905</text:p>
          </table:table-cell>
          <table:table-cell office:value-type="float" office:value="0.926406267109726">
            <text:p>0.9264062671</text:p>
          </table:table-cell>
          <table:table-cell office:value-type="float" office:value="0.926412656554731">
            <text:p>0.9264126566</text:p>
          </table:table-cell>
          <table:table-cell office:value-type="float" office:value="0.9981945551161">
            <text:p>0.9981945551</text:p>
          </table:table-cell>
          <table:table-cell office:value-type="float" office:value="-32.2243091189179">
            <text:p>-32.2243091189</text:p>
          </table:table-cell>
          <table:table-cell office:value-type="float" office:value="-32.2271719294111">
            <text:p>-32.22717192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date" office:date-value="2021-04-11">
            <text:p>04/11/21</text:p>
          </table:table-cell>
          <table:table-cell office:value-type="float" office:value="206">
            <text:p>206</text:p>
          </table:table-cell>
          <table:table-cell office:value-type="float" office:value="10484">
            <text:p>10484</text:p>
          </table:table-cell>
          <table:table-cell office:value-type="float" office:value="36864">
            <text:p>36864</text:p>
          </table:table-cell>
          <table:table-cell office:value-type="float" office:value="17.08">
            <text:p>17.08</text:p>
          </table:table-cell>
          <table:table-cell office:value-type="float" office:value="259.8">
            <text:p>259.8</text:p>
          </table:table-cell>
          <table:table-cell office:value-type="float" office:value="10865.2">
            <text:p>10865.2</text:p>
          </table:table-cell>
          <table:table-cell office:value-type="float" office:value="30201.2">
            <text:p>30201.2</text:p>
          </table:table-cell>
          <table:table-cell office:value-type="float" office:value="19.44">
            <text:p>19.44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730">
            <text:p>730</text:p>
          </table:table-cell>
          <table:table-cell office:value-type="float" office:value="1709">
            <text:p>1709</text:p>
          </table:table-cell>
          <table:table-cell office:value-type="float" office:value="8880">
            <text:p>8880</text:p>
          </table:table-cell>
          <table:table-cell office:value-type="float" office:value="14985">
            <text:p>14985</text:p>
          </table:table-cell>
          <table:table-cell office:value-type="float" office:value="25248">
            <text:p>25248</text:p>
          </table:table-cell>
          <table:table-cell office:value-type="float" office:value="-179.625">
            <text:p>-179.625</text:p>
          </table:table-cell>
          <table:table-cell office:value-type="float" office:value="-182.714285714286">
            <text:p>-182.7142857143</text:p>
          </table:table-cell>
          <table:table-cell office:value-type="float" office:value="-425.875">
            <text:p>-425.875</text:p>
          </table:table-cell>
          <table:table-cell office:value-type="float" office:value="-0.0202280405405405">
            <text:p>-0.0202280405</text:p>
          </table:table-cell>
          <table:table-cell office:value-type="float" office:value="-0.0121931455264789">
            <text:p>-0.0121931455</text:p>
          </table:table-cell>
          <table:table-cell office:value-type="float" office:value="-0.0168676726869455">
            <text:p>-0.0168676727</text:p>
          </table:table-cell>
          <table:table-cell office:value-type="float" office:value="0.930003838411363">
            <text:p>0.9300038384</text:p>
          </table:table-cell>
          <table:table-cell office:value-type="float" office:value="0.957615389341071">
            <text:p>0.9576153893</text:p>
          </table:table-cell>
          <table:table-cell office:value-type="float" office:value="0.941520801624164">
            <text:p>0.9415208016</text:p>
          </table:table-cell>
          <table:table-cell office:value-type="float" office:value="-33.9188957825729">
            <text:p>-33.91889578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date" office:date-value="2021-04-12">
            <text:p>04/12/21</text:p>
          </table:table-cell>
          <table:table-cell office:value-type="float" office:value="291">
            <text:p>291</text:p>
          </table:table-cell>
          <table:table-cell office:value-type="float" office:value="10740">
            <text:p>10740</text:p>
          </table:table-cell>
          <table:table-cell office:value-type="float" office:value="26360">
            <text:p>26360</text:p>
          </table:table-cell>
          <table:table-cell office:value-type="float" office:value="19.26">
            <text:p>19.26</text:p>
          </table:table-cell>
          <table:table-cell office:value-type="float" office:value="259.8">
            <text:p>259.8</text:p>
          </table:table-cell>
          <table:table-cell office:value-type="float" office:value="10665.4">
            <text:p>10665.4</text:p>
          </table:table-cell>
          <table:table-cell office:value-type="float" office:value="30096.8">
            <text:p>30096.8</text:p>
          </table:table-cell>
          <table:table-cell office:value-type="float" office:value="17.38">
            <text:p>17.3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92">
            <text:p>692</text:p>
          </table:table-cell>
          <table:table-cell table:number-columns-repeated="2" office:value-type="float" office:value="1657">
            <text:p>1657</text:p>
          </table:table-cell>
          <table:table-cell office:value-type="float" office:value="6963">
            <text:p>6963</text:p>
          </table:table-cell>
          <table:table-cell office:value-type="float" office:value="12373">
            <text:p>12373</text:p>
          </table:table-cell>
          <table:table-cell office:value-type="float" office:value="22112">
            <text:p>22112</text:p>
          </table:table-cell>
          <table:table-cell office:value-type="float" office:value="-268.714285714286">
            <text:p>-268.7142857143</text:p>
          </table:table-cell>
          <table:table-cell office:value-type="float" office:value="-327">
            <text:p>-327</text:p>
          </table:table-cell>
          <table:table-cell office:value-type="float" office:value="-303.714285714286">
            <text:p>-303.7142857143</text:p>
          </table:table-cell>
          <table:table-cell office:value-type="float" office:value="-0.038591740013541">
            <text:p>-0.03859174</text:p>
          </table:table-cell>
          <table:table-cell office:value-type="float" office:value="-0.0264285136991837">
            <text:p>-0.0264285137</text:p>
          </table:table-cell>
          <table:table-cell office:value-type="float" office:value="-0.0137352697953277">
            <text:p>-0.0137352698</text:p>
          </table:table-cell>
          <table:table-cell office:value-type="float" office:value="0.867847981851261">
            <text:p>0.8678479819</text:p>
          </table:table-cell>
          <table:table-cell office:value-type="float" office:value="0.908869196072099">
            <text:p>0.9088691961</text:p>
          </table:table-cell>
          <table:table-cell office:value-type="float" office:value="0.9522963246836">
            <text:p>0.9522963247</text:p>
          </table:table-cell>
          <table:table-cell office:value-type="float" office:value="-17.6121774793781">
            <text:p>-17.6121774794</text:p>
          </table:table-cell>
          <table:table-cell office:value-type="float" office:value="-25.8791272276963">
            <text:p>-25.87912722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date" office:date-value="2021-04-13">
            <text:p>04/13/21</text:p>
          </table:table-cell>
          <table:table-cell office:value-type="float" office:value="272">
            <text:p>272</text:p>
          </table:table-cell>
          <table:table-cell office:value-type="float" office:value="10818">
            <text:p>10818</text:p>
          </table:table-cell>
          <table:table-cell office:value-type="float" office:value="15467">
            <text:p>15467</text:p>
          </table:table-cell>
          <table:table-cell office:value-type="float" office:value="18.34">
            <text:p>18.34</text:p>
          </table:table-cell>
          <table:table-cell office:value-type="float" office:value="262">
            <text:p>262</text:p>
          </table:table-cell>
          <table:table-cell office:value-type="float" office:value="10450.8">
            <text:p>10450.8</text:p>
          </table:table-cell>
          <table:table-cell office:value-type="float" office:value="27162.8">
            <text:p>27162.8</text:p>
          </table:table-cell>
          <table:table-cell office:value-type="float" office:value="17.818">
            <text:p>17.81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68">
            <text:p>668</text:p>
          </table:table-cell>
          <table:table-cell office:value-type="float" office:value="1614">
            <text:p>1614</text:p>
          </table:table-cell>
          <table:table-cell office:value-type="float" office:value="6767">
            <text:p>6767</text:p>
          </table:table-cell>
          <table:table-cell office:value-type="float" office:value="12371">
            <text:p>12371</text:p>
          </table:table-cell>
          <table:table-cell office:value-type="float" office:value="22907">
            <text:p>22907</text:p>
          </table:table-cell>
          <table:table-cell office:value-type="float" office:value="0">
            <text:p>0</text:p>
          </table:table-cell>
          <table:table-cell office:value-type="float" office:value="-377.8">
            <text:p>-377.8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-0.0305391641742786">
            <text:p>-0.0305391642</text:p>
          </table:table-cell>
          <table:table-cell office:value-type="float" office:value="0.00327410835115903">
            <text:p>0.0032741084</text:p>
          </table:table-cell>
          <table:table-cell office:value-type="float" office:value="0.9">
            <text:p>0.9</text:p>
          </table:table-cell>
          <table:table-cell office:value-type="float" office:value="0.894940900865014">
            <text:p>0.8949409009</text:p>
          </table:table-cell>
          <table:table-cell office:value-type="float" office:value="1.01148039000863">
            <text:p>1.01148039</text:p>
          </table:table-cell>
          <table:table-cell office:value-type="float" office:value="0">
            <text:p>0</text:p>
          </table:table-cell>
          <table:table-cell office:value-type="float" office:value="-22.3486274412949">
            <text:p>-22.34862744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date" office:date-value="2021-04-14">
            <text:p>04/14/21</text:p>
          </table:table-cell>
          <table:table-cell office:value-type="float" office:value="285">
            <text:p>285</text:p>
          </table:table-cell>
          <table:table-cell office:value-type="float" office:value="10364">
            <text:p>10364</text:p>
          </table:table-cell>
          <table:table-cell office:value-type="float" office:value="35181">
            <text:p>35181</text:p>
          </table:table-cell>
          <table:table-cell office:value-type="float" office:value="10.22">
            <text:p>10.22</text:p>
          </table:table-cell>
          <table:table-cell office:value-type="float" office:value="269">
            <text:p>269</text:p>
          </table:table-cell>
          <table:table-cell office:value-type="float" office:value="10245.8">
            <text:p>10245.8</text:p>
          </table:table-cell>
          <table:table-cell office:value-type="float" office:value="26194.6">
            <text:p>26194.6</text:p>
          </table:table-cell>
          <table:table-cell office:value-type="float" office:value="17.66">
            <text:p>17.6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68">
            <text:p>668</text:p>
          </table:table-cell>
          <table:table-cell office:value-type="float" office:value="1591">
            <text:p>1591</text:p>
          </table:table-cell>
          <table:table-cell office:value-type="float" office:value="6576">
            <text:p>6576</text:p>
          </table:table-cell>
          <table:table-cell office:value-type="float" office:value="12121">
            <text:p>12121</text:p>
          </table:table-cell>
          <table:table-cell office:value-type="float" office:value="22443">
            <text:p>22443</text:p>
          </table:table-cell>
          <table:table-cell office:value-type="float" office:value="0">
            <text:p>0</text:p>
          </table:table-cell>
          <table:table-cell office:value-type="float" office:value="-765.8">
            <text:p>-765.8</text:p>
          </table:table-cell>
          <table:table-cell office:value-type="float" office:value="-185.2">
            <text:p>-185.2</text:p>
          </table:table-cell>
          <table:table-cell office:value-type="float" office:value="0">
            <text:p>0</text:p>
          </table:table-cell>
          <table:table-cell office:value-type="float" office:value="-0.0631796056430988">
            <text:p>-0.0631796056</text:p>
          </table:table-cell>
          <table:table-cell office:value-type="float" office:value="-0.00825201621886557">
            <text:p>-0.0082520162</text:p>
          </table:table-cell>
          <table:table-cell office:value-type="float" office:value="0.9">
            <text:p>0.9</text:p>
          </table:table-cell>
          <table:table-cell office:value-type="float" office:value="0.786695038884821">
            <text:p>0.7866950389</text:p>
          </table:table-cell>
          <table:table-cell office:value-type="float" office:value="0.971251410946456">
            <text:p>0.9712514109</text:p>
          </table:table-cell>
          <table:table-cell office:value-type="float" office:value="0">
            <text:p>0</text:p>
          </table:table-cell>
          <table:table-cell office:value-type="float" office:value="-10.6207158896983">
            <text:p>-10.62071588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date" office:date-value="2021-04-15">
            <text:p>04/15/21</text:p>
          </table:table-cell>
          <table:table-cell office:value-type="float" office:value="256">
            <text:p>256</text:p>
          </table:table-cell>
          <table:table-cell office:value-type="float" office:value="9848">
            <text:p>9848</text:p>
          </table:table-cell>
          <table:table-cell office:value-type="float" office:value="21942">
            <text:p>21942</text:p>
          </table:table-cell>
          <table:table-cell office:value-type="float" office:value="24.19">
            <text:p>24.19</text:p>
          </table:table-cell>
          <table:table-cell office:value-type="float" office:value="254.2">
            <text:p>254.2</text:p>
          </table:table-cell>
          <table:table-cell office:value-type="float" office:value="9887.2">
            <text:p>9887.2</text:p>
          </table:table-cell>
          <table:table-cell office:value-type="float" office:value="27055">
            <text:p>27055</text:p>
          </table:table-cell>
          <table:table-cell office:value-type="float" office:value="16.812">
            <text:p>16.81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502">
            <text:p>502</text:p>
          </table:table-cell>
          <table:table-cell office:value-type="float" office:value="857">
            <text:p>857</text:p>
          </table:table-cell>
          <table:table-cell office:value-type="float" office:value="1398">
            <text:p>1398</text:p>
          </table:table-cell>
          <table:table-cell office:value-type="float" office:value="6247">
            <text:p>6247</text:p>
          </table:table-cell>
          <table:table-cell office:value-type="float" office:value="11599">
            <text:p>11599</text:p>
          </table:table-cell>
          <table:table-cell office:value-type="float" office:value="22728">
            <text:p>22728</text:p>
          </table:table-cell>
          <table:table-cell office:value-type="float" office:value="-658.25">
            <text:p>-658.2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05370577877381">
            <text:p>-0.1053705779</text:p>
          </table:table-cell>
          <table:table-cell table:number-columns-repeated="2" office:value-type="float" office:value="0">
            <text:p>0</text:p>
          </table:table-cell>
          <table:table-cell office:value-type="float" office:value="0.652964776446304">
            <text:p>0.6529647764</text:p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-6.22518140260439">
            <text:p>-6.22518140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date" office:date-value="2021-04-16">
            <text:p>04/16/21</text:p>
          </table:table-cell>
          <table:table-cell office:value-type="float" office:value="241">
            <text:p>241</text:p>
          </table:table-cell>
          <table:table-cell office:value-type="float" office:value="9459">
            <text:p>9459</text:p>
          </table:table-cell>
          <table:table-cell office:value-type="float" office:value="32023">
            <text:p>32023</text:p>
          </table:table-cell>
          <table:table-cell office:value-type="float" office:value="16.29">
            <text:p>16.29</text:p>
          </table:table-cell>
          <table:table-cell office:value-type="float" office:value="240.8">
            <text:p>240.8</text:p>
          </table:table-cell>
          <table:table-cell office:value-type="float" office:value="9412.6">
            <text:p>9412.6</text:p>
          </table:table-cell>
          <table:table-cell office:value-type="float" office:value="29623.6">
            <text:p>29623.6</text:p>
          </table:table-cell>
          <table:table-cell office:value-type="float" office:value="15.762">
            <text:p>15.762</text:p>
          </table:table-cell>
          <table:table-cell table:number-columns-repeated="3" office:value-type="float" office:value="5">
            <text:p>5</text:p>
          </table:table-cell>
          <table:table-cell office:value-type="float" office:value="373">
            <text:p>373</text:p>
          </table:table-cell>
          <table:table-cell table:number-columns-repeated="2" office:value-type="float" office:value="1237">
            <text:p>1237</text:p>
          </table:table-cell>
          <table:table-cell office:value-type="float" office:value="5825">
            <text:p>5825</text:p>
          </table:table-cell>
          <table:table-cell office:value-type="float" office:value="11406">
            <text:p>11406</text:p>
          </table:table-cell>
          <table:table-cell office:value-type="float" office:value="23017">
            <text:p>23017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77">
            <text:p>0.77</text:p>
          </table:table-cell>
          <table:table-cell office:value-type="float" office:value="1.04">
            <text:p>1.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date" office:date-value="2021-04-17">
            <text:p>04/17/21</text:p>
          </table:table-cell>
          <table:table-cell office:value-type="float" office:value="217">
            <text:p>217</text:p>
          </table:table-cell>
          <table:table-cell office:value-type="float" office:value="8947">
            <text:p>8947</text:p>
          </table:table-cell>
          <table:table-cell office:value-type="float" office:value="30662">
            <text:p>30662</text:p>
          </table:table-cell>
          <table:table-cell office:value-type="float" office:value="15.02">
            <text:p>15.02</text:p>
          </table:table-cell>
          <table:table-cell office:value-type="float" office:value="223.2">
            <text:p>223.2</text:p>
          </table:table-cell>
          <table:table-cell office:value-type="float" office:value="9069.8">
            <text:p>9069.8</text:p>
          </table:table-cell>
          <table:table-cell office:value-type="float" office:value="26467.2">
            <text:p>26467.2</text:p>
          </table:table-cell>
          <table:table-cell office:value-type="float" office:value="16.482">
            <text:p>16.482</text:p>
          </table:table-cell>
          <table:table-cell table:number-columns-repeated="3" office:value-type="float" office:value="5">
            <text:p>5</text:p>
          </table:table-cell>
          <table:table-cell office:value-type="float" office:value="491">
            <text:p>491</text:p>
          </table:table-cell>
          <table:table-cell table:number-columns-repeated="2" office:value-type="float" office:value="1323">
            <text:p>1323</text:p>
          </table:table-cell>
          <table:table-cell office:value-type="float" office:value="5431">
            <text:p>5431</text:p>
          </table:table-cell>
          <table:table-cell office:value-type="float" office:value="11082">
            <text:p>11082</text:p>
          </table:table-cell>
          <table:table-cell office:value-type="float" office:value="23310">
            <text:p>23310</text:p>
          </table:table-cell>
          <table:table-cell table:number-columns-repeated="6" office:value-type="float" office:value="0">
            <text:p>0</text:p>
          </table:table-cell>
          <table:table-cell office:value-type="float" office:value="0.77">
            <text:p>0.77</text:p>
          </table:table-cell>
          <table:table-cell office:value-type="float" office:value="0.88">
            <text:p>0.88</text:p>
          </table:table-cell>
          <table:table-cell office:value-type="float" office:value="1.04">
            <text:p>1.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date" office:date-value="2021-04-18">
            <text:p>04/18/21</text:p>
          </table:table-cell>
          <table:table-cell office:value-type="float" office:value="205">
            <text:p>205</text:p>
          </table:table-cell>
          <table:table-cell office:value-type="float" office:value="8445">
            <text:p>8445</text:p>
          </table:table-cell>
          <table:table-cell office:value-type="float" office:value="28310">
            <text:p>28310</text:p>
          </table:table-cell>
          <table:table-cell office:value-type="float" office:value="13.09">
            <text:p>13.09</text:p>
          </table:table-cell>
          <table:table-cell office:value-type="float" office:value="215">
            <text:p>215</text:p>
          </table:table-cell>
          <table:table-cell office:value-type="float" office:value="8875.25">
            <text:p>8875.25</text:p>
          </table:table-cell>
          <table:table-cell office:value-type="float" office:value="27598.5">
            <text:p>27598.5</text:p>
          </table:table-cell>
          <table:table-cell office:value-type="float" office:value="14.555">
            <text:p>14.555</text:p>
          </table:table-cell>
          <table:table-cell table:number-columns-repeated="3" office:value-type="float" office:value="5">
            <text:p>5</text:p>
          </table:table-cell>
          <table:table-cell office:value-type="float" office:value="624">
            <text:p>624</text:p>
          </table:table-cell>
          <table:table-cell table:number-columns-repeated="2" office:value-type="float" office:value="1427">
            <text:p>1427</text:p>
          </table:table-cell>
          <table:table-cell office:value-type="float" office:value="5064">
            <text:p>5064</text:p>
          </table:table-cell>
          <table:table-cell office:value-type="float" office:value="10618">
            <text:p>10618</text:p>
          </table:table-cell>
          <table:table-cell office:value-type="float" office:value="23607">
            <text:p>23607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77">
            <text:p>0.77</text:p>
          </table:table-cell>
          <table:table-cell office:value-type="float" office:value="1.04">
            <text:p>1.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date" office:date-value="2021-04-19">
            <text:p>04/19/21</text:p>
          </table:table-cell>
          <table:table-cell office:value-type="float" office:value="197">
            <text:p>197</text:p>
          </table:table-cell>
          <table:table-cell office:value-type="float" office:value="8650">
            <text:p>8650</text:p>
          </table:table-cell>
          <table:table-cell office:value-type="float" office:value="19399">
            <text:p>19399</text:p>
          </table:table-cell>
          <table:table-cell office:value-type="float" office:value="13.82">
            <text:p>13.82</text:p>
          </table:table-cell>
          <table:table-cell office:value-type="float" office:value="206.333333333333">
            <text:p>206.3333333333</text:p>
          </table:table-cell>
          <table:table-cell office:value-type="float" office:value="8680.66666666667">
            <text:p>8680.6666666667</text:p>
          </table:table-cell>
          <table:table-cell office:value-type="float" office:value="26123.6666666667">
            <text:p>26123.6666666667</text:p>
          </table:table-cell>
          <table:table-cell office:value-type="float" office:value="13.9766666666667">
            <text:p>13.9766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609">
            <text:p>609</text:p>
          </table:table-cell>
          <table:table-cell table:number-columns-repeated="2" office:value-type="float" office:value="1382">
            <text:p>1382</text:p>
          </table:table-cell>
          <table:table-cell office:value-type="float" office:value="4721">
            <text:p>4721</text:p>
          </table:table-cell>
          <table:table-cell office:value-type="float" office:value="10333">
            <text:p>10333</text:p>
          </table:table-cell>
          <table:table-cell office:value-type="float" office:value="23907">
            <text:p>23907</text:p>
          </table:table-cell>
          <table:table-cell table:number-columns-repeated="6" office:value-type="float" office:value="0">
            <text:p>0</text:p>
          </table:table-cell>
          <table:table-cell office:value-type="float" office:value="0.77">
            <text:p>0.77</text:p>
          </table:table-cell>
          <table:table-cell office:value-type="float" office:value="0.88">
            <text:p>0.88</text:p>
          </table:table-cell>
          <table:table-cell office:value-type="float" office:value="1.04">
            <text:p>1.04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9" table:number-columns-repeated="3" table:default-cell-style-name="Default"/>
        <table:table-column table:style-name="co20" table:number-columns-repeated="2" table:default-cell-style-name="Default"/>
        <table:table-column table:style-name="co13" table:number-columns-repeated="2" table:default-cell-style-name="Default"/>
        <table:table-column table:style-name="co19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77">
            <text:p>0.77</text:p>
          </table:table-cell>
          <table:table-cell office:value-type="float" office:value="0.88">
            <text:p>0.88</text:p>
          </table:table-cell>
          <table:table-cell office:value-type="float" office:value="1.04">
            <text:p>1.04</text:p>
          </table:table-cell>
          <table:table-cell office:value-type="float" office:value="-10">
            <text:p>-10</text:p>
          </table:table-cell>
          <table:table-cell office:value-type="float" office:value="-19">
            <text:p>-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.7">
            <text:p>27.7</text:p>
          </table:table-cell>
          <table:table-cell office:value-type="float" office:value="37.5">
            <text:p>37.5</text:p>
          </table:table-cell>
          <table:table-cell office:value-type="float" office:value="53.7">
            <text:p>53.7</text:p>
          </table:table-cell>
          <table:table-cell office:value-type="float" office:value="27404">
            <text:p>27404</text:p>
          </table:table-cell>
          <table:table-cell office:value-type="float" office:value="28928">
            <text:p>28928</text:p>
          </table:table-cell>
          <table:table-cell office:value-type="float" office:value="30770">
            <text:p>3077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4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48:23.22</dc:date>
    <dc:creator>Liam Widdess</dc:creator>
    <meta:editing-duration>P2DT3H31M</meta:editing-duration>
    <meta:editing-cycles>185</meta:editing-cycles>
    <meta:generator>OpenOffice/4.1.7$Win32 OpenOffice.org_project/417m1$Build-9800</meta:generator>
    <meta:document-statistic meta:table-count="8" meta:cell-count="12550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3cm" svg:y="1.314cm" svg:width="31.3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174">
                <text:p>7174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774">
                <text:p>10774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260">
                <text:p>7260</text:p>
              </table:table-cell>
              <table:table-cell office:value-type="float" office:value="10238">
                <text:p>10238</text:p>
              </table:table-cell>
              <table:table-cell office:value-type="float" office:value="13859">
                <text:p>1385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284">
                <text:p>10284</text:p>
              </table:table-cell>
              <table:table-cell office:value-type="float" office:value="14344">
                <text:p>1434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588">
                <text:p>10588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535">
                <text:p>10535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70">
                <text:p>7270</text:p>
              </table:table-cell>
              <table:table-cell office:value-type="float" office:value="10357">
                <text:p>10357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772">
                <text:p>7772</text:p>
              </table:table-cell>
              <table:table-cell office:value-type="float" office:value="10432">
                <text:p>10432</text:p>
              </table:table-cell>
              <table:table-cell office:value-type="float" office:value="16282">
                <text:p>1628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213">
                <text:p>8213</text:p>
              </table:table-cell>
              <table:table-cell office:value-type="float" office:value="11200">
                <text:p>11200</text:p>
              </table:table-cell>
              <table:table-cell office:value-type="float" office:value="15405">
                <text:p>1540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7978">
                <text:p>7978</text:p>
              </table:table-cell>
              <table:table-cell office:value-type="float" office:value="10481">
                <text:p>10481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7578">
                <text:p>7578</text:p>
              </table:table-cell>
              <table:table-cell office:value-type="float" office:value="10352">
                <text:p>10352</text:p>
              </table:table-cell>
              <table:table-cell office:value-type="float" office:value="15251">
                <text:p>1525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7480">
                <text:p>7480</text:p>
              </table:table-cell>
              <table:table-cell office:value-type="float" office:value="10432">
                <text:p>10432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7799">
                <text:p>7799</text:p>
              </table:table-cell>
              <table:table-cell office:value-type="float" office:value="10414">
                <text:p>10414</text:p>
              </table:table-cell>
              <table:table-cell office:value-type="float" office:value="15528">
                <text:p>1552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7956">
                <text:p>7956</text:p>
              </table:table-cell>
              <table:table-cell office:value-type="float" office:value="10334">
                <text:p>10334</text:p>
              </table:table-cell>
              <table:table-cell office:value-type="float" office:value="14637">
                <text:p>1463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7530">
                <text:p>7530</text:p>
              </table:table-cell>
              <table:table-cell office:value-type="float" office:value="11362">
                <text:p>11362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7670">
                <text:p>7670</text:p>
              </table:table-cell>
              <table:table-cell office:value-type="float" office:value="11618">
                <text:p>11618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7770">
                <text:p>7770</text:p>
              </table:table-cell>
              <table:table-cell office:value-type="float" office:value="10240">
                <text:p>10240</text:p>
              </table:table-cell>
              <table:table-cell office:value-type="float" office:value="15231">
                <text:p>1523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7850">
                <text:p>7850</text:p>
              </table:table-cell>
              <table:table-cell office:value-type="float" office:value="10415">
                <text:p>10415</text:p>
              </table:table-cell>
              <table:table-cell office:value-type="float" office:value="14931">
                <text:p>1493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614">
                <text:p>7614</text:p>
              </table:table-cell>
              <table:table-cell office:value-type="float" office:value="10320">
                <text:p>10320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552">
                <text:p>7552</text:p>
              </table:table-cell>
              <table:table-cell office:value-type="float" office:value="10469">
                <text:p>10469</text:p>
              </table:table-cell>
              <table:table-cell office:value-type="float" office:value="15503">
                <text:p>15503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7770">
                <text:p>7770</text:p>
              </table:table-cell>
              <table:table-cell office:value-type="float" office:value="10438">
                <text:p>10438</text:p>
              </table:table-cell>
              <table:table-cell office:value-type="float" office:value="16835">
                <text:p>1683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1248">
                <text:p>11248</text:p>
              </table:table-cell>
              <table:table-cell office:value-type="float" office:value="19130">
                <text:p>1913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7908">
                <text:p>7908</text:p>
              </table:table-cell>
              <table:table-cell office:value-type="float" office:value="12434">
                <text:p>12434</text:p>
              </table:table-cell>
              <table:table-cell office:value-type="float" office:value="17733">
                <text:p>1773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191">
                <text:p>8191</text:p>
              </table:table-cell>
              <table:table-cell office:value-type="float" office:value="11486">
                <text:p>11486</text:p>
              </table:table-cell>
              <table:table-cell office:value-type="float" office:value="17169">
                <text:p>17169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184">
                <text:p>8184</text:p>
              </table:table-cell>
              <table:table-cell office:value-type="float" office:value="12432">
                <text:p>12432</text:p>
              </table:table-cell>
              <table:table-cell office:value-type="float" office:value="17694">
                <text:p>1769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3158">
                <text:p>13158</text:p>
              </table:table-cell>
              <table:table-cell office:value-type="float" office:value="18556">
                <text:p>18556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061">
                <text:p>8061</text:p>
              </table:table-cell>
              <table:table-cell office:value-type="float" office:value="13133">
                <text:p>13133</text:p>
              </table:table-cell>
              <table:table-cell office:value-type="float" office:value="19555">
                <text:p>1955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198">
                <text:p>8198</text:p>
              </table:table-cell>
              <table:table-cell office:value-type="float" office:value="13130">
                <text:p>13130</text:p>
              </table:table-cell>
              <table:table-cell office:value-type="float" office:value="22174">
                <text:p>2217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9752">
                <text:p>9752</text:p>
              </table:table-cell>
              <table:table-cell office:value-type="float" office:value="14270">
                <text:p>14270</text:p>
              </table:table-cell>
              <table:table-cell office:value-type="float" office:value="24095">
                <text:p>2409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0581">
                <text:p>10581</text:p>
              </table:table-cell>
              <table:table-cell office:value-type="float" office:value="14176">
                <text:p>14176</text:p>
              </table:table-cell>
              <table:table-cell office:value-type="float" office:value="23814">
                <text:p>2381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360">
                <text:p>10360</text:p>
              </table:table-cell>
              <table:table-cell office:value-type="float" office:value="14650">
                <text:p>14650</text:p>
              </table:table-cell>
              <table:table-cell office:value-type="float" office:value="23235">
                <text:p>23235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9894">
                <text:p>9894</text:p>
              </table:table-cell>
              <table:table-cell office:value-type="float" office:value="16330">
                <text:p>16330</text:p>
              </table:table-cell>
              <table:table-cell office:value-type="float" office:value="23290">
                <text:p>23290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110">
                <text:p>10110</text:p>
              </table:table-cell>
              <table:table-cell office:value-type="float" office:value="17202">
                <text:p>17202</text:p>
              </table:table-cell>
              <table:table-cell office:value-type="float" office:value="25078">
                <text:p>2507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493">
                <text:p>10493</text:p>
              </table:table-cell>
              <table:table-cell office:value-type="float" office:value="17676">
                <text:p>17676</text:p>
              </table:table-cell>
              <table:table-cell office:value-type="float" office:value="25936">
                <text:p>2593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440">
                <text:p>11440</text:p>
              </table:table-cell>
              <table:table-cell office:value-type="float" office:value="17075">
                <text:p>17075</text:p>
              </table:table-cell>
              <table:table-cell office:value-type="float" office:value="26650">
                <text:p>26650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2890">
                <text:p>12890</text:p>
              </table:table-cell>
              <table:table-cell office:value-type="float" office:value="17293">
                <text:p>17293</text:p>
              </table:table-cell>
              <table:table-cell office:value-type="float" office:value="28633">
                <text:p>28633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4090">
                <text:p>14090</text:p>
              </table:table-cell>
              <table:table-cell office:value-type="float" office:value="18584">
                <text:p>18584</text:p>
              </table:table-cell>
              <table:table-cell office:value-type="float" office:value="29272">
                <text:p>29272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3700">
                <text:p>13700</text:p>
              </table:table-cell>
              <table:table-cell office:value-type="float" office:value="19070">
                <text:p>19070</text:p>
              </table:table-cell>
              <table:table-cell office:value-type="float" office:value="27258">
                <text:p>27258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518">
                <text:p>13518</text:p>
              </table:table-cell>
              <table:table-cell office:value-type="float" office:value="19730">
                <text:p>19730</text:p>
              </table:table-cell>
              <table:table-cell office:value-type="float" office:value="26735">
                <text:p>26735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3610">
                <text:p>13610</text:p>
              </table:table-cell>
              <table:table-cell office:value-type="float" office:value="21185">
                <text:p>21185</text:p>
              </table:table-cell>
              <table:table-cell office:value-type="float" office:value="29409">
                <text:p>29409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64">
                <text:p>14464</text:p>
              </table:table-cell>
              <table:table-cell office:value-type="float" office:value="21590">
                <text:p>21590</text:p>
              </table:table-cell>
              <table:table-cell office:value-type="float" office:value="30652">
                <text:p>30652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4992">
                <text:p>14992</text:p>
              </table:table-cell>
              <table:table-cell office:value-type="float" office:value="20255">
                <text:p>20255</text:p>
              </table:table-cell>
              <table:table-cell office:value-type="float" office:value="32693">
                <text:p>32693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5515">
                <text:p>15515</text:p>
              </table:table-cell>
              <table:table-cell office:value-type="float" office:value="21719">
                <text:p>21719</text:p>
              </table:table-cell>
              <table:table-cell office:value-type="float" office:value="36657">
                <text:p>36657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6795">
                <text:p>16795</text:p>
              </table:table-cell>
              <table:table-cell office:value-type="float" office:value="23122">
                <text:p>23122</text:p>
              </table:table-cell>
              <table:table-cell office:value-type="float" office:value="38984">
                <text:p>38984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6828">
                <text:p>16828</text:p>
              </table:table-cell>
              <table:table-cell office:value-type="float" office:value="23165">
                <text:p>23165</text:p>
              </table:table-cell>
              <table:table-cell office:value-type="float" office:value="38818">
                <text:p>3881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588">
                <text:p>15588</text:p>
              </table:table-cell>
              <table:table-cell office:value-type="float" office:value="24550">
                <text:p>24550</text:p>
              </table:table-cell>
              <table:table-cell office:value-type="float" office:value="40777">
                <text:p>40777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4871">
                <text:p>14871</text:p>
              </table:table-cell>
              <table:table-cell office:value-type="float" office:value="25878">
                <text:p>25878</text:p>
              </table:table-cell>
              <table:table-cell office:value-type="float" office:value="42290">
                <text:p>42290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364">
                <text:p>16364</text:p>
              </table:table-cell>
              <table:table-cell office:value-type="float" office:value="27758">
                <text:p>27758</text:p>
              </table:table-cell>
              <table:table-cell office:value-type="float" office:value="44626">
                <text:p>44626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7454">
                <text:p>17454</text:p>
              </table:table-cell>
              <table:table-cell office:value-type="float" office:value="28838">
                <text:p>28838</text:p>
              </table:table-cell>
              <table:table-cell office:value-type="float" office:value="47761">
                <text:p>47761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8326">
                <text:p>18326</text:p>
              </table:table-cell>
              <table:table-cell office:value-type="float" office:value="30078">
                <text:p>30078</text:p>
              </table:table-cell>
              <table:table-cell office:value-type="float" office:value="50443">
                <text:p>50443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0377">
                <text:p>20377</text:p>
              </table:table-cell>
              <table:table-cell office:value-type="float" office:value="30246">
                <text:p>30246</text:p>
              </table:table-cell>
              <table:table-cell office:value-type="float" office:value="50008">
                <text:p>5000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1612">
                <text:p>21612</text:p>
              </table:table-cell>
              <table:table-cell office:value-type="float" office:value="31711">
                <text:p>31711</text:p>
              </table:table-cell>
              <table:table-cell office:value-type="float" office:value="48048">
                <text:p>4804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21505">
                <text:p>21505</text:p>
              </table:table-cell>
              <table:table-cell office:value-type="float" office:value="33702">
                <text:p>33702</text:p>
              </table:table-cell>
              <table:table-cell office:value-type="float" office:value="46800">
                <text:p>46800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22395">
                <text:p>22395</text:p>
              </table:table-cell>
              <table:table-cell office:value-type="float" office:value="34684">
                <text:p>34684</text:p>
              </table:table-cell>
              <table:table-cell office:value-type="float" office:value="48682">
                <text:p>4868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3014">
                <text:p>23014</text:p>
              </table:table-cell>
              <table:table-cell office:value-type="float" office:value="34334">
                <text:p>34334</text:p>
              </table:table-cell>
              <table:table-cell office:value-type="float" office:value="48605">
                <text:p>48605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3528">
                <text:p>23528</text:p>
              </table:table-cell>
              <table:table-cell office:value-type="float" office:value="33346">
                <text:p>33346</text:p>
              </table:table-cell>
              <table:table-cell office:value-type="float" office:value="50593">
                <text:p>50593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5224">
                <text:p>25224</text:p>
              </table:table-cell>
              <table:table-cell office:value-type="float" office:value="33702">
                <text:p>33702</text:p>
              </table:table-cell>
              <table:table-cell office:value-type="float" office:value="52191">
                <text:p>52191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6383">
                <text:p>26383</text:p>
              </table:table-cell>
              <table:table-cell office:value-type="float" office:value="35162">
                <text:p>35162</text:p>
              </table:table-cell>
              <table:table-cell office:value-type="float" office:value="50439">
                <text:p>50439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6610">
                <text:p>26610</text:p>
              </table:table-cell>
              <table:table-cell office:value-type="float" office:value="34150">
                <text:p>34150</text:p>
              </table:table-cell>
              <table:table-cell office:value-type="float" office:value="47355">
                <text:p>47355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4530">
                <text:p>24530</text:p>
              </table:table-cell>
              <table:table-cell office:value-type="float" office:value="32368">
                <text:p>32368</text:p>
              </table:table-cell>
              <table:table-cell office:value-type="float" office:value="48890">
                <text:p>48890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5232">
                <text:p>25232</text:p>
              </table:table-cell>
              <table:table-cell office:value-type="float" office:value="33142">
                <text:p>33142</text:p>
              </table:table-cell>
              <table:table-cell office:value-type="float" office:value="51153">
                <text:p>51153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5822">
                <text:p>25822</text:p>
              </table:table-cell>
              <table:table-cell office:value-type="float" office:value="33897">
                <text:p>33897</text:p>
              </table:table-cell>
              <table:table-cell office:value-type="float" office:value="48978">
                <text:p>4897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5485">
                <text:p>25485</text:p>
              </table:table-cell>
              <table:table-cell office:value-type="float" office:value="33864">
                <text:p>33864</text:p>
              </table:table-cell>
              <table:table-cell office:value-type="float" office:value="49650">
                <text:p>49650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23465">
                <text:p>23465</text:p>
              </table:table-cell>
              <table:table-cell office:value-type="float" office:value="34622">
                <text:p>34622</text:p>
              </table:table-cell>
              <table:table-cell office:value-type="float" office:value="51161">
                <text:p>51161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24730">
                <text:p>24730</text:p>
              </table:table-cell>
              <table:table-cell office:value-type="float" office:value="36452">
                <text:p>36452</text:p>
              </table:table-cell>
              <table:table-cell office:value-type="float" office:value="52283">
                <text:p>52283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5297">
                <text:p>25297</text:p>
              </table:table-cell>
              <table:table-cell office:value-type="float" office:value="34690">
                <text:p>34690</text:p>
              </table:table-cell>
              <table:table-cell office:value-type="float" office:value="52471">
                <text:p>52471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4810">
                <text:p>24810</text:p>
              </table:table-cell>
              <table:table-cell office:value-type="float" office:value="34920">
                <text:p>34920</text:p>
              </table:table-cell>
              <table:table-cell office:value-type="float" office:value="52520">
                <text:p>52520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3225">
                <text:p>23225</text:p>
              </table:table-cell>
              <table:table-cell office:value-type="float" office:value="36012">
                <text:p>36012</text:p>
              </table:table-cell>
              <table:table-cell office:value-type="float" office:value="52065">
                <text:p>52065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908">
                <text:p>23908</text:p>
              </table:table-cell>
              <table:table-cell office:value-type="float" office:value="36820">
                <text:p>36820</text:p>
              </table:table-cell>
              <table:table-cell office:value-type="float" office:value="52983">
                <text:p>52983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4530">
                <text:p>24530</text:p>
              </table:table-cell>
              <table:table-cell office:value-type="float" office:value="36608">
                <text:p>36608</text:p>
              </table:table-cell>
              <table:table-cell office:value-type="float" office:value="54385">
                <text:p>54385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5804">
                <text:p>25804</text:p>
              </table:table-cell>
              <table:table-cell office:value-type="float" office:value="36290">
                <text:p>36290</text:p>
              </table:table-cell>
              <table:table-cell office:value-type="float" office:value="52161">
                <text:p>52161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6465">
                <text:p>26465</text:p>
              </table:table-cell>
              <table:table-cell office:value-type="float" office:value="35486">
                <text:p>35486</text:p>
              </table:table-cell>
              <table:table-cell office:value-type="float" office:value="50418">
                <text:p>504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992">
                <text:p>24992</text:p>
              </table:table-cell>
              <table:table-cell office:value-type="float" office:value="35850">
                <text:p>35850</text:p>
              </table:table-cell>
              <table:table-cell office:value-type="float" office:value="51095">
                <text:p>51095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1675">
                <text:p>21675</text:p>
              </table:table-cell>
              <table:table-cell office:value-type="float" office:value="35484">
                <text:p>35484</text:p>
              </table:table-cell>
              <table:table-cell office:value-type="float" office:value="53339">
                <text:p>53339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8103">
                <text:p>18103</text:p>
              </table:table-cell>
              <table:table-cell office:value-type="float" office:value="31426">
                <text:p>31426</text:p>
              </table:table-cell>
              <table:table-cell office:value-type="float" office:value="50643">
                <text:p>50643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4603">
                <text:p>14603</text:p>
              </table:table-cell>
              <table:table-cell office:value-type="float" office:value="30426">
                <text:p>30426</text:p>
              </table:table-cell>
              <table:table-cell office:value-type="float" office:value="49692">
                <text:p>4969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1900">
                <text:p>11900</text:p>
              </table:table-cell>
              <table:table-cell office:value-type="float" office:value="30050">
                <text:p>30050</text:p>
              </table:table-cell>
              <table:table-cell office:value-type="float" office:value="49485">
                <text:p>49485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1798">
                <text:p>11798</text:p>
              </table:table-cell>
              <table:table-cell office:value-type="float" office:value="28022">
                <text:p>28022</text:p>
              </table:table-cell>
              <table:table-cell office:value-type="float" office:value="51585">
                <text:p>51585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3396">
                <text:p>13396</text:p>
              </table:table-cell>
              <table:table-cell office:value-type="float" office:value="27182">
                <text:p>27182</text:p>
              </table:table-cell>
              <table:table-cell office:value-type="float" office:value="48679">
                <text:p>48679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4603">
                <text:p>14603</text:p>
              </table:table-cell>
              <table:table-cell office:value-type="float" office:value="25722">
                <text:p>25722</text:p>
              </table:table-cell>
              <table:table-cell office:value-type="float" office:value="45754">
                <text:p>45754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900">
                <text:p>11900</text:p>
              </table:table-cell>
              <table:table-cell office:value-type="float" office:value="24110">
                <text:p>24110</text:p>
              </table:table-cell>
              <table:table-cell office:value-type="float" office:value="42912">
                <text:p>42912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798">
                <text:p>11798</text:p>
              </table:table-cell>
              <table:table-cell office:value-type="float" office:value="21920">
                <text:p>21920</text:p>
              </table:table-cell>
              <table:table-cell office:value-type="float" office:value="36898">
                <text:p>36898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3396">
                <text:p>13396</text:p>
              </table:table-cell>
              <table:table-cell office:value-type="float" office:value="20845">
                <text:p>20845</text:p>
              </table:table-cell>
              <table:table-cell office:value-type="float" office:value="31088">
                <text:p>3108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728">
                <text:p>11728</text:p>
              </table:table-cell>
              <table:table-cell office:value-type="float" office:value="19228">
                <text:p>19228</text:p>
              </table:table-cell>
              <table:table-cell office:value-type="float" office:value="31272">
                <text:p>3127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9648">
                <text:p>9648</text:p>
              </table:table-cell>
              <table:table-cell office:value-type="float" office:value="18693">
                <text:p>18693</text:p>
              </table:table-cell>
              <table:table-cell office:value-type="float" office:value="34895">
                <text:p>34895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9792">
                <text:p>9792</text:p>
              </table:table-cell>
              <table:table-cell office:value-type="float" office:value="18972">
                <text:p>18972</text:p>
              </table:table-cell>
              <table:table-cell office:value-type="float" office:value="33775">
                <text:p>33775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1680">
                <text:p>11680</text:p>
              </table:table-cell>
              <table:table-cell office:value-type="float" office:value="19545">
                <text:p>19545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1072">
                <text:p>11072</text:p>
              </table:table-cell>
              <table:table-cell office:value-type="float" office:value="18265">
                <text:p>18265</text:p>
              </table:table-cell>
              <table:table-cell office:value-type="float" office:value="32672">
                <text:p>32672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0251">
                <text:p>10251</text:p>
              </table:table-cell>
              <table:table-cell office:value-type="float" office:value="17370">
                <text:p>17370</text:p>
              </table:table-cell>
              <table:table-cell office:value-type="float" office:value="32016">
                <text:p>3201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0404">
                <text:p>10404</text:p>
              </table:table-cell>
              <table:table-cell office:value-type="float" office:value="16523">
                <text:p>16523</text:p>
              </table:table-cell>
              <table:table-cell office:value-type="float" office:value="30320">
                <text:p>30320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8032">
                <text:p>8032</text:p>
              </table:table-cell>
              <table:table-cell office:value-type="float" office:value="16126">
                <text:p>16126</text:p>
              </table:table-cell>
              <table:table-cell office:value-type="float" office:value="27968">
                <text:p>2796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5968">
                <text:p>5968</text:p>
              </table:table-cell>
              <table:table-cell office:value-type="float" office:value="14454">
                <text:p>14454</text:p>
              </table:table-cell>
              <table:table-cell office:value-type="float" office:value="26512">
                <text:p>26512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7856">
                <text:p>7856</text:p>
              </table:table-cell>
              <table:table-cell office:value-type="float" office:value="14553">
                <text:p>14553</text:p>
              </table:table-cell>
              <table:table-cell office:value-type="float" office:value="25824">
                <text:p>2582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9984">
                <text:p>9984</text:p>
              </table:table-cell>
              <table:table-cell office:value-type="float" office:value="15910">
                <text:p>15910</text:p>
              </table:table-cell>
              <table:table-cell office:value-type="float" office:value="27344">
                <text:p>27344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8534">
                <text:p>8534</text:p>
              </table:table-cell>
              <table:table-cell office:value-type="float" office:value="14056">
                <text:p>14056</text:p>
              </table:table-cell>
              <table:table-cell office:value-type="float" office:value="26512">
                <text:p>26512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6341">
                <text:p>6341</text:p>
              </table:table-cell>
              <table:table-cell office:value-type="float" office:value="12906">
                <text:p>12906</text:p>
              </table:table-cell>
              <table:table-cell office:value-type="float" office:value="25824">
                <text:p>2582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7684">
                <text:p>7684</text:p>
              </table:table-cell>
              <table:table-cell office:value-type="float" office:value="13230">
                <text:p>13230</text:p>
              </table:table-cell>
              <table:table-cell office:value-type="float" office:value="25456">
                <text:p>25456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8128">
                <text:p>8128</text:p>
              </table:table-cell>
              <table:table-cell office:value-type="float" office:value="13712">
                <text:p>13712</text:p>
              </table:table-cell>
              <table:table-cell office:value-type="float" office:value="22832">
                <text:p>22832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6714">
                <text:p>6714</text:p>
              </table:table-cell>
              <table:table-cell office:value-type="float" office:value="12789">
                <text:p>12789</text:p>
              </table:table-cell>
              <table:table-cell office:value-type="float" office:value="22112">
                <text:p>22112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8435">
                <text:p>8435</text:p>
              </table:table-cell>
              <table:table-cell office:value-type="float" office:value="13899">
                <text:p>13899</text:p>
              </table:table-cell>
              <table:table-cell office:value-type="float" office:value="23983">
                <text:p>23983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8880">
                <text:p>8880</text:p>
              </table:table-cell>
              <table:table-cell office:value-type="float" office:value="14985">
                <text:p>14985</text:p>
              </table:table-cell>
              <table:table-cell office:value-type="float" office:value="25248">
                <text:p>25248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6963">
                <text:p>6963</text:p>
              </table:table-cell>
              <table:table-cell office:value-type="float" office:value="12373">
                <text:p>12373</text:p>
              </table:table-cell>
              <table:table-cell office:value-type="float" office:value="22112">
                <text:p>22112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6767">
                <text:p>6767</text:p>
              </table:table-cell>
              <table:table-cell office:value-type="float" office:value="12371">
                <text:p>12371</text:p>
              </table:table-cell>
              <table:table-cell office:value-type="float" office:value="22907">
                <text:p>22907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6576">
                <text:p>6576</text:p>
              </table:table-cell>
              <table:table-cell office:value-type="float" office:value="12121">
                <text:p>12121</text:p>
              </table:table-cell>
              <table:table-cell office:value-type="float" office:value="22443">
                <text:p>22443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6247">
                <text:p>6247</text:p>
              </table:table-cell>
              <table:table-cell office:value-type="float" office:value="11599">
                <text:p>11599</text:p>
              </table:table-cell>
              <table:table-cell office:value-type="float" office:value="22728">
                <text:p>22728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5825">
                <text:p>5825</text:p>
              </table:table-cell>
              <table:table-cell office:value-type="float" office:value="11406">
                <text:p>11406</text:p>
              </table:table-cell>
              <table:table-cell office:value-type="float" office:value="23017">
                <text:p>23017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5431">
                <text:p>5431</text:p>
              </table:table-cell>
              <table:table-cell office:value-type="float" office:value="11082">
                <text:p>11082</text:p>
              </table:table-cell>
              <table:table-cell office:value-type="float" office:value="23310">
                <text:p>23310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5064">
                <text:p>5064</text:p>
              </table:table-cell>
              <table:table-cell office:value-type="float" office:value="10618">
                <text:p>10618</text:p>
              </table:table-cell>
              <table:table-cell office:value-type="float" office:value="23607">
                <text:p>23607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4721">
                <text:p>4721</text:p>
              </table:table-cell>
              <table:table-cell office:value-type="float" office:value="10333">
                <text:p>10333</text:p>
              </table:table-cell>
              <table:table-cell office:value-type="float" office:value="23907">
                <text:p>239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1cm" svg:y="1.38cm" svg:width="31.67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929.6">
                <text:p>10929.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37.8">
                <text:p>11237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473.2">
                <text:p>11473.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1707.4">
                <text:p>11707.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808">
                <text:p>1180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794.4">
                <text:p>11794.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891.6">
                <text:p>11891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2050.2">
                <text:p>12050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2154.8">
                <text:p>12154.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2211.4">
                <text:p>12211.4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2199.8">
                <text:p>12199.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2018.2">
                <text:p>12018.2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1821.8">
                <text:p>11821.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11713.8">
                <text:p>11713.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1702.8">
                <text:p>11702.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11793.8">
                <text:p>11793.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1849.8">
                <text:p>11849.8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1808.2">
                <text:p>11808.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1631.2">
                <text:p>11631.2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1326.6">
                <text:p>11326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1034.2">
                <text:p>11034.2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0865.2">
                <text:p>10865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0665.4">
                <text:p>10665.4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0450.8">
                <text:p>10450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0245.8">
                <text:p>10245.8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9887.2">
                <text:p>9887.2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9412.6">
                <text:p>9412.6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9069.8">
                <text:p>9069.8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8875.25">
                <text:p>8875.25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8680.66666666667">
                <text:p>8680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5cm" svg:y="1.404cm" svg:width="31.395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6.658">
                <text:p>26.65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7.006">
                <text:p>27.00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6.052">
                <text:p>26.05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25.432">
                <text:p>25.43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24.984">
                <text:p>24.984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23.484">
                <text:p>23.48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21.628">
                <text:p>21.62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22.928">
                <text:p>22.92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22.786">
                <text:p>22.78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1.568">
                <text:p>21.56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0.208">
                <text:p>20.20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8.694">
                <text:p>18.69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7.952">
                <text:p>17.95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8.254">
                <text:p>18.254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8.294">
                <text:p>18.294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8.978">
                <text:p>18.978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7.38">
                <text:p>17.3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7.818">
                <text:p>17.81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7.66">
                <text:p>17.66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15.762">
                <text:p>15.762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16.482">
                <text:p>16.482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14.555">
                <text:p>14.555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13.9766666666667">
                <text:p>13.97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3cm" svg:y="1.352cm" svg:width="31.849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4844506623226">
                <text:p>0.97484450662322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50789924185">
                <text:p>1.035078992418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235103988628">
                <text:p>1.0223510398862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78851122228231">
                <text:p>0.97885112222823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8640693317411">
                <text:p>1.0864069331741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4358097265625">
                <text:p>1.043580972656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73688893696319">
                <text:p>0.973688893696319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8506021768766">
                <text:p>1.0850602176876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0929816874487">
                <text:p>1.0092981687448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6807409822271">
                <text:p>0.9680740982227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3103487690821">
                <text:p>0.983103487690821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3110742814877">
                <text:p>1.0311074281487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0497157908082">
                <text:p>1.1049715790808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152151574055">
                <text:p>1.1152151574055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1185014497913">
                <text:p>1.0118501449791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3868334861907">
                <text:p>1.03868334861907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0368432729326">
                <text:p>1.1036843272932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09766970426973">
                <text:p>1.09766970426973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0591680198196">
                <text:p>1.0059168019819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832198236077">
                <text:p>1.0383219823607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7603693979822">
                <text:p>1.07603693979822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1909278922759">
                <text:p>1.11909278922759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1485853104383">
                <text:p>1.1485853104383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2409082994314">
                <text:p>1.1240908299431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404975649318">
                <text:p>1.1404975649318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14006382566671">
                <text:p>1.14006382566671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2704303430733">
                <text:p>1.12704303430733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2608725189036">
                <text:p>1.12608725189036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20134942470527">
                <text:p>1.20134942470527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4460205533549">
                <text:p>1.14460205533549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3255149976955">
                <text:p>1.13255149976955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3097862856765">
                <text:p>1.13097862856765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9001274020757">
                <text:p>1.09001274020757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5671287719134">
                <text:p>1.05671287719134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06033128241299">
                <text:p>1.06033128241299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08628449341692">
                <text:p>1.08628449341692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9815421729027">
                <text:p>1.09815421729027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12305193092715">
                <text:p>1.12305193092715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7786701906196">
                <text:p>1.1778670190619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5793465139793">
                <text:p>1.15793465139793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5023122535808">
                <text:p>1.1502312253580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9375922223755">
                <text:p>1.1937592222375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8134282117005">
                <text:p>1.18134282117005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3212795686271">
                <text:p>1.13212795686271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18637509391809">
                <text:p>1.18637509391809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05076229842008">
                <text:p>1.0507622984200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2176263081315">
                <text:p>1.12176263081315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5735842708414">
                <text:p>1.05735842708414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07103193427939">
                <text:p>1.07103193427939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0.99979818435131">
                <text:p>0.99979818435131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0.97168822893797">
                <text:p>0.97168822893797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5470882363134">
                <text:p>1.05470882363134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7103193427939">
                <text:p>1.07103193427939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0.978944206254551">
                <text:p>0.978944206254551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.04807281662804">
                <text:p>1.0480728166280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5190820275669">
                <text:p>1.05190820275669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.04081589729914">
                <text:p>1.0408158972991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01036835463276">
                <text:p>1.0103683546327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0.981939599553929">
                <text:p>0.981939599553929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97311253105006">
                <text:p>0.9731125310500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0.981165819198291">
                <text:p>0.981165819198291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0.981352812761006">
                <text:p>0.981352812761006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.05168771396476">
                <text:p>1.0516877139647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.07063594670754">
                <text:p>1.0706359467075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.05139007584684">
                <text:p>1.0513900758468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.0644818512472">
                <text:p>1.0644818512472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.01544511773138">
                <text:p>1.01544511773138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.06363524123768">
                <text:p>1.0636352412376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.06117840735019">
                <text:p>1.06117840735019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.05424406990631">
                <text:p>1.05424406990631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0.761777230675656">
                <text:p>0.76177723067565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0.75620982852628">
                <text:p>0.75620982852628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0.820432952082082">
                <text:p>0.82043295208208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0.734777671049107">
                <text:p>0.734777671049107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0.837412843946875">
                <text:p>0.837412843946875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0.750725825667362">
                <text:p>0.75072582566736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0.815820798373141">
                <text:p>0.815820798373141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0.801035648896618">
                <text:p>0.801035648896618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0.911400250344336">
                <text:p>0.91140025034433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0.928504456425192">
                <text:p>0.92850445642519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0.770414286018773">
                <text:p>0.770414286018773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0.794896328935986">
                <text:p>0.79489632893598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0.87849479953281">
                <text:p>0.87849479953281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0.960703961765935">
                <text:p>0.960703961765935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0.963044964965502">
                <text:p>0.963044964965502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0.966108306106506">
                <text:p>0.966108306106506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0.88348164232843">
                <text:p>0.88348164232843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0.88558104415416">
                <text:p>0.88558104415416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0.850670876519842">
                <text:p>0.850670876519842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0.951977532324542">
                <text:p>0.951977532324542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0.896326072701227">
                <text:p>0.896326072701227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0.943735087882685">
                <text:p>0.943735087882685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0.9881179138322">
                <text:p>0.988117913832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0.901049409999877">
                <text:p>0.901049409999877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.01594771132789">
                <text:p>1.01594771132789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0.926412656554731">
                <text:p>0.926412656554731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0.957615389341071">
                <text:p>0.957615389341071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0.908869196072099">
                <text:p>0.908869196072099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0.894940900865014">
                <text:p>0.894940900865014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0.786695038884821">
                <text:p>0.786695038884821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564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4379.2">
                <text:p>34379.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3122.8">
                <text:p>33122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32111">
                <text:p>3211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31973.8">
                <text:p>31973.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34171.6">
                <text:p>34171.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36176">
                <text:p>3617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38008.6">
                <text:p>38008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34616.2">
                <text:p>34616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33108.4">
                <text:p>33108.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32686.6">
                <text:p>32686.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34825">
                <text:p>3482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33648.8">
                <text:p>33648.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35376.6">
                <text:p>35376.6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32607.4">
                <text:p>32607.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6757.4">
                <text:p>26757.4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1199">
                <text:p>21199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9884">
                <text:p>1988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21605.8">
                <text:p>21605.8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25146.6">
                <text:p>25146.6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30280.6">
                <text:p>30280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33112.4">
                <text:p>33112.4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30201.2">
                <text:p>30201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30096.8">
                <text:p>30096.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27162.8">
                <text:p>27162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26194.6">
                <text:p>26194.6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27055">
                <text:p>27055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29623.6">
                <text:p>29623.6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26467.2">
                <text:p>26467.2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27598.5">
                <text:p>27598.5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26123.6666666667">
                <text:p>26123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